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92.1pt"/>
    </style:style>
    <style:style style:name="co6" style:family="table-column">
      <style:table-column-properties fo:break-before="auto" style:column-width="11.54pt"/>
    </style:style>
    <style:style style:name="co7" style:family="table-column">
      <style:table-column-properties fo:break-before="auto" style:column-width="7.7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45.1pt"/>
    </style:style>
    <style:style style:name="co11" style:family="table-column">
      <style:table-column-properties fo:break-before="auto" style:column-width="417.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71.21pt"/>
    </style:style>
    <style:style style:name="co14" style:family="table-column">
      <style:table-column-properties fo:break-before="auto" style:column-width="65.34pt"/>
    </style:style>
    <style:style style:name="co15" style:family="table-column">
      <style:table-column-properties fo:break-before="auto" style:column-width="23.61pt"/>
    </style:style>
    <style:style style:name="co16" style:family="table-column">
      <style:table-column-properties fo:break-before="auto" style:column-width="22.71pt"/>
    </style:style>
    <style:style style:name="co17" style:family="table-column">
      <style:table-column-properties fo:break-before="auto" style:column-width="38.1pt"/>
    </style:style>
    <style:style style:name="co18" style:family="table-column">
      <style:table-column-properties fo:break-before="auto" style:column-width="55.05pt"/>
    </style:style>
    <style:style style:name="co19" style:family="table-column">
      <style:table-column-properties fo:break-before="auto" style:column-width="140.71pt"/>
    </style:style>
    <style:style style:name="co20" style:family="table-column">
      <style:table-column-properties fo:break-before="auto" style:column-width="53.49pt"/>
    </style:style>
    <style:style style:name="co21" style:family="table-column">
      <style:table-column-properties fo:break-before="auto" style:column-width="47.31pt"/>
    </style:style>
    <style:style style:name="co22" style:family="table-column">
      <style:table-column-properties fo:break-before="auto" style:column-width="36.31pt"/>
    </style:style>
    <style:style style:name="co23" style:family="table-column">
      <style:table-column-properties fo:break-before="auto" style:column-width="27.21pt"/>
    </style:style>
    <style:style style:name="co24" style:family="table-column">
      <style:table-column-properties fo:break-before="auto" style:column-width="166.96pt"/>
    </style:style>
    <style:style style:name="co25" style:family="table-column">
      <style:table-column-properties fo:break-before="auto" style:column-width="121.41pt"/>
    </style:style>
    <style:style style:name="co26" style:family="table-column">
      <style:table-column-properties fo:break-before="auto" style:column-width="156.95pt"/>
    </style:style>
    <style:style style:name="co27" style:family="table-column">
      <style:table-column-properties fo:break-before="auto" style:column-width="172.2pt"/>
    </style:style>
    <style:style style:name="co28" style:family="table-column">
      <style:table-column-properties fo:break-before="auto" style:column-width="37.19pt"/>
    </style:style>
    <style:style style:name="co29" style:family="table-column">
      <style:table-column-properties fo:break-before="auto" style:column-width="584.59pt"/>
    </style:style>
    <style:style style:name="co30" style:family="table-column">
      <style:table-column-properties fo:break-before="auto" style:column-width="82.29pt"/>
    </style:style>
    <style:style style:name="co31" style:family="table-column">
      <style:table-column-properties fo:break-before="auto" style:column-width="62.7pt"/>
    </style:style>
    <style:style style:name="co32" style:family="table-column">
      <style:table-column-properties fo:break-before="auto" style:column-width="53.04pt"/>
    </style:style>
    <style:style style:name="co33" style:family="table-column">
      <style:table-column-properties fo:break-before="auto" style:column-width="1085.24pt"/>
    </style:style>
    <style:style style:name="co34" style:family="table-column">
      <style:table-column-properties fo:break-before="auto" style:column-width="42.21pt"/>
    </style:style>
    <style:style style:name="co35" style:family="table-column">
      <style:table-column-properties fo:break-before="auto" style:column-width="61.51pt"/>
    </style:style>
    <style:style style:name="co36" style:family="table-column">
      <style:table-column-properties fo:break-before="auto" style:column-width="64.15pt"/>
    </style:style>
    <style:style style:name="co37" style:family="table-column">
      <style:table-column-properties fo:break-before="auto" style:column-width="69.96pt"/>
    </style:style>
    <style:style style:name="co38" style:family="table-column">
      <style:table-column-properties fo:break-before="auto" style:column-width="39.94pt"/>
    </style:style>
    <style:style style:name="co39" style:family="table-column">
      <style:table-column-properties fo:break-before="auto" style:column-width="1161.55pt"/>
    </style:style>
    <style:style style:name="co40" style:family="table-column">
      <style:table-column-properties fo:break-before="auto" style:column-width="78.09pt"/>
    </style:style>
    <style:style style:name="co41" style:family="table-column">
      <style:table-column-properties fo:break-before="auto" style:column-width="91.64pt"/>
    </style:style>
    <style:style style:name="co42" style:family="table-column">
      <style:table-column-properties fo:break-before="auto" style:column-width="33.59pt"/>
    </style:style>
    <style:style style:name="co43" style:family="table-column">
      <style:table-column-properties fo:break-before="auto" style:column-width="43.54pt"/>
    </style:style>
    <style:style style:name="co44" style:family="table-column">
      <style:table-column-properties fo:break-before="auto" style:column-width="42.66pt"/>
    </style:style>
    <style:style style:name="ro1" style:family="table-row">
      <style:table-row-properties style:row-height="23.0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05pt" fo:break-before="auto" style:use-optimal-row-height="false"/>
    </style:style>
    <style:style style:name="ro4" style:family="table-row">
      <style:table-row-properties style:row-height="11.45pt" fo:break-before="auto" style:use-optimal-row-height="false"/>
    </style:style>
    <style:style style:name="ro5" style:family="table-row">
      <style:table-row-properties style:row-height="12.36pt" fo:break-before="auto" style:use-optimal-row-height="false"/>
    </style:style>
    <style:style style:name="ro6" style:family="table-row">
      <style:table-row-properties style:row-height="16.41pt" fo:break-before="auto" style:use-optimal-row-height="true"/>
    </style:style>
    <style:style style:name="ro7" style:family="table-row">
      <style:table-row-properties style:row-height="1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e5ca"/>
    </style:style>
    <style:style style:name="ta3" style:family="table" style:master-page-name="Default">
      <style:table-properties table:display="true" style:writing-mode="lr-tb" tableooo:tab-color="#72bf44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5" style:family="table-cell" style:parent-style-name="Default"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f37b70"/>
    </style:style>
    <style:style style:name="ce22" style:family="table-cell" style:parent-style-name="Default">
      <style:table-cell-properties fo:background-color="#fcd4d1"/>
    </style:style>
    <style:style style:name="ce3" style:family="table-cell" style:parent-style-name="Default">
      <style:table-cell-properties fo:background-color="#e0efd4"/>
    </style:style>
    <style:style style:name="ce2" style:family="table-cell" style:parent-style-name="Default">
      <style:table-cell-properties fo:background-color="#ffe5ca"/>
    </style:style>
    <style:style style:name="ce4" style:family="table-cell" style:parent-style-name="Default">
      <style:table-cell-properties fo:background-color="#a3238e"/>
    </style:style>
    <style:style style:name="ce5" style:family="table-cell" style:parent-style-name="Default">
      <style:table-cell-properties fo:background-color="#fffbc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58220"/>
      <style:text-properties fo:color="#ffffff"/>
    </style:style>
    <style:style style:name="ce8" style:family="table-cell" style:parent-style-name="Default">
      <style:table-cell-properties fo:background-color="#f58220"/>
      <style:text-properties fo:color="#ffffff" fo:font-weight="bold" style:font-weight-asian="bold" style:font-weight-complex="bold"/>
    </style:style>
    <style:style style:name="ce10" style:family="table-cell" style:parent-style-name="Default" style:data-style-name="N100"/>
    <style:style style:name="ce9" style:family="table-cell" style:parent-style-name="Default" style:data-style-name="N100">
      <style:table-cell-properties fo:background-color="#eeeeee"/>
    </style:style>
    <style:style style:name="ce32" style:family="table-cell" style:parent-style-name="Default" style:data-style-name="N100">
      <style:table-cell-properties fo:background-color="#f37b70"/>
    </style:style>
    <style:style style:name="ce34" style:family="table-cell" style:parent-style-name="Default" style:data-style-name="N100">
      <style:table-cell-properties fo:background-color="#fcd4d1"/>
    </style:style>
    <style:style style:name="ce12" style:family="table-cell" style:parent-style-name="Default" style:data-style-name="N100">
      <style:table-cell-properties fo:background-color="#e0efd4"/>
    </style:style>
    <style:style style:name="ce11" style:family="table-cell" style:parent-style-name="Default" style:data-style-name="N100">
      <style:table-cell-properties fo:background-color="#ffe5ca"/>
    </style:style>
    <style:style style:name="ce13" style:family="table-cell" style:parent-style-name="Default" style:data-style-name="N100">
      <style:table-cell-properties fo:background-color="#a3238e"/>
    </style:style>
    <style:style style:name="ce14" style:family="table-cell" style:parent-style-name="Default" style:data-style-name="N100">
      <style:table-cell-properties fo:background-color="#fffbcc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2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6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dddddd"/>
    </style:style>
    <style:style style:name="ce59" style:family="table-cell" style:parent-style-name="Default" style:data-style-name="N4">
      <style:table-cell-properties fo:wrap-option="wrap"/>
      <style:text-properties fo:font-size="12pt" style:font-size-asian="12pt" style:font-size-complex="12pt"/>
    </style:style>
    <style:style style:name="ce50" style:family="table-cell" style:parent-style-name="Default" style:data-style-name="N4">
      <style:table-cell-properties fo:background-color="#eeeeee"/>
    </style:style>
    <style:style style:name="ce81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</style:style>
    <style:style style:name="ce51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fo:background-color="transparent"/>
    </style:style>
    <style:style style:name="ce48" style:family="table-cell" style:parent-style-name="Default" style:data-style-name="N4">
      <style:table-cell-properties fo:background-color="#dddddd"/>
    </style:style>
    <style:style style:name="ce46" style:family="table-cell" style:parent-style-name="Default" style:data-style-name="N4">
      <style:table-cell-properties fo:background-color="#dddddd"/>
      <style:text-properties fo:font-weight="normal" style:font-weight-asian="normal" style:font-weight-complex="normal"/>
    </style:style>
    <style:style style:name="ce47" style:family="table-cell" style:parent-style-name="Default" style:data-style-name="N4">
      <style:table-cell-properties fo:background-color="#dddddd"/>
      <style:text-properties fo:font-weight="bold" style:font-weight-asian="bold" style:font-weight-complex="bold"/>
    </style:style>
    <style:style style:name="ce45" style:family="table-cell" style:parent-style-name="Default" style:data-style-name="N4"/>
    <style:style style:name="ce49" style:family="table-cell" style:parent-style-name="Default" style:data-style-name="N4">
      <style:table-cell-properties fo:background-color="#ffffff"/>
    </style:style>
    <style:style style:name="ce88" style:family="table-cell" style:parent-style-name="Default">
      <style:table-cell-properties fo:background-color="#000000" fo:wrap-option="wrap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/>
    </style:style>
    <style:style style:name="ce90" style:family="table-cell" style:parent-style-name="Default">
      <style:table-cell-properties fo:wrap-option="wrap"/>
    </style:style>
    <style:style style:name="ce91" style:family="table-cell" style:parent-style-name="Default" style:data-style-name="N4">
      <style:table-cell-properties fo:background-color="#eeeee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/>
      <style:text-properties fo:color="#202020" style:text-outline="false" style:text-line-through-style="none" style:text-line-through-type="none" style:font-name="Noto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ackground-color="#eeeeee"/>
    </style:style>
    <style:style style:name="ce94" style:family="table-cell" style:parent-style-name="Default" style:data-style-name="N0">
      <style:table-cell-properties fo:background-color="#dddddd"/>
    </style:style>
    <style:style style:name="ce85" style:family="table-cell" style:parent-style-name="Default" style:data-style-name="N4">
      <style:table-cell-properties fo:background-color="#ffffff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pt"/>
    </style:style>
    <style:style style:name="ce87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pt"/>
    </style:style>
    <style:style style:name="ce92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95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font-size-asian="12pt" style:font-size-complex="12pt"/>
    </style:style>
    <style:style style:name="ce10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10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</style:style>
    <style:style style:name="ce10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8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99" style:family="table-cell" style:parent-style-name="Default" style:data-style-name="N4">
      <style:table-cell-properties fo:background-color="#eeeeee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02020" style:font-name="Noto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02020" style:font-name="Noto Sans" fo:font-size="12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s.05-lr1-pp&gt;0.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7" table:number-columns-repeated="10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987" table:default-cell-style-name="Default"/>
        <table:table-row table:style-name="ro1">
          <table:table-cell table:style-name="ce15" office:value-type="string" calcext:value-type="string">
            <text:p># Dataset</text:p>
          </table:table-cell>
          <table:table-cell table:style-name="ce15" office:value-type="string" calcext:value-type="string">
            <text:p>+SME</text:p>
          </table:table-cell>
          <table:table-cell table:style-name="ce15" office:value-type="string" calcext:value-type="string">
            <text:p>+CHS</text:p>
          </table:table-cell>
          <table:table-cell table:style-name="ce15" office:value-type="string" calcext:value-type="string">
            <text:p>+SS</text:p>
          </table:table-cell>
          <table:table-cell table:style-name="ce15" office:value-type="string" calcext:value-type="string">
            <text:p>+DBS</text:p>
          </table:table-cell>
          <table:table-cell table:style-name="ce15" office:value-type="string" calcext:value-type="string">
            <text:p>+SVMac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lr</text:p>
          </table:table-cell>
          <table:table-cell table:style-name="ce15" office:value-type="string" calcext:value-type="string">
            <text:p>bs</text:p>
          </table:table-cell>
          <table:table-cell table:style-name="ce15" office:value-type="string" calcext:value-type="string">
            <text:p>TrainWeightsForOnlyLayer</text:p>
          </table:table-cell>
          <table:table-cell table:style-name="ce15" office:value-type="string" calcext:value-type="string">
            <text:p>Fpull</text:p>
          </table:table-cell>
          <table:table-cell table:style-name="ce15" office:value-type="string" calcext:value-type="string">
            <text:p>Fpush</text:p>
          </table:table-cell>
          <table:table-cell table:style-name="ce15" office:value-type="string" calcext:value-type="string">
            <text:p>PPAbs</text:p>
          </table:table-cell>
          <table:table-cell table:style-name="ce15" office:value-type="string" calcext:value-type="string">
            <text:p>HeThld</text:p>
          </table:table-cell>
          <table:table-cell table:style-name="ce15" office:value-type="string" calcext:value-type="string">
            <text:p>$w\in[0,2]$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SVM kernel lambda</text:p>
          </table:table-cell>
          <table:table-cell table:style-name="ce15" office:value-type="string" calcext:value-type="string">
            <text:p>SVM acc.</text:p>
          </table:table-cell>
          <table:table-cell table:style-name="ce15" office:value-type="string" calcext:value-type="string">
            <text:p>iter</text:p>
          </table:table-cell>
          <table:table-cell table:style-name="ce15" office:value-type="string" calcext:value-type="string">
            <text:p>CHS</text:p>
          </table:table-cell>
          <table:table-cell table:style-name="ce15" office:value-type="string" calcext:value-type="string">
            <text:p>iter</text:p>
          </table:table-cell>
          <table:table-cell table:style-name="ce15" office:value-type="string" calcext:value-type="string">
            <text:p>SS</text:p>
          </table:table-cell>
          <table:table-cell table:style-name="ce15" office:value-type="string" calcext:value-type="string">
            <text:p>iter</text:p>
          </table:table-cell>
          <table:table-cell table:style-name="ce15" office:value-type="string" calcext:value-type="string">
            <text:p>SME</text:p>
          </table:table-cell>
          <table:table-cell table:style-name="ce15" office:value-type="string" calcext:value-type="string">
            <text:p>iter</text:p>
          </table:table-cell>
          <table:table-cell table:style-name="ce15" office:value-type="string" calcext:value-type="string">
            <text:p>DBS</text:p>
          </table:table-cell>
          <table:table-cell table:style-name="ce15" office:value-type="string" calcext:value-type="string">
            <text:p>iter</text:p>
          </table:table-cell>
          <table:table-cell table:style-name="ce15" office:value-type="string" calcext:value-type="string">
            <text:p>DataStorage</text:p>
          </table:table-cell>
          <table:table-cell table:style-name="ce15" table:number-columns-repeated="993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01 - Exp1</text:p>
          </table:table-cell>
          <table:table-cell table:style-name="ce1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8.4208984375" calcext:value-type="float">
            <text:p>4928.42089843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float" office:value="0.507000029087067" calcext:value-type="float">
            <text:p>0.50700002908706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/home/fabrice/Documents/Uni/15. Semester/Datafiles/AIDS/GDL_26_22h-23m_d4_e1000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1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84100008010864" calcext:value-type="float">
            <text:p>5.841000080108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3000003099442" calcext:value-type="float">
            <text:p>0.3030000030994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.050551950932" calcext:value-type="float">
            <text:p>329.0505519509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4200005531311" calcext:value-type="float">
            <text:p>1.042000055313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8_23h-59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1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84100008010864" calcext:value-type="float">
            <text:p>5.841000080108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3000003099442" calcext:value-type="float">
            <text:p>0.3030000030994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.050551950932" calcext:value-type="float">
            <text:p>329.0505519509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4200005531311" calcext:value-type="float">
            <text:p>1.042000055313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8_23h-59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1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84100008010864" calcext:value-type="float">
            <text:p>5.841000080108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3000003099442" calcext:value-type="float">
            <text:p>0.3030000030994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.050551950932" calcext:value-type="float">
            <text:p>329.0505519509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4200005531311" calcext:value-type="float">
            <text:p>1.042000055313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8_23h-59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1</text:p>
          </table:table-cell>
          <table:table-cell table:style-name="ce1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84100008010864" calcext:value-type="float">
            <text:p>5.841000080108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3000003099442" calcext:value-type="float">
            <text:p>0.3030000030994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.050551950932" calcext:value-type="float">
            <text:p>329.0505519509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4200005531311" calcext:value-type="float">
            <text:p>1.042000055313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8_23h-59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1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.84100008010864" calcext:value-type="float">
            <text:p>5.841000080108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3000003099442" calcext:value-type="float">
            <text:p>0.3030000030994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.050551950932" calcext:value-type="float">
            <text:p>329.0505519509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4200005531311" calcext:value-type="float">
            <text:p>1.042000055313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8_23h-59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1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.84100008010864" calcext:value-type="float">
            <text:p>5.841000080108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3000003099442" calcext:value-type="float">
            <text:p>0.3030000030994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.050551950932" calcext:value-type="float">
            <text:p>329.0505519509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4200005531311" calcext:value-type="float">
            <text:p>1.042000055313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8_23h-59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1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.84100008010864" calcext:value-type="float">
            <text:p>5.8410000801086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03000003099442" calcext:value-type="float">
            <text:p>0.30300000309944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29.050551950932" calcext:value-type="float">
            <text:p>329.05055195093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.04200005531311" calcext:value-type="float">
            <text:p>1.0420000553131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8_23h-59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1</text:p>
          </table:table-cell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.07599997520447" calcext:value-type="float">
            <text:p>3.0759999752044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144999995827675" calcext:value-type="float">
            <text:p>0.1449999958276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.780015945435" calcext:value-type="float">
            <text:p>466.780015945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440000295639" calcext:value-type="float">
            <text:p>1.544000029563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/home/fabrice/Documents/Uni/15. Semester/Datafiles/MUTAG10/GDL_29_12h-57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1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010000705719" calcext:value-type="float">
            <text:p>2.60100007057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0999999344349" calcext:value-type="float">
            <text:p>0.120999999344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.780015945435" calcext:value-type="float">
            <text:p>466.780015945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68599998950958" calcext:value-type="float">
            <text:p>1.685999989509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fabrice/Documents/Uni/15. Semester/Datafiles/MUTAG10/GDL_29_13h-22m_hethds=all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1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6010000705719" calcext:value-type="float">
            <text:p>2.60100007057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20999999344349" calcext:value-type="float">
            <text:p>0.1209999993443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6.780015945435" calcext:value-type="float">
            <text:p>466.780015945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8599998950958" calcext:value-type="float">
            <text:p>1.685999989509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9_13h-22m_hethds=all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1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.6010000705719" calcext:value-type="float">
            <text:p>2.60100007057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20999999344349" calcext:value-type="float">
            <text:p>0.1209999993443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6.780015945435" calcext:value-type="float">
            <text:p>466.780015945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8599998950958" calcext:value-type="float">
            <text:p>1.6859999895095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9_13h-22m_hethds=all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1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.6159999370575" calcext:value-type="float">
            <text:p>2.615999937057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122000001370907" calcext:value-type="float">
            <text:p>0.12200000137090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66.780015945435" calcext:value-type="float">
            <text:p>466.780015945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7900002002716" calcext:value-type="float">
            <text:p>1.679000020027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/home/fabrice/Documents/Uni/15. Semester/Datafiles/MUTAG10/GDL_29_13h-51m_pp0.2_absupdate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1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.41799998283386" calcext:value-type="float">
            <text:p>2.41799998283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000001430511" calcext:value-type="float">
            <text:p>0.1110000014305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0740480422974" calcext:value-type="float">
            <text:p>79.074048042297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.74800002574921" calcext:value-type="float">
            <text:p>1.748000025749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fabrice/Documents/Uni/15. Semester/Datafiles/MUTAG10/GDL_29_13h-51m_pull0.9_push0.1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001</text:p>
          </table:table-cell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74" calcext:value-type="float">
            <text:p>3.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5.31092117979106E-043" calcext:value-type="float">
            <text:p>5.31092117979106E-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fabrice/Documents/Uni/15. Semester/Datafiles/MUTAG10/GDL_29_13h-59m_e10000_pull0.9_push0.1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001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.374" calcext:value-type="float">
            <text:p>3.3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69" calcext:value-type="float">
            <text:p>0.16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style-name="ce1" office:value-type="float" office:value="5.31092117979106E-043" calcext:value-type="float">
            <text:p>5.31092117979106E-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/home/fabrice/Documents/Uni/15. Semester/Datafiles/MUTAG10/GDL_29_13h-59m_e10000_pull0.9_push0.1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00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.418" calcext:value-type="float">
            <text:p>2.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11" calcext:value-type="float">
            <text:p>0.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6.780015945435" calcext:value-type="float">
            <text:p>466.780015945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748" calcext:value-type="float">
            <text:p>1.7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fabrice/Documents/Uni/15. Semester/Datafiles/MUTAG10/GDL_29_14h-02m_e10000_pull0.1_push0.9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MUTAG10</text:p>
          </table:table-cell>
          <table:table-cell table:style-name="ce1" table:number-columns-repeated="5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10001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463" calcext:value-type="float">
            <text:p>3.46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168" calcext:value-type="float">
            <text:p>0.1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66.780015945435" calcext:value-type="float">
            <text:p>466.7800159454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49" calcext:value-type="float">
            <text:p>1.44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/home/fabrice/Documents/Uni/15. Semester/Datafiles/MUTAG10/GDL_29_14h-07m_e10000_pp0.2_absupdate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AIDS_SeparateCluster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51</text:p>
          </table:table-cell>
          <table:table-cell table:style-name="ce1"/>
          <table:table-cell table:style-name="ce1" office:value-type="float" office:value="87.8" calcext:value-type="float">
            <text:p>87.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4.061" calcext:value-type="float">
            <text:p>94.06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523.5889129639" calcext:value-type="float">
            <text:p>20523.5889129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/home/fabrice/Documents/Uni/15. Semester/Datafiles/AIDS_SeparateClusters/GDL_30_14h-25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AIDS_SeparateCluster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51</text:p>
          </table:table-cell>
          <table:table-cell table:style-name="ce1"/>
          <table:table-cell table:style-name="ce1" office:value-type="float" office:value="86.8" calcext:value-type="float">
            <text:p>86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.877" calcext:value-type="float">
            <text:p>93.8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523.5889129639" calcext:value-type="float">
            <text:p>20523.5889129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/home/fabrice/Documents/Uni/15. Semester/Datafiles/AIDS_SeparateClusters/GDL_30_15h-55m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AIDS_SeparateCluster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51</text:p>
          </table:table-cell>
          <table:table-cell table:style-name="ce1"/>
          <table:table-cell table:style-name="ce1" office:value-type="float" office:value="85.2" calcext:value-type="float">
            <text:p>85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4.18" calcext:value-type="float">
            <text:p>94.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277" calcext:value-type="float">
            <text:p>0.2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523.5889129639" calcext:value-type="float">
            <text:p>20523.5889129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708" calcext:value-type="float">
            <text:p>0.70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/home/fabrice/Documents/Uni/15. Semester/Datafiles/AIDS_SeparateClusters/GDL_30_16h-06m_ShuffleBatches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AIDS_SeparateCluster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string" calcext:value-type="string">
            <text:p>None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51</text:p>
          </table:table-cell>
          <table:table-cell table:style-name="ce1"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.601" calcext:value-type="float">
            <text:p>50.6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206" calcext:value-type="float">
            <text:p>0.2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523.5889129639" calcext:value-type="float">
            <text:p>20523.5889129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/home/fabrice/Documents/Uni/15. Semester/Datafiles/AIDS_SeparateClusters/GDL_30_16h-45m_LayerGradientLinear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1" office:value-type="string" calcext:value-type="string">
            <text:p>AIDS_SeparateCluster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string" calcext:value-type="string">
            <text:p>all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string" calcext:value-type="string">
            <text:p>1 - 51</text:p>
          </table:table-cell>
          <table:table-cell table:style-name="ce1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1.652" calcext:value-type="float">
            <text:p>41.6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87" calcext:value-type="float">
            <text:p>0.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23.5889129639" calcext:value-type="float">
            <text:p>20523.58891296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/home/fabrice/Documents/Uni/15. Semester/Datafiles/AIDS_SeparateClusters/GDL_30_16h-53m_LayerGradientLin_SingleLayer4</text:p>
          </table:table-cell>
          <table:table-cell table:style-name="ce1" table:number-columns-repeated="6"/>
          <table:table-cell table:number-columns-repeated="987"/>
        </table:table-row>
        <table:table-row table:style-name="ro2">
          <table:table-cell table:style-name="ce20" office:value-type="string" calcext:value-type="string">
            <text:p>AIDS_perfect</text:p>
          </table:table-cell>
          <table:table-cell table:style-name="ce20" table:number-columns-repeated="5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office:value-type="string" calcext:value-type="string">
            <text:p>None</text:p>
          </table:table-cell>
          <table:table-cell table:style-name="ce20" office:value-type="float" office:value="0.3" calcext:value-type="float">
            <text:p>0.3</text:p>
          </table:table-cell>
          <table:table-cell table:style-name="ce20" office:value-type="float" office:value="0.1" calcext:value-type="float">
            <text:p>0.1</text:p>
          </table:table-cell>
          <table:table-cell table:style-name="ce32" office:value-type="string" calcext:value-type="string">
            <text:p>False</text:p>
          </table:table-cell>
          <table:table-cell table:style-name="ce20" office:value-type="float" office:value="0.6" calcext:value-type="float">
            <text:p>0.6</text:p>
          </table:table-cell>
          <table:table-cell table:style-name="ce32" office:value-type="string" calcext:value-type="string">
            <text:p>True</text:p>
          </table:table-cell>
          <table:table-cell table:style-name="ce20" office:value-type="string" calcext:value-type="string">
            <text:p>1 - 201</text:p>
          </table:table-cell>
          <table:table-cell table:style-name="ce20"/>
          <table:table-cell table:style-name="ce20" office:value-type="float" office:value="51.97" calcext:value-type="float">
            <text:p>51.9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456.513" calcext:value-type="float">
            <text:p>7456.51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187" calcext:value-type="float">
            <text:p>0.18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74969541.896643" calcext:value-type="float">
            <text:p>-74969541.896643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0.496" calcext:value-type="float">
            <text:p>0.49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/home/fabrice/Documents/Uni/15. Semester/Datafiles/AIDS_perfect/GDL_08_16h-50m_pull.3_push.1</text:p>
          </table:table-cell>
          <table:table-cell table:style-name="ce20" table:number-columns-repeated="6"/>
          <table:table-cell table:number-columns-repeated="987"/>
        </table:table-row>
        <table:table-row table:style-name="ro2">
          <table:table-cell table:style-name="ce22" office:value-type="string" calcext:value-type="string">
            <text:p>AIDS_perfect</text:p>
          </table:table-cell>
          <table:table-cell table:style-name="ce22" table:number-columns-repeated="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5" calcext:value-type="float">
            <text:p>0.05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style-name="ce34" office:value-type="string" calcext:value-type="string">
            <text:p>False</text:p>
          </table:table-cell>
          <table:table-cell table:style-name="ce22" office:value-type="float" office:value="0.6" calcext:value-type="float">
            <text:p>0.6</text:p>
          </table:table-cell>
          <table:table-cell table:style-name="ce34" office:value-type="string" calcext:value-type="string">
            <text:p>True</text:p>
          </table:table-cell>
          <table:table-cell table:style-name="ce22" office:value-type="string" calcext:value-type="string">
            <text:p>1 - 101</text:p>
          </table:table-cell>
          <table:table-cell table:style-name="ce22"/>
          <table:table-cell table:style-name="ce22" office:value-type="float" office:value="52.52" calcext:value-type="float">
            <text:p>52.5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642.967" calcext:value-type="float">
            <text:p>12642.96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273" calcext:value-type="float">
            <text:p>0.27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-101986307.719643" calcext:value-type="float">
            <text:p>-101986307.71964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378" calcext:value-type="float">
            <text:p>0.37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/home/fabrice/Documents/Uni/15. Semester/Datafiles/AIDS_perfect/GDL_09_22h-03m_BASE</text:p>
          </table:table-cell>
          <table:table-cell table:number-columns-repeated="993"/>
        </table:table-row>
        <table:table-row table:style-name="ro2">
          <table:table-cell table:style-name="ce22" office:value-type="string" calcext:value-type="string">
            <text:p>AIDS_perfect</text:p>
          </table:table-cell>
          <table:table-cell table:style-name="ce22" table:number-columns-repeated="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style-name="ce34" office:value-type="string" calcext:value-type="string">
            <text:p>False</text:p>
          </table:table-cell>
          <table:table-cell table:style-name="ce22" office:value-type="float" office:value="0.6" calcext:value-type="float">
            <text:p>0.6</text:p>
          </table:table-cell>
          <table:table-cell table:style-name="ce34" office:value-type="string" calcext:value-type="string">
            <text:p>True</text:p>
          </table:table-cell>
          <table:table-cell table:style-name="ce22" office:value-type="string" calcext:value-type="string">
            <text:p>1 - 101</text:p>
          </table:table-cell>
          <table:table-cell table:style-name="ce22"/>
          <table:table-cell table:style-name="ce22" office:value-type="float" office:value="51.4" calcext:value-type="float">
            <text:p>51.4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2732.811" calcext:value-type="float">
            <text:p>12732.8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273" calcext:value-type="float">
            <text:p>0.27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-102831901.31972" calcext:value-type="float">
            <text:p>-102831901.3197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377" calcext:value-type="float">
            <text:p>0.37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/home/fabrice/Documents/Uni/15. Semester/Datafiles/AIDS_perfect/GDL_09_22h-25m_bs.2</text:p>
          </table:table-cell>
          <table:table-cell table:number-columns-repeated="993"/>
        </table:table-row>
        <table:table-row table:style-name="ro2">
          <table:table-cell table:style-name="ce22" office:value-type="string" calcext:value-type="string">
            <text:p>AIDS_perfect</text:p>
          </table:table-cell>
          <table:table-cell table:style-name="ce22" table:number-columns-repeated="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5" calcext:value-type="float">
            <text:p>0.05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style-name="ce34" office:value-type="string" calcext:value-type="string">
            <text:p>False</text:p>
          </table:table-cell>
          <table:table-cell table:style-name="ce22" office:value-type="float" office:value="0.6" calcext:value-type="float">
            <text:p>0.6</text:p>
          </table:table-cell>
          <table:table-cell table:style-name="ce34" office:value-type="string" calcext:value-type="string">
            <text:p>True</text:p>
          </table:table-cell>
          <table:table-cell table:style-name="ce22" office:value-type="string" calcext:value-type="string">
            <text:p>1 - 101</text:p>
          </table:table-cell>
          <table:table-cell table:style-name="ce22"/>
          <table:table-cell table:style-name="ce22" office:value-type="float" office:value="98.835" calcext:value-type="float">
            <text:p>98.83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4605.206" calcext:value-type="float">
            <text:p>14605.20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398" calcext:value-type="float">
            <text:p>0.39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-71882430.4344113" calcext:value-type="float">
            <text:p>-71882430.4344113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349" calcext:value-type="float">
            <text:p>0.349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/home/fabrice/Documents/Uni/15. Semester/Datafiles/AIDS_perfect/GDL_10_04h-11m_wld2</text:p>
          </table:table-cell>
          <table:table-cell table:number-columns-repeated="993"/>
        </table:table-row>
        <table:table-row table:style-name="ro2">
          <table:table-cell table:style-name="ce22" office:value-type="string" calcext:value-type="string">
            <text:p>AIDS_perfect</text:p>
          </table:table-cell>
          <table:table-cell table:style-name="ce22" table:number-columns-repeated="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5" calcext:value-type="float">
            <text:p>0.5</text:p>
          </table:table-cell>
          <table:table-cell table:style-name="ce22" office:value-type="float" office:value="0.2" calcext:value-type="float">
            <text:p>0.2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style-name="ce34" office:value-type="string" calcext:value-type="string">
            <text:p>False</text:p>
          </table:table-cell>
          <table:table-cell table:style-name="ce22" office:value-type="float" office:value="0.6" calcext:value-type="float">
            <text:p>0.6</text:p>
          </table:table-cell>
          <table:table-cell table:style-name="ce34" office:value-type="string" calcext:value-type="string">
            <text:p>True</text:p>
          </table:table-cell>
          <table:table-cell table:style-name="ce22" office:value-type="string" calcext:value-type="string">
            <text:p>1 - 101</text:p>
          </table:table-cell>
          <table:table-cell table:style-name="ce22"/>
          <table:table-cell table:style-name="ce22" office:value-type="float" office:value="52.47" calcext:value-type="float">
            <text:p>52.4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762.325" calcext:value-type="float">
            <text:p>12762.32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273" calcext:value-type="float">
            <text:p>0.273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-98341627.6420616" calcext:value-type="float">
            <text:p>-98341627.6420616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.376" calcext:value-type="float">
            <text:p>0.37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/home/fabrice/Documents/Uni/15. Semester/Datafiles/AIDS_perfect/GDL_10_04h-26m_lr.5</text:p>
          </table:table-cell>
          <table:table-cell table:number-columns-repeated="993"/>
        </table:table-row>
        <table:table-row table:style-name="ro2">
          <table:table-cell table:style-name="ce22" office:value-type="string" calcext:value-type="string">
            <text:p>AIDS_perfect</text:p>
          </table:table-cell>
          <table:table-cell table:style-name="ce22" table:number-columns-repeated="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5" calcext:value-type="float">
            <text:p>0.05</text:p>
          </table:table-cell>
          <table:table-cell table:style-name="ce22" office:value-type="string" calcext:value-type="string">
            <text:p>None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style-name="ce34" office:value-type="string" calcext:value-type="string">
            <text:p>False</text:p>
          </table:table-cell>
          <table:table-cell table:style-name="ce22" office:value-type="float" office:value="0.6" calcext:value-type="float">
            <text:p>0.6</text:p>
          </table:table-cell>
          <table:table-cell table:style-name="ce34" office:value-type="string" calcext:value-type="string">
            <text:p>True</text:p>
          </table:table-cell>
          <table:table-cell table:style-name="ce22" office:value-type="string" calcext:value-type="string">
            <text:p>1 - 101</text:p>
          </table:table-cell>
          <table:table-cell table:style-name="ce22"/>
          <table:table-cell table:style-name="ce22" office:value-type="float" office:value="99.49" calcext:value-type="float">
            <text:p>99.4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642.967" calcext:value-type="float">
            <text:p>12642.96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273" calcext:value-type="float">
            <text:p>0.27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-0.138815696466041" calcext:value-type="float">
            <text:p>-0.13881569646604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0.378" calcext:value-type="float">
            <text:p>0.37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/home/fabrice/Documents/Uni/15. Semester/Datafiles/AIDS_perfect/GDL_09_22h-03m_BASE</text:p>
          </table:table-cell>
          <table:table-cell table:number-columns-repeated="993"/>
        </table:table-row>
        <table:table-row table:style-name="ro2">
          <table:table-cell table:style-name="ce22" office:value-type="string" calcext:value-type="string">
            <text:p>AIDS_perfect</text:p>
          </table:table-cell>
          <table:table-cell table:style-name="ce22" table:number-columns-repeated="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5" calcext:value-type="float">
            <text:p>0.05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float" office:value="0.3" calcext:value-type="float">
            <text:p>0.3</text:p>
          </table:table-cell>
          <table:table-cell table:style-name="ce22" office:value-type="float" office:value="0.1" calcext:value-type="float">
            <text:p>0.1</text:p>
          </table:table-cell>
          <table:table-cell table:style-name="ce34" office:value-type="string" calcext:value-type="string">
            <text:p>False</text:p>
          </table:table-cell>
          <table:table-cell table:style-name="ce22" office:value-type="float" office:value="0.6" calcext:value-type="float">
            <text:p>0.6</text:p>
          </table:table-cell>
          <table:table-cell table:style-name="ce34" office:value-type="string" calcext:value-type="string">
            <text:p>True</text:p>
          </table:table-cell>
          <table:table-cell table:style-name="ce22" office:value-type="string" calcext:value-type="string">
            <text:p>1 - 201</text:p>
          </table:table-cell>
          <table:table-cell table:style-name="ce22"/>
          <table:table-cell table:style-name="ce22" office:value-type="float" office:value="98.395" calcext:value-type="float">
            <text:p>98.39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456.513" calcext:value-type="float">
            <text:p>7456.5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87" calcext:value-type="float">
            <text:p>0.187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0.496" calcext:value-type="float">
            <text:p>0.49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/home/fabrice/Documents/Uni/15. Semester/Datafiles/AIDS_perfect/GDL_10_13h-30m_collapsed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IDS_perfect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6.335" calcext:value-type="float">
            <text:p>96.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56.513" calcext:value-type="float">
            <text:p>7456.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/home/fabrice/Documents/Uni/15. Semester/Datafiles/AIDS_perfect/GDL_10_14h-59m_absu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IDS_perfect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None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9.4" calcext:value-type="float">
            <text:p>99.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640.684" calcext:value-type="float">
            <text:p>12640.6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0.138782571571192" calcext:value-type="float">
            <text:p>-0.1387825715711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78" calcext:value-type="float">
            <text:p>0.3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home/fabrice/Documents/Uni/15. Semester/Datafiles/AIDS_perfect/GDL_10_15h-31m_pp.1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IDS_perfect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None</text:p>
          </table:table-cell>
          <table:table-cell table:number-columns-repeated="2" table:style-name="ce3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9.42" calcext:value-type="float">
            <text:p>99.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64.285" calcext:value-type="float">
            <text:p>12664.2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73" calcext:value-type="float">
            <text:p>0.27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0.138806132378358" calcext:value-type="float">
            <text:p>-0.1388061323783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78" calcext:value-type="float">
            <text:p>0.3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home/fabrice/Documents/Uni/15. Semester/Datafiles/AIDS_perfect/GDL_10_23h-17m_pp.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_perfect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8.34" calcext:value-type="float">
            <text:p>98.3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456.513" calcext:value-type="float">
            <text:p>7456.5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0482504438462722" calcext:value-type="float">
            <text:p>-0.0048250443846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96" calcext:value-type="float">
            <text:p>0.4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_perfect/GDL_10_23h-58m_bs.2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_perfect</text:p>
          </table:table-cell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8.355" calcext:value-type="float">
            <text:p>98.35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76.093" calcext:value-type="float">
            <text:p>9276.0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7" calcext:value-type="float">
            <text:p>0.3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72582972371943" calcext:value-type="float">
            <text:p>-0.0172582972371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1" calcext:value-type="float">
            <text:p>0.4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_perfect/GDL_11_10h-46m_wdl2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_perfect</text:p>
          </table:table-cell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8.925" calcext:value-type="float">
            <text:p>98.9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276.093" calcext:value-type="float">
            <text:p>9276.0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8" calcext:value-type="float">
            <text:p>0.34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181506820607146" calcext:value-type="float">
            <text:p>-0.0181506820607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441" calcext:value-type="float">
            <text:p>0.4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_perfect/GDL_11_11h-13m_he.3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IDS_perfect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8.975" calcext:value-type="float">
            <text:p>98.9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89.422" calcext:value-type="float">
            <text:p>8689.4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222" calcext:value-type="float">
            <text:p>0.2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0.0346981488021279" calcext:value-type="float">
            <text:p>-0.0346981488021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/home/fabrice/Documents/Uni/15. Semester/Datafiles/AIDS_perfect/GDL_11_11h-40m_sl2</text:p>
          </table:table-cell>
          <table:table-cell table:number-columns-repeated="993"/>
        </table:table-row>
        <table:table-row table:style-name="ro2">
          <table:table-cell table:style-name="ce1" table:number-columns-repeated="12"/>
          <table:table-cell table:style-name="ce9"/>
          <table:table-cell table:style-name="ce1"/>
          <table:table-cell table:style-name="ce9"/>
          <table:table-cell table:style-name="ce1" table:number-columns-repeated="19"/>
          <table:table-cell table:number-columns-repeated="987"/>
        </table:table-row>
        <table:table-row table:style-name="ro2">
          <table:table-cell office:value-type="string" calcext:value-type="string">
            <text:p>MUTA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float" office:value="0.01" calcext:value-type="float">
            <text:p>0.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</text:p>
          </table:table-cell>
          <table:table-cell/>
          <table:table-cell table:style-name="ce6" office:value-type="float" office:value="87.132" calcext:value-type="float">
            <text:p>87.132</text:p>
          </table:table-cell>
          <table:table-cell office:value-type="float" office:value="8" calcext:value-type="float">
            <text:p>8</text:p>
          </table:table-cell>
          <table:table-cell office:value-type="float" office:value="32.436" calcext:value-type="float">
            <text:p>32.436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UTAG/GDL_01_23h-03m_test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UTA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float" office:value="0.8" calcext:value-type="float">
            <text:p>0.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</text:p>
          </table:table-cell>
          <table:table-cell/>
          <table:table-cell table:style-name="ce6" office:value-type="float" office:value="86.655" calcext:value-type="float">
            <text:p>86.655</text:p>
          </table:table-cell>
          <table:table-cell office:value-type="float" office:value="4" calcext:value-type="float">
            <text:p>4</text:p>
          </table:table-cell>
          <table:table-cell office:value-type="float" office:value="32.436" calcext:value-type="float">
            <text:p>32.436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UTAG/GDL_01_23h-06m_test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UTA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float" office:value="0.01" calcext:value-type="float">
            <text:p>0.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</text:p>
          </table:table-cell>
          <table:table-cell/>
          <table:table-cell table:style-name="ce6" office:value-type="float" office:value="87.327" calcext:value-type="float">
            <text:p>87.327</text:p>
          </table:table-cell>
          <table:table-cell office:value-type="float" office:value="8" calcext:value-type="float">
            <text:p>8</text:p>
          </table:table-cell>
          <table:table-cell office:value-type="float" office:value="32.436" calcext:value-type="float">
            <text:p>32.436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UTAG/GDL_01_23h-03m_test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UTA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float" office:value="0.01" calcext:value-type="float">
            <text:p>0.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</text:p>
          </table:table-cell>
          <table:table-cell/>
          <table:table-cell table:style-name="ce6" office:value-type="float" office:value="87.251" calcext:value-type="float">
            <text:p>87.251</text:p>
          </table:table-cell>
          <table:table-cell office:value-type="float" office:value="2" calcext:value-type="float">
            <text:p>2</text:p>
          </table:table-cell>
          <table:table-cell office:value-type="float" office:value="32.436" calcext:value-type="float">
            <text:p>32.436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UTAG/GDL_01_23h-03m_test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UTAG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101</text:p>
          </table:table-cell>
          <table:table-cell/>
          <table:table-cell table:style-name="ce6" office:value-type="float" office:value="86.904" calcext:value-type="float">
            <text:p>86.904</text:p>
          </table:table-cell>
          <table:table-cell office:value-type="float" office:value="8" calcext:value-type="float">
            <text:p>8</text:p>
          </table:table-cell>
          <table:table-cell office:value-type="float" office:value="32.436" calcext:value-type="float">
            <text:p>32.436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UTAG/GDL_02_15h-29m_test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MUTAG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8" calcext:value-type="float">
            <text:p>0.8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101</text:p>
          </table:table-cell>
          <table:table-cell table:style-name="ce2"/>
          <table:table-cell table:style-name="ce2" office:value-type="float" office:value="66.509" calcext:value-type="float">
            <text:p>66.5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.818" calcext:value-type="float">
            <text:p>32.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42160.904853344" calcext:value-type="float">
            <text:p>-142160.9048533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home/fabrice/Documents/Uni/15. Semester/Datafiles/MUTAG/GDL_02_19h-34m_test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MUTAG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8" calcext:value-type="float">
            <text:p>0.8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101</text:p>
          </table:table-cell>
          <table:table-cell table:style-name="ce2"/>
          <table:table-cell table:style-name="ce2" office:value-type="float" office:value="66.506" calcext:value-type="float">
            <text:p>66.50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.818" calcext:value-type="float">
            <text:p>32.8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home/fabrice/Documents/Uni/15. Semester/Datafiles/MUTAG/GDL_02_19h-34m_test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MUTAG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51</text:p>
          </table:table-cell>
          <table:table-cell table:style-name="ce2"/>
          <table:table-cell table:style-name="ce2" office:value-type="float" office:value="66.532" calcext:value-type="float">
            <text:p>66.5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3.657" calcext:value-type="float">
            <text:p>33.6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99" calcext:value-type="float">
            <text:p>0.09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72.0461561382" calcext:value-type="float">
            <text:p>12972.046156138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095" calcext:value-type="float">
            <text:p>2.0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home/fabrice/Documents/Uni/15. Semester/Datafiles/MUTAG/GDL_03_15h-03m_pull.3_push.1</text:p>
          </table:table-cell>
          <table:table-cell table:number-columns-repeated="993"/>
        </table:table-row>
        <table:table-row table:style-name="ro2">
          <table:table-cell table:number-columns-repeated="12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2" office:value-type="string" calcext:value-type="string">
            <text:p>AID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72.072" calcext:value-type="float">
            <text:p>72.0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.93" calcext:value-type="float">
            <text:p>160.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5" calcext:value-type="float">
            <text:p>0.0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88914.2552409" calcext:value-type="float">
            <text:p>17888914.25524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19" calcext:value-type="float">
            <text:p>2.2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_c/GDL_04_19h-12m</text:p>
          </table:table-cell>
          <table:table-cell table:style-name="ce2" table:number-columns-repeated="6"/>
          <table:table-cell table:number-columns-repeated="987"/>
        </table:table-row>
        <table:table-row table:style-name="ro2">
          <table:table-cell table:style-name="ce2" office:value-type="string" calcext:value-type="string">
            <text:p>AID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72.072" calcext:value-type="float">
            <text:p>72.0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.93" calcext:value-type="float">
            <text:p>160.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88914.2552409" calcext:value-type="float">
            <text:p>17888914.25524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19" calcext:value-type="float">
            <text:p>2.2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_c/GDL_04_19h-22m</text:p>
          </table:table-cell>
          <table:table-cell table:style-name="ce2" table:number-columns-repeated="6"/>
          <table:table-cell table:number-columns-repeated="987"/>
        </table:table-row>
        <table:table-row table:style-name="ro2">
          <table:table-cell table:style-name="ce2" office:value-type="string" calcext:value-type="string">
            <text:p>AID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72.072" calcext:value-type="float">
            <text:p>72.0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0.93" calcext:value-type="float">
            <text:p>160.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888914.2552409" calcext:value-type="float">
            <text:p>17888914.25524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19" calcext:value-type="float">
            <text:p>2.2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_c/GDL_04_19h-32m</text:p>
          </table:table-cell>
          <table:table-cell table:style-name="ce2" table:number-columns-repeated="6"/>
          <table:table-cell table:number-columns-repeated="987"/>
        </table:table-row>
        <table:table-row table:style-name="ro2">
          <table:table-cell table:style-name="ce2" office:value-type="string" calcext:value-type="string">
            <text:p>AID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72.072" calcext:value-type="float">
            <text:p>72.07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5.264" calcext:value-type="float">
            <text:p>705.26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5578.584663918" calcext:value-type="float">
            <text:p>595578.5846639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735" calcext:value-type="float">
            <text:p>0.7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home/fabrice/Documents/Uni/15. Semester/Datafiles/AIDS_c/GDL_04_19h-43m</text:p>
          </table:table-cell>
          <table:table-cell table:style-name="ce2" table:number-columns-repeated="6"/>
          <table:table-cell table:number-columns-repeated="987"/>
        </table:table-row>
        <table:table-row table:style-name="ro2">
          <table:table-cell table:style-name="ce2" office:value-type="string" calcext:value-type="string">
            <text:p>NCI1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48.611" calcext:value-type="float">
            <text:p>48.6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.416" calcext:value-type="float">
            <text:p>86.4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9436975.8154974" calcext:value-type="float">
            <text:p>-9436975.815497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543" calcext:value-type="float">
            <text:p>6.5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NCI1/GDL_04_00h-38m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>
            <text:p>NCI1</text:p>
          </table:table-cell>
          <table:table-cell table:style-name="ce4" table:number-columns-repeated="5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string" calcext:value-type="string">
            <text:p>None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13" office:value-type="string" calcext:value-type="string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4" office:value-type="string" calcext:value-type="string">
            <text:p>1 - 201 - Exp2</text:p>
          </table:table-cell>
          <table:table-cell table:style-name="ce4"/>
          <table:table-cell table:style-name="ce4" office:value-type="float" office:value="48.355" calcext:value-type="float">
            <text:p>48.35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3.021" calcext:value-type="float">
            <text:p>113.02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11510404.3631787" calcext:value-type="float">
            <text:p>-11510404.36317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725" calcext:value-type="float">
            <text:p>5.72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/home/fabrice/Documents/Uni/15. Semester/Datafiles/NCI1/GDL_04_04h-11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NCI1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48.448" calcext:value-type="float">
            <text:p>48.4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6.416" calcext:value-type="float">
            <text:p>86.4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-9474241.39234543" calcext:value-type="float">
            <text:p>-9474241.3923454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.543" calcext:value-type="float">
            <text:p>6.5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/home/fabrice/Documents/Uni/15. Semester/Datafiles/NCI1/GDL_04_10h-12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NCI1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48.343" calcext:value-type="float">
            <text:p>48.34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1.009" calcext:value-type="float">
            <text:p>141.00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-12452254.0167198" calcext:value-type="float">
            <text:p>-12452254.016719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.121" calcext:value-type="float">
            <text:p>5.12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NCI1/GDL_04_11h-40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NCI1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48.26" calcext:value-type="float">
            <text:p>48.2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6.535" calcext:value-type="float">
            <text:p>176.53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11" calcext:value-type="float">
            <text:p>0.0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3315841.4882364" calcext:value-type="float">
            <text:p>-13315841.488236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.59" calcext:value-type="float">
            <text:p>4.5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NCI1/GDL_04_13h-07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NCI1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48.606" calcext:value-type="float">
            <text:p>48.6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41.571" calcext:value-type="float">
            <text:p>541.5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8300388.91810465" calcext:value-type="float">
            <text:p>-8300388.9181046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082" calcext:value-type="float">
            <text:p>2.0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home/fabrice/Documents/Uni/15. Semester/Datafiles/NCI1/GDL_04_14h-34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NCI1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48.453" calcext:value-type="float">
            <text:p>48.45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2.193" calcext:value-type="float">
            <text:p>92.19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6600338.5214052" calcext:value-type="float">
            <text:p>-16600338.52140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.419" calcext:value-type="float">
            <text:p>6.4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/home/fabrice/Documents/Uni/15. Semester/Datafiles/NCI1/GDL_04_16h-01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PROTEIN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64.824" calcext:value-type="float">
            <text:p>64.8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.317" calcext:value-type="float">
            <text:p>59.3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290714.4141083" calcext:value-type="float">
            <text:p>12290714.4141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36" calcext:value-type="float">
            <text:p>3.7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PROTEINS_c/GDL_04_20h-04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PROTEIN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64.824" calcext:value-type="float">
            <text:p>64.8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9.262" calcext:value-type="float">
            <text:p>59.2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290714.4141083" calcext:value-type="float">
            <text:p>12290714.4141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36" calcext:value-type="float">
            <text:p>3.7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PROTEINS_c/GDL_04_20h-20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PROTEIN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64.824" calcext:value-type="float">
            <text:p>64.8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.262" calcext:value-type="float">
            <text:p>59.26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24" calcext:value-type="float">
            <text:p>0.0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290714.4141083" calcext:value-type="float">
            <text:p>12290714.4141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32" calcext:value-type="float">
            <text:p>3.73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/home/fabrice/Documents/Uni/15. Semester/Datafiles/PROTEINS_c/GDL_04_20h-34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PROTEINS_c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64.825" calcext:value-type="float">
            <text:p>64.82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80.275" calcext:value-type="float">
            <text:p>180.2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019" calcext:value-type="float">
            <text:p>0.0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29177.656839387" calcext:value-type="float">
            <text:p>629177.65683938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.167" calcext:value-type="float">
            <text:p>1.16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/home/fabrice/Documents/Uni/15. Semester/Datafiles/PROTEINS_c/GDL_04_20h-49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PROTEIN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64.828" calcext:value-type="float">
            <text:p>64.8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.641" calcext:value-type="float">
            <text:p>166.64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39" calcext:value-type="float">
            <text:p>0.0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290714.4141083" calcext:value-type="float">
            <text:p>12290714.414108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204" calcext:value-type="float">
            <text:p>2.2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/home/fabrice/Documents/Uni/15. Semester/Datafiles/PROTEINS_c/GDL_04_21h-05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PROTEIN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59.571" calcext:value-type="float">
            <text:p>59.57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1.882" calcext:value-type="float">
            <text:p>71.88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21" calcext:value-type="float">
            <text:p>0.02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763988.26360321" calcext:value-type="float">
            <text:p>4763988.263603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708" calcext:value-type="float">
            <text:p>3.70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/home/fabrice/Documents/Uni/15. Semester/Datafiles/PROTEINS/GDL_04_17h-28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PROTEIN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59.571" calcext:value-type="float">
            <text:p>59.57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2.496" calcext:value-type="float">
            <text:p>72.49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719165.58119202" calcext:value-type="float">
            <text:p>4719165.5811920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.658" calcext:value-type="float">
            <text:p>3.65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PROTEINS/GDL_04_17h-36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PROTEIN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59.572" calcext:value-type="float">
            <text:p>59.57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8.963" calcext:value-type="float">
            <text:p>78.96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027" calcext:value-type="float">
            <text:p>0.02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205274.78097534" calcext:value-type="float">
            <text:p>4205274.7809753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.369" calcext:value-type="float">
            <text:p>3.36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PROTEINS/GDL_04_17h-44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PROTEIN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59.572" calcext:value-type="float">
            <text:p>59.57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24.122" calcext:value-type="float">
            <text:p>124.12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018" calcext:value-type="float">
            <text:p>0.0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0244.39418389" calcext:value-type="float">
            <text:p>290244.3941838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.384" calcext:value-type="float">
            <text:p>1.38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PROTEINS/GDL_04_17h-52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PROTEIN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59.571" calcext:value-type="float">
            <text:p>59.57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1.914" calcext:value-type="float">
            <text:p>151.9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1" calcext:value-type="float">
            <text:p>0.0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78975.62338257" calcext:value-type="float">
            <text:p>4078975.6233825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52" calcext:value-type="float">
            <text:p>2.5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/home/fabrice/Documents/Uni/15. Semester/Datafiles/PROTEINS/GDL_04_18h-01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_c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2.935" calcext:value-type="float">
            <text:p>12.93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127" calcext:value-type="float">
            <text:p>4.12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0343708.8956146" calcext:value-type="float">
            <text:p>-30343708.895614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18" calcext:value-type="float">
            <text:p>9.41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ENZYMES_c/GDL_04_21h-20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_c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2.458" calcext:value-type="float">
            <text:p>12.45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371" calcext:value-type="float">
            <text:p>4.37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0956380.7228432" calcext:value-type="float">
            <text:p>-30956380.722843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084" calcext:value-type="float">
            <text:p>9.08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ENZYMES_c/GDL_04_21h-23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_c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2.064" calcext:value-type="float">
            <text:p>12.06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.646" calcext:value-type="float">
            <text:p>4.64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1754030.3430748" calcext:value-type="float">
            <text:p>-31754030.343074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.688" calcext:value-type="float">
            <text:p>8.68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ENZYMES_c/GDL_04_21h-26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ENZYMES_c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12.482" calcext:value-type="float">
            <text:p>12.4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.071" calcext:value-type="float">
            <text:p>4.0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6" calcext:value-type="float">
            <text:p>-0.0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0163634.226696" calcext:value-type="float">
            <text:p>-30163634.22669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487" calcext:value-type="float">
            <text:p>9.48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ENZYMES_c/GDL_04_21h-29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_c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2.25" calcext:value-type="float">
            <text:p>12.2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4.342" calcext:value-type="float">
            <text:p>4.3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52235744.3146286" calcext:value-type="float">
            <text:p>-52235744.314628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85" calcext:value-type="float">
            <text:p>9.48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/home/fabrice/Documents/Uni/15. Semester/Datafiles/ENZYMES_c/GDL_04_21h-3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12.153" calcext:value-type="float">
            <text:p>12.153</text:p>
          </table:table-cell>
          <table:table-cell office:value-type="float" office:value="9" calcext:value-type="float">
            <text:p>9</text:p>
          </table:table-cell>
          <table:table-cell office:value-type="float" office:value="4.127" calcext:value-type="float">
            <text:p>4.127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30343708.8956146" calcext:value-type="float">
            <text:p>-30343708.8956146</text:p>
          </table:table-cell>
          <table:table-cell office:value-type="float" office:value="10" calcext:value-type="float">
            <text:p>10</text:p>
          </table:table-cell>
          <table:table-cell office:value-type="float" office:value="9.418" calcext:value-type="float">
            <text:p>9.4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_c/GDL_04_21h-20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12.703" calcext:value-type="float">
            <text:p>12.703</text:p>
          </table:table-cell>
          <table:table-cell office:value-type="float" office:value="5" calcext:value-type="float">
            <text:p>5</text:p>
          </table:table-cell>
          <table:table-cell office:value-type="float" office:value="4.371" calcext:value-type="float">
            <text:p>4.371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30956380.7228432" calcext:value-type="float">
            <text:p>-30956380.7228432</text:p>
          </table:table-cell>
          <table:table-cell office:value-type="float" office:value="10" calcext:value-type="float">
            <text:p>10</text:p>
          </table:table-cell>
          <table:table-cell office:value-type="float" office:value="9.084" calcext:value-type="float">
            <text:p>9.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_c/GDL_04_21h-23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12.689" calcext:value-type="float">
            <text:p>12.689</text:p>
          </table:table-cell>
          <table:table-cell office:value-type="float" office:value="1" calcext:value-type="float">
            <text:p>1</text:p>
          </table:table-cell>
          <table:table-cell office:value-type="float" office:value="4.646" calcext:value-type="float">
            <text:p>4.646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31754030.3430748" calcext:value-type="float">
            <text:p>-31754030.3430748</text:p>
          </table:table-cell>
          <table:table-cell office:value-type="float" office:value="10" calcext:value-type="float">
            <text:p>10</text:p>
          </table:table-cell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_c/GDL_04_21h-26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12.891" calcext:value-type="float">
            <text:p>12.891</text:p>
          </table:table-cell>
          <table:table-cell office:value-type="float" office:value="1" calcext:value-type="float">
            <text:p>1</text:p>
          </table:table-cell>
          <table:table-cell office:value-type="float" office:value="4.071" calcext:value-type="float">
            <text:p>4.071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office:value-type="float" office:value="-30163634.226696" calcext:value-type="float">
            <text:p>-30163634.226696</text:p>
          </table:table-cell>
          <table:table-cell office:value-type="float" office:value="0" calcext:value-type="float">
            <text:p>0</text:p>
          </table:table-cell>
          <table:table-cell office:value-type="float" office:value="9.487" calcext:value-type="float">
            <text:p>9.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ENZYMES_c/GDL_04_21h-29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12.375" calcext:value-type="float">
            <text:p>12.375</text:p>
          </table:table-cell>
          <table:table-cell office:value-type="float" office:value="5" calcext:value-type="float">
            <text:p>5</text:p>
          </table:table-cell>
          <table:table-cell office:value-type="float" office:value="4.342" calcext:value-type="float">
            <text:p>4.342</text:p>
          </table:table-cell>
          <table:table-cell office:value-type="float" office:value="1" calcext:value-type="float">
            <text:p>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52235744.3146286" calcext:value-type="float">
            <text:p>-52235744.3146286</text:p>
          </table:table-cell>
          <table:table-cell office:value-type="float" office:value="10" calcext:value-type="float">
            <text:p>10</text:p>
          </table:table-cell>
          <table:table-cell office:value-type="float" office:value="9.485" calcext:value-type="float">
            <text:p>9.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ENZYMES_c/GDL_04_21h-32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0.1" calcext:value-type="float">
            <text:p>0.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2.233" calcext:value-type="float">
            <text:p>12.2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.365" calcext:value-type="float">
            <text:p>4.36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0864186.276104" calcext:value-type="float">
            <text:p>-30864186.27610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84" calcext:value-type="float">
            <text:p>9.48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ENZYMES/GDL_04_18h-09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2.3" calcext:value-type="float">
            <text:p>12.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609" calcext:value-type="float">
            <text:p>4.60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1787809.7887955" calcext:value-type="float">
            <text:p>-31787809.788795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249" calcext:value-type="float">
            <text:p>9.24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ENZYMES/GDL_04_18h-10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float" office:value="0.6" calcext:value-type="float">
            <text:p>0.6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1.967" calcext:value-type="float">
            <text:p>11.96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.699" calcext:value-type="float">
            <text:p>4.69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32821315.4432831" calcext:value-type="float">
            <text:p>-32821315.443283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.898" calcext:value-type="float">
            <text:p>8.89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/home/fabrice/Documents/Uni/15. Semester/Datafiles/ENZYMES/GDL_04_18h-12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ENZYME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11.583" calcext:value-type="float">
            <text:p>11.58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.319" calcext:value-type="float">
            <text:p>4.3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6" calcext:value-type="float">
            <text:p>-0.0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0676323.9168625" calcext:value-type="float">
            <text:p>-30676323.91686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52" calcext:value-type="float">
            <text:p>9.5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ENZYMES/GDL_04_18h-13m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ENZYME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5" calcext:value-type="float">
            <text:p>0.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12.65" calcext:value-type="float">
            <text:p>12.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509" calcext:value-type="float">
            <text:p>4.50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08" calcext:value-type="float">
            <text:p>-0.0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56370678.8849716" calcext:value-type="float">
            <text:p>-56370678.88497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46" calcext:value-type="float">
            <text:p>9.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/home/fabrice/Documents/Uni/15. Semester/Datafiles/ENZYMES/GDL_04_18h-15m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Tox21_AHR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88.371" calcext:value-type="float">
            <text:p>88.3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.677" calcext:value-type="float">
            <text:p>69.6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23579024.48226" calcext:value-type="float">
            <text:p>2723579024.482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079" calcext:value-type="float">
            <text:p>6.0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/home/fabrice/Documents/Uni/15. Semester/Datafiles/Tox21_AHR/GDL_05_02h-59m</text:p>
          </table:table-cell>
          <table:table-cell table:style-name="ce2" table:number-columns-repeated="6"/>
          <table:table-cell table:number-columns-repeated="987"/>
        </table:table-row>
        <table:table-row table:style-name="ro2">
          <table:table-cell table:style-name="ce2" office:value-type="string" calcext:value-type="string">
            <text:p>Tox21_AHR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88.371" calcext:value-type="float">
            <text:p>88.3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9.677" calcext:value-type="float">
            <text:p>69.67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23579024.48226" calcext:value-type="float">
            <text:p>2723579024.482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079" calcext:value-type="float">
            <text:p>6.07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/home/fabrice/Documents/Uni/15. Semester/Datafiles/Tox21_AHR/GDL_05_02h-59m</text:p>
          </table:table-cell>
          <table:table-cell table:number-columns-repeated="993"/>
        </table:table-row>
        <table:table-row table:style-name="ro2">
          <table:table-cell table:number-columns-repeated="12"/>
          <table:table-cell table:style-name="Default"/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3" office:value-type="string" calcext:value-type="string">
            <text:p>AIDS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3" calcext:value-type="float">
            <text:p>0.3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6.565" calcext:value-type="float">
            <text:p>96.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.687" calcext:value-type="float">
            <text:p>334.6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0.003" calcext:value-type="float">
            <text:p>-0.00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664" calcext:value-type="float">
            <text:p>1.66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/home/fabrice/Documents/Uni/15. Semester/Datafiles/AIDS/GDL_11_12h-04m_bs.05lr.2he.3pull.3push.2</text:p>
          </table:table-cell>
          <table:table-cell office:value-type="string" calcext:value-type="string">
            <text:p>LR TO LOW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AIDS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3" calcext:value-type="float">
            <text:p>0.3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6.475" calcext:value-type="float">
            <text:p>96.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.276" calcext:value-type="float">
            <text:p>309.2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0.003" calcext:value-type="float">
            <text:p>-0.00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737" calcext:value-type="float">
            <text:p>1.7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/home/fabrice/Documents/Uni/15. Semester/Datafiles/AIDS/GDL_11_12h-29m_bs.1lr.2he.3pull.3push.2</text:p>
          </table:table-cell>
          <table:table-cell office:value-type="string" calcext:value-type="string">
            <text:p>LR TO LOW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AIDS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3" calcext:value-type="float">
            <text:p>0.3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6.43" calcext:value-type="float">
            <text:p>96.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.149" calcext:value-type="float">
            <text:p>340.1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03" calcext:value-type="float">
            <text:p>-0.00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626" calcext:value-type="float">
            <text:p>1.6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/home/fabrice/Documents/Uni/15. Semester/Datafiles/AIDS/GDL_11_14h-04m_bs.05lr.5he.3pull.3push.2</text:p>
          </table:table-cell>
          <table:table-cell office:value-type="string" calcext:value-type="string">
            <text:p>LR TO LOW</text:p>
          </table:table-cell>
          <table:table-cell table:number-columns-repeated="992"/>
        </table:table-row>
        <table:table-row table:style-name="ro2">
          <table:table-cell table:style-name="ce3" office:value-type="string" calcext:value-type="string">
            <text:p>AIDS</text:p>
          </table:table-cell>
          <table:table-cell table:style-name="ce3" table:number-columns-repeated="5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3" calcext:value-type="float">
            <text:p>0.3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8.565" calcext:value-type="float">
            <text:p>98.5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.208" calcext:value-type="float">
            <text:p>338.20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12" calcext:value-type="float">
            <text:p>-0.01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486" calcext:value-type="float">
            <text:p>1.4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/home/fabrice/Documents/Uni/15. Semester/Datafiles/AIDS/GDL_11_14h-29m_wl2bs.05lr.5he.3pull.3push.2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IDS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3" calcext:value-type="float">
            <text:p>0.3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201</text:p>
          </table:table-cell>
          <table:table-cell table:style-name="ce3"/>
          <table:table-cell table:style-name="ce3" office:value-type="float" office:value="96.455" calcext:value-type="float">
            <text:p>96.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.536" calcext:value-type="float">
            <text:p>338.5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0.003" calcext:value-type="float">
            <text:p>-0.00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631" calcext:value-type="float">
            <text:p>1.6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/home/fabrice/Documents/Uni/15. Semester/Datafiles/AIDS/GDL_11_14h-53m_bs.05lr.5he.3pull.3push.2sl2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51 - Exp1</text:p>
          </table:table-cell>
          <table:table-cell table:style-name="ce2"/>
          <table:table-cell table:style-name="ce2" office:value-type="float" office:value="97.28" calcext:value-type="float">
            <text:p>97.2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809145264321842" calcext:value-type="float">
            <text:p>-0.08091452643218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8_15h-49mExp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51 - Exp1</text:p>
          </table:table-cell>
          <table:table-cell table:style-name="ce2"/>
          <table:table-cell table:style-name="ce2" office:value-type="float" office:value="97.235" calcext:value-type="float">
            <text:p>97.23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5" calcext:value-type="float">
            <text:p>0.0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831228038806342" calcext:value-type="float">
            <text:p>-0.0831228038806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8_22h-58mExp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1001 - Exp1</text:p>
          </table:table-cell>
          <table:table-cell table:style-name="ce2"/>
          <table:table-cell table:style-name="ce2" office:value-type="float" office:value="97.49" calcext:value-type="float">
            <text:p>97.4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-0.148269273064666" calcext:value-type="float">
            <text:p>-0.14826927306466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8_23h-13mExp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97.285" calcext:value-type="float">
            <text:p>97.2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956462366392428" calcext:value-type="float">
            <text:p>-0.0956462366392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9_00h-24mExp2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AID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1" calcext:value-type="float">
            <text:p>0.1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96.495" calcext:value-type="float">
            <text:p>96.49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91.514" calcext:value-type="float">
            <text:p>2291.51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0.003" calcext:value-type="float">
            <text:p>-0.00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0.449" calcext:value-type="float">
            <text:p>0.44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/home/fabrice/Documents/Uni/15. Semester/Datafiles/AIDS/GDL_09_00h-48mExp2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AID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05" calcext:value-type="float">
            <text:p>0.05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3</text:p>
          </table:table-cell>
          <table:table-cell table:style-name="ce5"/>
          <table:table-cell table:style-name="ce5" office:value-type="float" office:value="96.51" calcext:value-type="float">
            <text:p>96.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76.946" calcext:value-type="float">
            <text:p>2276.94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0.003" calcext:value-type="float">
            <text:p>-0.00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0.447" calcext:value-type="float">
            <text:p>0.44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/home/fabrice/Documents/Uni/15. Semester/Datafiles/AIDS/GDL_09_01h-11mExp3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IDS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None</text:p>
          </table:table-cell>
          <table:table-cell table:number-columns-repeated="2" table:style-name="ce3" office:value-type="float" office:value="0.4" calcext:value-type="float">
            <text:p>0.4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string" calcext:value-type="string">
            <text:p>all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101</text:p>
          </table:table-cell>
          <table:table-cell table:style-name="ce3"/>
          <table:table-cell table:style-name="ce3" office:value-type="float" office:value="97.32" calcext:value-type="float">
            <text:p>97.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6.778" calcext:value-type="float">
            <text:p>236.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51" calcext:value-type="float">
            <text:p>0.05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0.101206727038058" calcext:value-type="float">
            <text:p>-0.10120672703805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152" calcext:value-type="float">
            <text:p>2.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/home/fabrice/Documents/Uni/15. Semester/Datafiles/AIDS/GDL_08_00h-18m_normal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51 - Exp1</text:p>
          </table:table-cell>
          <table:table-cell table:style-name="ce2"/>
          <table:table-cell table:style-name="ce2" office:value-type="float" office:value="97.265" calcext:value-type="float">
            <text:p>97.26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4" calcext:value-type="float">
            <text:p>0.0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808891333849919" calcext:value-type="float">
            <text:p>-0.0808891333849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8_16h-54mExp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1</text:p>
          </table:table-cell>
          <table:table-cell table:style-name="ce2"/>
          <table:table-cell table:style-name="ce2" office:value-type="float" office:value="97.445" calcext:value-type="float">
            <text:p>97.44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7" calcext:value-type="float">
            <text:p>0.0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118793304139444" calcext:value-type="float">
            <text:p>-0.1187933041394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8_23h-01mExp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97.235" calcext:value-type="float">
            <text:p>97.23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" calcext:value-type="float">
            <text:p>0.0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715961138858419" calcext:value-type="float">
            <text:p>-0.07159611388584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9_00h-12mExp2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4" calcext:value-type="float">
            <text:p>0.4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2</text:p>
          </table:table-cell>
          <table:table-cell table:style-name="ce2"/>
          <table:table-cell table:style-name="ce2" office:value-type="float" office:value="97.38" calcext:value-type="float">
            <text:p>97.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11303435164291" calcext:value-type="float">
            <text:p>-0.1130343516429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9_00h-36mExp2</text:p>
          </table:table-cell>
          <table:table-cell table:number-columns-repeated="993"/>
        </table:table-row>
        <table:table-row table:style-name="ro2">
          <table:table-cell table:style-name="ce5" office:value-type="string" calcext:value-type="string">
            <text:p>AIDS</text:p>
          </table:table-cell>
          <table:table-cell table:style-name="ce5"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14" office:value-type="string" calcext:value-type="string">
            <text:p>False</text:p>
          </table:table-cell>
          <table:table-cell table:style-name="ce5" office:value-type="string" calcext:value-type="string">
            <text:p>all</text:p>
          </table:table-cell>
          <table:table-cell table:style-name="ce14" office:value-type="string" calcext:value-type="string">
            <text:p>True</text:p>
          </table:table-cell>
          <table:table-cell table:style-name="ce5" office:value-type="string" calcext:value-type="string">
            <text:p>1 - 201 - Exp2</text:p>
          </table:table-cell>
          <table:table-cell table:style-name="ce5"/>
          <table:table-cell table:style-name="ce5" office:value-type="float" office:value="97.665" calcext:value-type="float">
            <text:p>97.66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36.778" calcext:value-type="float">
            <text:p>236.7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59" calcext:value-type="float">
            <text:p>0.05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0.14983869985333" calcext:value-type="float">
            <text:p>-0.149838699853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152" calcext:value-type="float">
            <text:p>2.1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/home/fabrice/Documents/Uni/15. Semester/Datafiles/AIDS/GDL_09_01h-00mExp2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4 0.49%-same class vec &amp; 0.0%-same classes</text:p>
          </table:table-cell>
          <table:table-cell table:style-name="ce2"/>
          <table:table-cell table:style-name="ce2" office:value-type="float" office:value="96.48" calcext:value-type="float">
            <text:p>96.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7.845" calcext:value-type="float">
            <text:p>237.84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0.003" calcext:value-type="float">
            <text:p>-0.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00245809555914356" calcext:value-type="float">
            <text:p>-0.00024580955591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47" calcext:value-type="float">
            <text:p>2.14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/home/fabrice/Documents/Uni/15. Semester/Datafiles/AIDS/GDL_09_16h-32mExp4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2" calcext:value-type="float">
            <text:p>0.2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string" calcext:value-type="string">
            <text:p>all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 - Exp4</text:p>
          </table:table-cell>
          <table:table-cell table:style-name="ce2"/>
          <table:table-cell table:style-name="ce2" office:value-type="float" office:value="97.34" calcext:value-type="float">
            <text:p>97.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5" calcext:value-type="float">
            <text:p>0.0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110338524479665" calcext:value-type="float">
            <text:p>-0.11033852447966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09_17h-17mExp4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6.885" calcext:value-type="float">
            <text:p>96.88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7" calcext:value-type="float">
            <text:p>0.0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287697343184963" calcext:value-type="float">
            <text:p>-0.0287697343184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13_02h-11m_he.9pp.3lr.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7.175" calcext:value-type="float">
            <text:p>97.1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586682583317033" calcext:value-type="float">
            <text:p>-0.05866825833170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13_02h-51m_he.9pp.3lr.2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7.22" calcext:value-type="float">
            <text:p>97.2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2" calcext:value-type="float">
            <text:p>0.04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769981270285445" calcext:value-type="float">
            <text:p>-0.0769981270285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13_03h-32m_he.9pp.3lr.3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7.275" calcext:value-type="float">
            <text:p>97.27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6" calcext:value-type="float">
            <text:p>0.0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870923931955387" calcext:value-type="float">
            <text:p>-0.08709239319553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13_04h-14m_he.9pp.3lr.4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7.275" calcext:value-type="float">
            <text:p>97.2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49" calcext:value-type="float">
            <text:p>0.04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937956033332752" calcext:value-type="float">
            <text:p>-0.09379560333327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13_04h-56m_he.9pp.3lr.5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7.28" calcext:value-type="float">
            <text:p>97.2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1" calcext:value-type="float">
            <text:p>0.05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0990255000159217" calcext:value-type="float">
            <text:p>-0.0990255000159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13_05h-38m_he.9pp.3lr.6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9" calcext:value-type="float">
            <text:p>0.9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201</text:p>
          </table:table-cell>
          <table:table-cell table:style-name="ce2"/>
          <table:table-cell table:style-name="ce2" office:value-type="float" office:value="97.34" calcext:value-type="float">
            <text:p>97.3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0.102849811068436" calcext:value-type="float">
            <text:p>-0.10284981106843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.152" calcext:value-type="float">
            <text:p>2.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/home/fabrice/Documents/Uni/15. Semester/Datafiles/AIDS/GDL_13_06h-19m_he.9pp.3lr.7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3" calcext:value-type="float">
            <text:p>3</text:p>
          </table:table-cell>
          <table:table-cell office:value-type="float" office:value="-90447053.2485056" calcext:value-type="float">
            <text:p>-90447053.2485056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/GDL_29_15h-25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table:style-name="ce70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9.47" calcext:value-type="float">
            <text:p>149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69717.260370903" calcext:value-type="float">
            <text:p>-269717.26037090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AIDS/GDL_30_20h-35m_ew_init_linear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table:style-name="ce70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6.706" calcext:value-type="float">
            <text:p>456.7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0201644.0271461" calcext:value-type="float">
            <text:p>-90201644.0271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AIDS/GDL_01_12h-34m_pull1_push.8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IDS</text:p>
          </table:table-cell>
          <table:table-cell table:style-name="ce3"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string" calcext:value-type="string">
            <text:p>None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3" office:value-type="float" office:value="0.6" calcext:value-type="float">
            <text:p>0.6</text:p>
          </table:table-cell>
          <table:table-cell table:style-name="ce12" office:value-type="string" calcext:value-type="string">
            <text:p>True</text:p>
          </table:table-cell>
          <table:table-cell table:style-name="ce3" office:value-type="string" calcext:value-type="string">
            <text:p>1 - 501</text:p>
          </table:table-cell>
          <table:table-cell table:style-name="ce3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5.912" calcext:value-type="float">
            <text:p>2185.9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home/fabrice/Documents/Uni/15. Semester/Datafiles/AIDS/GDL_02_23h-44m_pull.3_push.1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501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home/fabrice/Documents/Uni/15. Semester/Datafiles/AIDS/GDL_03_01h-18m_pull.5_push.5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0.3" calcext:value-type="float">
            <text:p>0.3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501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6.778" calcext:value-type="float">
            <text:p>236.77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/home/fabrice/Documents/Uni/15. Semester/Datafiles/AIDS/GDL_03_02h-53m_pull.1_push.3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AIDS</text:p>
          </table:table-cell>
          <table:table-cell table:style-name="ce2"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1" calcext:value-type="float">
            <text:p>0.1</text:p>
          </table:table-cell>
          <table:table-cell table:style-name="ce11" office:value-type="string" calcext:value-type="string">
            <text:p>False</text:p>
          </table:table-cell>
          <table:table-cell table:style-name="ce2" office:value-type="float" office:value="0.6" calcext:value-type="float">
            <text:p>0.6</text:p>
          </table:table-cell>
          <table:table-cell table:style-name="ce11" office:value-type="string" calcext:value-type="string">
            <text:p>True</text:p>
          </table:table-cell>
          <table:table-cell table:style-name="ce2" office:value-type="string" calcext:value-type="string">
            <text:p>1 - 501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386.523" calcext:value-type="float">
            <text:p>2386.5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003" calcext:value-type="float">
            <text:p>-0.00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16948.19350422" calcext:value-type="float">
            <text:p>8416948.1935042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429" calcext:value-type="float">
            <text:p>0.4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/home/fabrice/Documents/Uni/15. Semester/Datafiles/AIDS/GDL_02_23h-44m_pull.3_push.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 - Exp1</text:p>
          </table:table-cell>
          <table:table-cell office:value-type="float" office:value="0.5" calcext:value-type="float">
            <text:p>0.5</text:p>
          </table:table-cell>
          <table:table-cell office:value-type="float" office:value="96.475" calcext:value-type="float">
            <text:p>96.475</text:p>
          </table:table-cell>
          <table:table-cell office:value-type="float" office:value="0" calcext:value-type="float">
            <text:p>0</text:p>
          </table:table-cell>
          <table:table-cell office:value-type="float" office:value="345.269" calcext:value-type="float">
            <text:p>345.269</text:p>
          </table:table-cell>
          <table:table-cell office:value-type="float" office:value="10" calcext:value-type="float">
            <text:p>10</text:p>
          </table:table-cell>
          <table:table-cell office:value-type="float" office:value="-0.003" calcext:value-type="float">
            <text:p>-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AIDS/GDL_26_20h-43m_d4_e5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1</text:p>
          </table:table-cell>
          <table:table-cell office:value-type="float" office:value="0.5" calcext:value-type="float">
            <text:p>0.5</text:p>
          </table:table-cell>
          <table:table-cell office:value-type="float" office:value="96.46" calcext:value-type="float">
            <text:p>96.46</text:p>
          </table:table-cell>
          <table:table-cell office:value-type="float" office:value="0" calcext:value-type="float">
            <text:p>0</text:p>
          </table:table-cell>
          <table:table-cell office:value-type="float" office:value="801.193" calcext:value-type="float">
            <text:p>801.193</text:p>
          </table:table-cell>
          <table:table-cell office:value-type="float" office:value="10" calcext:value-type="float">
            <text:p>10</text:p>
          </table:table-cell>
          <table:table-cell office:value-type="float" office:value="-0.003" calcext:value-type="float">
            <text:p>-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14" calcext:value-type="float">
            <text:p>1.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AIDS/GDL_26_20h-46m_d4_e20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1001 - Exp1</text:p>
          </table:table-cell>
          <table:table-cell office:value-type="float" office:value="0.5" calcext:value-type="float">
            <text:p>0.5</text:p>
          </table:table-cell>
          <table:table-cell office:value-type="float" office:value="96.375" calcext:value-type="float">
            <text:p>96.375</text:p>
          </table:table-cell>
          <table:table-cell office:value-type="float" office:value="0" calcext:value-type="float">
            <text:p>0</text:p>
          </table:table-cell>
          <table:table-cell office:value-type="float" office:value="2802.97" calcext:value-type="float">
            <text:p>2802.97</text:p>
          </table:table-cell>
          <table:table-cell office:value-type="float" office:value="10" calcext:value-type="float">
            <text:p>10</text:p>
          </table:table-cell>
          <table:table-cell office:value-type="float" office:value="-0.003" calcext:value-type="float">
            <text:p>-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5" calcext:value-type="float">
            <text:p>0.5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AIDS/GDL_26_20h-56m_d4_e1000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7.365" calcext:value-type="float">
            <text:p>97.365</text:p>
          </table:table-cell>
          <table:table-cell office:value-type="float" office:value="10" calcext:value-type="float">
            <text:p>10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9" calcext:value-type="float">
            <text:p>9</text:p>
          </table:table-cell>
          <table:table-cell office:value-type="float" office:value="-0.105442121378172" calcext:value-type="float">
            <text:p>-0.105442121378172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/GDL_18_23h-04m_he.9pp.3lr.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6.385" calcext:value-type="float">
            <text:p>96.385</text:p>
          </table:table-cell>
          <table:table-cell office:value-type="float" office:value="0" calcext:value-type="float">
            <text:p>0</text:p>
          </table:table-cell>
          <table:table-cell office:value-type="float" office:value="2748.783" calcext:value-type="float">
            <text:p>2748.783</text:p>
          </table:table-cell>
          <table:table-cell office:value-type="float" office:value="10" calcext:value-type="float">
            <text:p>10</text:p>
          </table:table-cell>
          <table:table-cell office:value-type="float" office:value="-0.003" calcext:value-type="float">
            <text:p>-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AIDS/GDL_24_11h-48m_pull.1push.0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6.4" calcext:value-type="float">
            <text:p>96.4</text:p>
          </table:table-cell>
          <table:table-cell office:value-type="float" office:value="0" calcext:value-type="float">
            <text:p>0</text:p>
          </table:table-cell>
          <table:table-cell office:value-type="float" office:value="2708.674" calcext:value-type="float">
            <text:p>2708.674</text:p>
          </table:table-cell>
          <table:table-cell office:value-type="float" office:value="10" calcext:value-type="float">
            <text:p>10</text:p>
          </table:table-cell>
          <table:table-cell office:value-type="float" office:value="-0.003" calcext:value-type="float">
            <text:p>-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AIDS/GDL_24_12h-29m_pull.1push.05_noceil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6.425" calcext:value-type="float">
            <text:p>96.425</text:p>
          </table:table-cell>
          <table:table-cell office:value-type="float" office:value="0" calcext:value-type="float">
            <text:p>0</text:p>
          </table:table-cell>
          <table:table-cell office:value-type="float" office:value="296.014" calcext:value-type="float">
            <text:p>296.014</text:p>
          </table:table-cell>
          <table:table-cell office:value-type="float" office:value="1" calcext:value-type="float">
            <text:p>1</text:p>
          </table:table-cell>
          <table:table-cell office:value-type="float" office:value="-0.003" calcext:value-type="float">
            <text:p>-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03" calcext:value-type="float">
            <text:p>1.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AIDS/GDL_24_13h-12m_pull.1push.05_abs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ru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6.43" calcext:value-type="float">
            <text:p>96.43</text:p>
          </table:table-cell>
          <table:table-cell office:value-type="float" office:value="0" calcext:value-type="float">
            <text:p>0</text:p>
          </table:table-cell>
          <table:table-cell office:value-type="float" office:value="294.813" calcext:value-type="float">
            <text:p>294.813</text:p>
          </table:table-cell>
          <table:table-cell office:value-type="float" office:value="1" calcext:value-type="float">
            <text:p>1</text:p>
          </table:table-cell>
          <table:table-cell office:value-type="float" office:value="-0.003" calcext:value-type="float">
            <text:p>-0.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21" calcext:value-type="float">
            <text:p>1.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AIDS/GDL_24_13h-38m_pull.1push.05_abs_noceil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8.725" calcext:value-type="float">
            <text:p>98.725</text:p>
          </table:table-cell>
          <table:table-cell office:value-type="float" office:value="8" calcext:value-type="float">
            <text:p>8</text:p>
          </table:table-cell>
          <table:table-cell office:value-type="float" office:value="324.782" calcext:value-type="float">
            <text:p>324.782</text:p>
          </table:table-cell>
          <table:table-cell office:value-type="float" office:value="3" calcext:value-type="float">
            <text:p>3</text:p>
          </table:table-cell>
          <table:table-cell office:value-type="float" office:value="0.232" calcext:value-type="float">
            <text:p>0.232</text:p>
          </table:table-cell>
          <table:table-cell office:value-type="float" office:value="9" calcext:value-type="float">
            <text:p>9</text:p>
          </table:table-cell>
          <table:table-cell office:value-type="float" office:value="-71.219570630779" calcext:value-type="float">
            <text:p>-71.219570630779</text:p>
          </table:table-cell>
          <table:table-cell office:value-type="float" office:value="10" calcext:value-type="float">
            <text:p>10</text:p>
          </table:table-cell>
          <table:table-cell office:value-type="float" office:value="1.824" calcext:value-type="float">
            <text:p>1.8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fabrice/Documents/Uni/15. Semester/Datafiles/AIDS/GDL_24_17h-05m_pull.5push.5_noceil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7.33" calcext:value-type="float">
            <text:p>97.33</text:p>
          </table:table-cell>
          <table:table-cell office:value-type="float" office:value="10" calcext:value-type="float">
            <text:p>10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9" calcext:value-type="float">
            <text:p>9</text:p>
          </table:table-cell>
          <table:table-cell office:value-type="float" office:value="-0.105442121378172" calcext:value-type="float">
            <text:p>-0.105442121378172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/GDL_18_23h-04m_he.9pp.3lr.8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8.555" calcext:value-type="float">
            <text:p>98.555</text:p>
          </table:table-cell>
          <table:table-cell office:value-type="float" office:value="0" calcext:value-type="float">
            <text:p>0</text:p>
          </table:table-cell>
          <table:table-cell office:value-type="float" office:value="338.208" calcext:value-type="float">
            <text:p>338.208</text:p>
          </table:table-cell>
          <table:table-cell office:value-type="float" office:value="6" calcext:value-type="float">
            <text:p>6</text:p>
          </table:table-cell>
          <table:table-cell office:value-type="float" office:value="-0.012" calcext:value-type="float">
            <text:p>-0.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486" calcext:value-type="float">
            <text:p>1.4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fabrice/Documents/Uni/15. Semester/Datafiles/AIDS/GDL_11_14h-29m_wl2bs.05lr.5he.3pull.3push.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7.395" calcext:value-type="float">
            <text:p>97.395</text:p>
          </table:table-cell>
          <table:table-cell office:value-type="float" office:value="9" calcext:value-type="float">
            <text:p>9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9" calcext:value-type="float">
            <text:p>9</text:p>
          </table:table-cell>
          <table:table-cell office:value-type="float" office:value="-0.108594925849528" calcext:value-type="float">
            <text:p>-0.108594925849528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/GDL_18_23h-43m_he.9pp.3lr.9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</text:p>
          </table:table-cell>
          <table:table-cell/>
          <table:table-cell office:value-type="float" office:value="97.445" calcext:value-type="float">
            <text:p>97.445</text:p>
          </table:table-cell>
          <table:table-cell office:value-type="float" office:value="10" calcext:value-type="float">
            <text:p>10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10" calcext:value-type="float">
            <text:p>10</text:p>
          </table:table-cell>
          <table:table-cell office:value-type="float" office:value="-0.110977995780087" calcext:value-type="float">
            <text:p>-0.110977995780087</text:p>
          </table:table-cell>
          <table:table-cell office:value-type="float" office:value="10" calcext:value-type="float">
            <text:p>10</text:p>
          </table:table-cell>
          <table:table-cell office:value-type="float" office:value="2.152" calcext:value-type="float">
            <text:p>2.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/GDL_19_00h-22m_he.9pp.3lr1</text:p>
          </table:table-cell>
          <table:table-cell table:number-columns-repeated="993"/>
        </table:table-row>
        <table:table-row table:style-name="ro2">
          <table:table-cell table:number-columns-repeated="11"/>
          <table:table-cell table:style-name="ce10"/>
          <table:table-cell table:style-name="Default"/>
          <table:table-cell table:style-name="ce10"/>
          <table:table-cell table:style-name="Default"/>
          <table:table-cell table:number-columns-repeated="1006"/>
        </table:table-row>
        <table:table-row table:style-name="ro2">
          <table:table-cell office:value-type="string" calcext:value-type="string">
            <text:p>AIDS_c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7.099" calcext:value-type="float">
            <text:p>97.099</text:p>
          </table:table-cell>
          <table:table-cell office:value-type="float" office:value="8" calcext:value-type="float">
            <text:p>8</text:p>
          </table:table-cell>
          <table:table-cell office:value-type="float" office:value="160.93" calcext:value-type="float">
            <text:p>160.9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10" calcext:value-type="float">
            <text:p>10</text:p>
          </table:table-cell>
          <table:table-cell office:value-type="float" office:value="-0.0553166339996771" calcext:value-type="float">
            <text:p>-0.055316633999677</text:p>
          </table:table-cell>
          <table:table-cell office:value-type="float" office:value="10" calcext:value-type="float">
            <text:p>10</text:p>
          </table:table-cell>
          <table:table-cell office:value-type="float" office:value="2.219" calcext:value-type="float">
            <text:p>2.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_c/GDL_04_19h-1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_c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7.505" calcext:value-type="float">
            <text:p>97.505</text:p>
          </table:table-cell>
          <table:table-cell office:value-type="float" office:value="9" calcext:value-type="float">
            <text:p>9</text:p>
          </table:table-cell>
          <table:table-cell office:value-type="float" office:value="160.93" calcext:value-type="float">
            <text:p>160.93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10" calcext:value-type="float">
            <text:p>10</text:p>
          </table:table-cell>
          <table:table-cell office:value-type="float" office:value="-0.0885450363389016" calcext:value-type="float">
            <text:p>-0.088545036338902</text:p>
          </table:table-cell>
          <table:table-cell office:value-type="float" office:value="10" calcext:value-type="float">
            <text:p>10</text:p>
          </table:table-cell>
          <table:table-cell office:value-type="float" office:value="2.219" calcext:value-type="float">
            <text:p>2.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_c/GDL_04_19h-2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_c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7.541" calcext:value-type="float">
            <text:p>97.541</text:p>
          </table:table-cell>
          <table:table-cell office:value-type="float" office:value="7" calcext:value-type="float">
            <text:p>7</text:p>
          </table:table-cell>
          <table:table-cell office:value-type="float" office:value="160.93" calcext:value-type="float">
            <text:p>160.9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office:value-type="float" office:value="-0.10065634508167" calcext:value-type="float">
            <text:p>-0.10065634508167</text:p>
          </table:table-cell>
          <table:table-cell office:value-type="float" office:value="10" calcext:value-type="float">
            <text:p>10</text:p>
          </table:table-cell>
          <table:table-cell office:value-type="float" office:value="2.219" calcext:value-type="float">
            <text:p>2.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_c/GDL_04_19h-3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_c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6.649" calcext:value-type="float">
            <text:p>96.649</text:p>
          </table:table-cell>
          <table:table-cell office:value-type="float" office:value="0" calcext:value-type="float">
            <text:p>0</text:p>
          </table:table-cell>
          <table:table-cell office:value-type="float" office:value="705.264" calcext:value-type="float">
            <text:p>705.264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AIDS_c/GDL_04_19h-43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IDS_c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7.748" calcext:value-type="float">
            <text:p>97.748</text:p>
          </table:table-cell>
          <table:table-cell office:value-type="float" office:value="10" calcext:value-type="float">
            <text:p>10</text:p>
          </table:table-cell>
          <table:table-cell office:value-type="float" office:value="160.93" calcext:value-type="float">
            <text:p>160.93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office:value-type="float" office:value="-0.11311058597619" calcext:value-type="float">
            <text:p>-0.11311058597619</text:p>
          </table:table-cell>
          <table:table-cell office:value-type="float" office:value="1" calcext:value-type="float">
            <text:p>1</text:p>
          </table:table-cell>
          <table:table-cell office:value-type="float" office:value="2.219" calcext:value-type="float">
            <text:p>2.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_c/GDL_04_19h-54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NCI1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 - 201 - Exp2</text:p>
          </table:table-cell>
          <table:table-cell office:value-type="float" office:value="76.657" calcext:value-type="float">
            <text:p>76.657</text:p>
          </table:table-cell>
          <table:table-cell office:value-type="float" office:value="8" calcext:value-type="float">
            <text:p>8</text:p>
          </table:table-cell>
          <table:table-cell office:value-type="float" office:value="86.416" calcext:value-type="float">
            <text:p>86.4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-0.000919455067268649" calcext:value-type="float">
            <text:p>-0.000919455067269</text:p>
          </table:table-cell>
          <table:table-cell office:value-type="float" office:value="10" calcext:value-type="float">
            <text:p>10</text:p>
          </table:table-cell>
          <table:table-cell office:value-type="float" office:value="6.543" calcext:value-type="float">
            <text:p>6.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NCI1/GDL_04_00h-38m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NCI1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 - 201 - Exp2</text:p>
          </table:table-cell>
          <table:table-cell office:value-type="float" office:value="76.876" calcext:value-type="float">
            <text:p>76.876</text:p>
          </table:table-cell>
          <table:table-cell office:value-type="float" office:value="9" calcext:value-type="float">
            <text:p>9</text:p>
          </table:table-cell>
          <table:table-cell office:value-type="float" office:value="113.021" calcext:value-type="float">
            <text:p>113.021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7" calcext:value-type="float">
            <text:p>7</text:p>
          </table:table-cell>
          <table:table-cell office:value-type="float" office:value="-0.0025287314731941" calcext:value-type="float">
            <text:p>-0.002528731473194</text:p>
          </table:table-cell>
          <table:table-cell office:value-type="float" office:value="10" calcext:value-type="float">
            <text:p>10</text:p>
          </table:table-cell>
          <table:table-cell office:value-type="float" office:value="5.725" calcext:value-type="float">
            <text:p>5.7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NCI1/GDL_04_04h-11m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ENZYMES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4.383" calcext:value-type="float">
            <text:p>54.383</text:p>
          </table:table-cell>
          <table:table-cell office:value-type="float" office:value="4" calcext:value-type="float">
            <text:p>4</text:p>
          </table:table-cell>
          <table:table-cell office:value-type="float" office:value="4.365" calcext:value-type="float">
            <text:p>4.365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0143972030704154" calcext:value-type="float">
            <text:p>-0.000143972030704</text:p>
          </table:table-cell>
          <table:table-cell office:value-type="float" office:value="10" calcext:value-type="float">
            <text:p>10</text:p>
          </table:table-cell>
          <table:table-cell office:value-type="float" office:value="9.484" calcext:value-type="float">
            <text:p>9.4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/GDL_04_18h-09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4.667" calcext:value-type="float">
            <text:p>54.667</text:p>
          </table:table-cell>
          <table:table-cell office:value-type="float" office:value="10" calcext:value-type="float">
            <text:p>10</text:p>
          </table:table-cell>
          <table:table-cell office:value-type="float" office:value="4.609" calcext:value-type="float">
            <text:p>4.609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0862663020702259" calcext:value-type="float">
            <text:p>-0.000862663020702</text:p>
          </table:table-cell>
          <table:table-cell office:value-type="float" office:value="10" calcext:value-type="float">
            <text:p>10</text:p>
          </table:table-cell>
          <table:table-cell office:value-type="float" office:value="9.249" calcext:value-type="float">
            <text:p>9.2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/GDL_04_18h-10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9" calcext:value-type="float">
            <text:p>9</text:p>
          </table:table-cell>
          <table:table-cell office:value-type="float" office:value="4.699" calcext:value-type="float">
            <text:p>4.699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172816572270285" calcext:value-type="float">
            <text:p>-0.001728165722703</text:p>
          </table:table-cell>
          <table:table-cell office:value-type="float" office:value="10" calcext:value-type="float">
            <text:p>10</text:p>
          </table:table-cell>
          <table:table-cell office:value-type="float" office:value="8.898" calcext:value-type="float">
            <text:p>8.8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/GDL_04_18h-1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</text:p>
          </table:table-cell>
          <table:table-cell table:number-columns-repeated="3"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3.75" calcext:value-type="float">
            <text:p>53.75</text:p>
          </table:table-cell>
          <table:table-cell office:value-type="float" office:value="0" calcext:value-type="float">
            <text:p>0</text:p>
          </table:table-cell>
          <table:table-cell office:value-type="float" office:value="4.319" calcext:value-type="float">
            <text:p>4.319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52" calcext:value-type="float">
            <text:p>9.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ENZYMES/GDL_04_18h-13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9.433" calcext:value-type="float">
            <text:p>59.433</text:p>
          </table:table-cell>
          <table:table-cell office:value-type="float" office:value="7" calcext:value-type="float">
            <text:p>7</text:p>
          </table:table-cell>
          <table:table-cell office:value-type="float" office:value="4.509" calcext:value-type="float">
            <text:p>4.509</text:p>
          </table:table-cell>
          <table:table-cell office:value-type="float" office:value="1" calcext:value-type="float">
            <text:p>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410919953290989" calcext:value-type="float">
            <text:p>-0.00410919953291</text:p>
          </table:table-cell>
          <table:table-cell office:value-type="float" office:value="1" calcext:value-type="float">
            <text:p>1</text:p>
          </table:table-cell>
          <table:table-cell office:value-type="float" office:value="9.46" calcext:value-type="float">
            <text:p>9.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ENZYMES/GDL_04_18h-15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4.151" calcext:value-type="float">
            <text:p>54.151</text:p>
          </table:table-cell>
          <table:table-cell office:value-type="float" office:value="7" calcext:value-type="float">
            <text:p>7</text:p>
          </table:table-cell>
          <table:table-cell office:value-type="float" office:value="4.127" calcext:value-type="float">
            <text:p>4.127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0143992982305052" calcext:value-type="float">
            <text:p>-0.000143992982305</text:p>
          </table:table-cell>
          <table:table-cell office:value-type="float" office:value="10" calcext:value-type="float">
            <text:p>10</text:p>
          </table:table-cell>
          <table:table-cell office:value-type="float" office:value="9.418" calcext:value-type="float">
            <text:p>9.4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_c/GDL_04_21h-20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4.242" calcext:value-type="float">
            <text:p>54.242</text:p>
          </table:table-cell>
          <table:table-cell office:value-type="float" office:value="4" calcext:value-type="float">
            <text:p>4</text:p>
          </table:table-cell>
          <table:table-cell office:value-type="float" office:value="4.371" calcext:value-type="float">
            <text:p>4.371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074809197465564" calcext:value-type="float">
            <text:p>-0.000748091974656</text:p>
          </table:table-cell>
          <table:table-cell office:value-type="float" office:value="10" calcext:value-type="float">
            <text:p>10</text:p>
          </table:table-cell>
          <table:table-cell office:value-type="float" office:value="9.084" calcext:value-type="float">
            <text:p>9.0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_c/GDL_04_21h-23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4.099" calcext:value-type="float">
            <text:p>54.099</text:p>
          </table:table-cell>
          <table:table-cell office:value-type="float" office:value="1" calcext:value-type="float">
            <text:p>1</text:p>
          </table:table-cell>
          <table:table-cell office:value-type="float" office:value="4.646" calcext:value-type="float">
            <text:p>4.646</text:p>
          </table:table-cell>
          <table:table-cell office:value-type="float" office:value="10" calcext:value-type="float">
            <text:p>1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157994579038379" calcext:value-type="float">
            <text:p>-0.001579945790384</text:p>
          </table:table-cell>
          <table:table-cell office:value-type="float" office:value="10" calcext:value-type="float">
            <text:p>10</text:p>
          </table:table-cell>
          <table:table-cell office:value-type="float" office:value="8.688" calcext:value-type="float">
            <text:p>8.6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ENZYMES_c/GDL_04_21h-26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3"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2.691" calcext:value-type="float">
            <text:p>52.691</text:p>
          </table:table-cell>
          <table:table-cell office:value-type="float" office:value="0" calcext:value-type="float">
            <text:p>0</text:p>
          </table:table-cell>
          <table:table-cell office:value-type="float" office:value="4.071" calcext:value-type="float">
            <text:p>4.071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87" calcext:value-type="float">
            <text:p>9.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ENZYMES_c/GDL_04_21h-29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ENZYMES_c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59.057" calcext:value-type="float">
            <text:p>59.057</text:p>
          </table:table-cell>
          <table:table-cell office:value-type="float" office:value="9" calcext:value-type="float">
            <text:p>9</text:p>
          </table:table-cell>
          <table:table-cell office:value-type="float" office:value="4.342" calcext:value-type="float">
            <text:p>4.342</text:p>
          </table:table-cell>
          <table:table-cell office:value-type="float" office:value="1" calcext:value-type="float">
            <text:p>1</text:p>
          </table:table-cell>
          <table:table-cell office:value-type="float" office:value="-0.008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office:value-type="float" office:value="-0.00405862590803796" calcext:value-type="float">
            <text:p>-0.004058625908038</text:p>
          </table:table-cell>
          <table:table-cell office:value-type="float" office:value="1" calcext:value-type="float">
            <text:p>1</text:p>
          </table:table-cell>
          <table:table-cell office:value-type="float" office:value="9.485" calcext:value-type="float">
            <text:p>9.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ENZYMES_c/GDL_04_21h-3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3.216" calcext:value-type="float">
            <text:p>73.216</text:p>
          </table:table-cell>
          <table:table-cell office:value-type="float" office:value="10" calcext:value-type="float">
            <text:p>10</text:p>
          </table:table-cell>
          <table:table-cell office:value-type="float" office:value="71.882" calcext:value-type="float">
            <text:p>71.882</text:p>
          </table:table-cell>
          <table:table-cell office:value-type="float" office:value="10" calcext:value-type="float">
            <text:p>10</text:p>
          </table:table-cell>
          <table:table-cell office:value-type="float" office:value="0.021" calcext:value-type="float">
            <text:p>0.021</text:p>
          </table:table-cell>
          <table:table-cell office:value-type="float" office:value="9" calcext:value-type="float">
            <text:p>9</text:p>
          </table:table-cell>
          <table:table-cell office:value-type="float" office:value="-0.00314011847218354" calcext:value-type="float">
            <text:p>-0.003140118472184</text:p>
          </table:table-cell>
          <table:table-cell office:value-type="float" office:value="10" calcext:value-type="float">
            <text:p>10</text:p>
          </table:table-cell>
          <table:table-cell office:value-type="float" office:value="3.708" calcext:value-type="float">
            <text:p>3.7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ROTEINS/GDL_04_17h-28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3.503" calcext:value-type="float">
            <text:p>73.503</text:p>
          </table:table-cell>
          <table:table-cell office:value-type="float" office:value="6" calcext:value-type="float">
            <text:p>6</text:p>
          </table:table-cell>
          <table:table-cell office:value-type="float" office:value="72.496" calcext:value-type="float">
            <text:p>72.496</text:p>
          </table:table-cell>
          <table:table-cell office:value-type="float" office:value="10" calcext:value-type="float">
            <text:p>10</text:p>
          </table:table-cell>
          <table:table-cell office:value-type="float" office:value="0.024" calcext:value-type="float">
            <text:p>0.024</text:p>
          </table:table-cell>
          <table:table-cell office:value-type="float" office:value="9" calcext:value-type="float">
            <text:p>9</text:p>
          </table:table-cell>
          <table:table-cell office:value-type="float" office:value="-0.0090355419778867" calcext:value-type="float">
            <text:p>-0.009035541977887</text:p>
          </table:table-cell>
          <table:table-cell office:value-type="float" office:value="10" calcext:value-type="float">
            <text:p>10</text:p>
          </table:table-cell>
          <table:table-cell office:value-type="float" office:value="3.658" calcext:value-type="float">
            <text:p>3.6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ROTEINS/GDL_04_17h-36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3.574" calcext:value-type="float">
            <text:p>73.574</text:p>
          </table:table-cell>
          <table:table-cell office:value-type="float" office:value="4" calcext:value-type="float">
            <text:p>4</text:p>
          </table:table-cell>
          <table:table-cell office:value-type="float" office:value="78.963" calcext:value-type="float">
            <text:p>78.963</text:p>
          </table:table-cell>
          <table:table-cell office:value-type="float" office:value="10" calcext:value-type="float">
            <text:p>10</text:p>
          </table:table-cell>
          <table:table-cell office:value-type="float" office:value="0.027" calcext:value-type="float">
            <text:p>0.027</text:p>
          </table:table-cell>
          <table:table-cell office:value-type="float" office:value="9" calcext:value-type="float">
            <text:p>9</text:p>
          </table:table-cell>
          <table:table-cell office:value-type="float" office:value="-0.0156642158937086" calcext:value-type="float">
            <text:p>-0.015664215893709</text:p>
          </table:table-cell>
          <table:table-cell office:value-type="float" office:value="10" calcext:value-type="float">
            <text:p>10</text:p>
          </table:table-cell>
          <table:table-cell office:value-type="float" office:value="3.369" calcext:value-type="float">
            <text:p>3.3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ROTEINS/GDL_04_17h-44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2.487" calcext:value-type="float">
            <text:p>72.487</text:p>
          </table:table-cell>
          <table:table-cell office:value-type="float" office:value="0" calcext:value-type="float">
            <text:p>0</text:p>
          </table:table-cell>
          <table:table-cell office:value-type="float" office:value="124.122" calcext:value-type="float">
            <text:p>124.122</text:p>
          </table:table-cell>
          <table:table-cell office:value-type="float" office:value="5" calcext:value-type="float">
            <text:p>5</text:p>
          </table:table-cell>
          <table:table-cell office:value-type="float" office:value="0.018" calcext:value-type="float">
            <text:p>0.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84" calcext:value-type="float">
            <text:p>1.3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ROTEINS/GDL_04_17h-5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3.81" calcext:value-type="float">
            <text:p>73.81</text:p>
          </table:table-cell>
          <table:table-cell office:value-type="float" office:value="10" calcext:value-type="float">
            <text:p>10</text:p>
          </table:table-cell>
          <table:table-cell office:value-type="float" office:value="151.914" calcext:value-type="float">
            <text:p>151.914</text:p>
          </table:table-cell>
          <table:table-cell office:value-type="float" office:value="2" calcext:value-type="float">
            <text:p>2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-0.0331804373867688" calcext:value-type="float">
            <text:p>-0.033180437386769</text:p>
          </table:table-cell>
          <table:table-cell office:value-type="float" office:value="2" calcext:value-type="float">
            <text:p>2</text:p>
          </table:table-cell>
          <table:table-cell office:value-type="float" office:value="2.52" calcext:value-type="float">
            <text:p>2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fabrice/Documents/Uni/15. Semester/Datafiles/PROTEINS/GDL_04_18h-01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_c</text:p>
          </table:table-cell>
          <table:table-cell table:number-columns-repeated="2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2.605" calcext:value-type="float">
            <text:p>72.605</text:p>
          </table:table-cell>
          <table:table-cell office:value-type="float" office:value="7" calcext:value-type="float">
            <text:p>7</text:p>
          </table:table-cell>
          <table:table-cell office:value-type="float" office:value="59.317" calcext:value-type="float">
            <text:p>59.317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office:value-type="float" office:value="-0.000259149471302678" calcext:value-type="float">
            <text:p>-0.000259149471303</text:p>
          </table:table-cell>
          <table:table-cell office:value-type="float" office:value="10" calcext:value-type="float">
            <text:p>10</text:p>
          </table:table-cell>
          <table:table-cell office:value-type="float" office:value="3.736" calcext:value-type="float">
            <text:p>3.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PROTEINS_c/GDL_04_20h-04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_c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2.814" calcext:value-type="float">
            <text:p>72.814</text:p>
          </table:table-cell>
          <table:table-cell office:value-type="float" office:value="6" calcext:value-type="float">
            <text:p>6</text:p>
          </table:table-cell>
          <table:table-cell office:value-type="float" office:value="59.262" calcext:value-type="float">
            <text:p>59.262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10" calcext:value-type="float">
            <text:p>10</text:p>
          </table:table-cell>
          <table:table-cell office:value-type="float" office:value="-0.00259192832699662" calcext:value-type="float">
            <text:p>-0.002591928326997</text:p>
          </table:table-cell>
          <table:table-cell office:value-type="float" office:value="10" calcext:value-type="float">
            <text:p>10</text:p>
          </table:table-cell>
          <table:table-cell office:value-type="float" office:value="3.736" calcext:value-type="float">
            <text:p>3.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PROTEINS_c/GDL_04_20h-20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_c</text:p>
          </table:table-cell>
          <table:table-cell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table:number-columns-repeated="3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2.871" calcext:value-type="float">
            <text:p>72.871</text:p>
          </table:table-cell>
          <table:table-cell office:value-type="float" office:value="8" calcext:value-type="float">
            <text:p>8</text:p>
          </table:table-cell>
          <table:table-cell office:value-type="float" office:value="59.262" calcext:value-type="float">
            <text:p>59.262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9" calcext:value-type="float">
            <text:p>9</text:p>
          </table:table-cell>
          <table:table-cell office:value-type="float" office:value="-0.00654962590251818" calcext:value-type="float">
            <text:p>-0.006549625902518</text:p>
          </table:table-cell>
          <table:table-cell office:value-type="float" office:value="10" calcext:value-type="float">
            <text:p>10</text:p>
          </table:table-cell>
          <table:table-cell office:value-type="float" office:value="3.732" calcext:value-type="float">
            <text:p>3.7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ROTEINS_c/GDL_04_20h-34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_c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2.515" calcext:value-type="float">
            <text:p>72.515</text:p>
          </table:table-cell>
          <table:table-cell office:value-type="float" office:value="0" calcext:value-type="float">
            <text:p>0</text:p>
          </table:table-cell>
          <table:table-cell office:value-type="float" office:value="180.275" calcext:value-type="float">
            <text:p>180.275</text:p>
          </table:table-cell>
          <table:table-cell office:value-type="float" office:value="4" calcext:value-type="float">
            <text:p>4</text:p>
          </table:table-cell>
          <table:table-cell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67" calcext:value-type="float">
            <text:p>1.1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home/fabrice/Documents/Uni/15. Semester/Datafiles/PROTEINS_c/GDL_04_20h-49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OTEINS_c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2.563" calcext:value-type="float">
            <text:p>72.563</text:p>
          </table:table-cell>
          <table:table-cell office:value-type="float" office:value="10" calcext:value-type="float">
            <text:p>10</text:p>
          </table:table-cell>
          <table:table-cell office:value-type="float" office:value="166.641" calcext:value-type="float">
            <text:p>166.641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.039</text:p>
          </table:table-cell>
          <table:table-cell office:value-type="float" office:value="2" calcext:value-type="float">
            <text:p>2</text:p>
          </table:table-cell>
          <table:table-cell office:value-type="float" office:value="-0.0558200459133007" calcext:value-type="float">
            <text:p>-0.055820045913301</text:p>
          </table:table-cell>
          <table:table-cell office:value-type="float" office:value="2" calcext:value-type="float">
            <text:p>2</text:p>
          </table:table-cell>
          <table:table-cell office:value-type="float" office:value="2.204" calcext:value-type="float">
            <text:p>2.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fabrice/Documents/Uni/15. Semester/Datafiles/PROTEINS_c/GDL_04_21h-05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Tox21_AHR</text:p>
          </table:table-cell>
          <table:table-cell table:number-columns-repeated="4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88.371" calcext:value-type="float">
            <text:p>88.371</text:p>
          </table:table-cell>
          <table:table-cell office:value-type="float" office:value="0" calcext:value-type="float">
            <text:p>0</text:p>
          </table:table-cell>
          <table:table-cell office:value-type="float" office:value="69.677" calcext:value-type="float">
            <text:p>69.677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 office:value-type="float" office:value="-0.00901380626957771" calcext:value-type="float">
            <text:p>-0.009013806269578</text:p>
          </table:table-cell>
          <table:table-cell office:value-type="float" office:value="10" calcext:value-type="float">
            <text:p>10</text:p>
          </table:table-cell>
          <table:table-cell office:value-type="float" office:value="6.079" calcext:value-type="float">
            <text:p>6.0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Tox21_AHR/GDL_05_02h-59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NCI1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1 - 201 - Exp2</text:p>
          </table:table-cell>
          <table:table-cell office:value-type="float" office:value="76.825" calcext:value-type="float">
            <text:p>76.825</text:p>
          </table:table-cell>
          <table:table-cell office:value-type="float" office:value="10" calcext:value-type="float">
            <text:p>10</text:p>
          </table:table-cell>
          <table:table-cell office:value-type="float" office:value="113.021" calcext:value-type="float">
            <text:p>113.021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7" calcext:value-type="float">
            <text:p>7</text:p>
          </table:table-cell>
          <table:table-cell office:value-type="float" office:value="-0.0025287314731941" calcext:value-type="float">
            <text:p>-0.002528731473194</text:p>
          </table:table-cell>
          <table:table-cell office:value-type="float" office:value="10" calcext:value-type="float">
            <text:p>10</text:p>
          </table:table-cell>
          <table:table-cell office:value-type="float" office:value="5.725" calcext:value-type="float">
            <text:p>5.7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NCI1/GDL_04_04h-11m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NCI1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6.652" calcext:value-type="float">
            <text:p>76.652</text:p>
          </table:table-cell>
          <table:table-cell office:value-type="float" office:value="10" calcext:value-type="float">
            <text:p>10</text:p>
          </table:table-cell>
          <table:table-cell office:value-type="float" office:value="86.416" calcext:value-type="float">
            <text:p>86.416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office:value-type="float" office:value="-0.000949491955979154" calcext:value-type="float">
            <text:p>-0.000949491955979</text:p>
          </table:table-cell>
          <table:table-cell office:value-type="float" office:value="10" calcext:value-type="float">
            <text:p>10</text:p>
          </table:table-cell>
          <table:table-cell office:value-type="float" office:value="6.543" calcext:value-type="float">
            <text:p>6.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NCI1/GDL_04_10h-12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NCI1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7.255" calcext:value-type="float">
            <text:p>77.255</text:p>
          </table:table-cell>
          <table:table-cell office:value-type="float" office:value="10" calcext:value-type="float">
            <text:p>10</text:p>
          </table:table-cell>
          <table:table-cell office:value-type="float" office:value="141.009" calcext:value-type="float">
            <text:p>141.009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5" calcext:value-type="float">
            <text:p>5</text:p>
          </table:table-cell>
          <table:table-cell office:value-type="float" office:value="-0.0030115757526723" calcext:value-type="float">
            <text:p>-0.003011575752672</text:p>
          </table:table-cell>
          <table:table-cell office:value-type="float" office:value="10" calcext:value-type="float">
            <text:p>10</text:p>
          </table:table-cell>
          <table:table-cell office:value-type="float" office:value="5.121" calcext:value-type="float">
            <text:p>5.1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NCI1/GDL_04_11h-40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NCI1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7.63" calcext:value-type="float">
            <text:p>77.63</text:p>
          </table:table-cell>
          <table:table-cell office:value-type="float" office:value="10" calcext:value-type="float">
            <text:p>10</text:p>
          </table:table-cell>
          <table:table-cell office:value-type="float" office:value="176.535" calcext:value-type="float">
            <text:p>176.535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office:value-type="float" office:value="2" calcext:value-type="float">
            <text:p>2</text:p>
          </table:table-cell>
          <table:table-cell office:value-type="float" office:value="-0.00322809918829248" calcext:value-type="float">
            <text:p>-0.003228099188292</text:p>
          </table:table-cell>
          <table:table-cell office:value-type="float" office:value="10" calcext:value-type="float">
            <text:p>10</text:p>
          </table:table-cell>
          <table:table-cell office:value-type="float" office:value="4.59" calcext:value-type="float">
            <text:p>4.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NCI1/GDL_04_13h-07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NCI1</text:p>
          </table:table-cell>
          <table:table-cell office:value-type="string" calcext:value-type="string">
            <text:p>{'n'}</text:p>
          </table:table-cell>
          <table:table-cell table:number-columns-repeated="3" office:value-type="string" calcext:value-type="string">
            <text:p>{'y'}</text:p>
          </table:table-cell>
          <table:table-cell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6.572" calcext:value-type="float">
            <text:p>76.572</text:p>
          </table:table-cell>
          <table:table-cell office:value-type="float" office:value="0" calcext:value-type="float">
            <text:p>0</text:p>
          </table:table-cell>
          <table:table-cell office:value-type="float" office:value="541.571" calcext:value-type="float">
            <text:p>541.571</text:p>
          </table:table-cell>
          <table:table-cell office:value-type="float" office:value="1" calcext:value-type="float">
            <text:p>1</text:p>
          </table:table-cell>
          <table:table-cell office:value-type="float" office:value="0.049" calcext:value-type="float">
            <text:p>0.0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82" calcext:value-type="float">
            <text:p>2.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NCI1/GDL_04_14h-34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NCI1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79.438" calcext:value-type="float">
            <text:p>79.438</text:p>
          </table:table-cell>
          <table:table-cell office:value-type="float" office:value="10" calcext:value-type="float">
            <text:p>10</text:p>
          </table:table-cell>
          <table:table-cell office:value-type="float" office:value="92.193" calcext:value-type="float">
            <text:p>92.19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-0.00140734744459325" calcext:value-type="float">
            <text:p>-0.001407347444593</text:p>
          </table:table-cell>
          <table:table-cell office:value-type="float" office:value="1" calcext:value-type="float">
            <text:p>1</text:p>
          </table:table-cell>
          <table:table-cell office:value-type="float" office:value="6.419" calcext:value-type="float">
            <text:p>6.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NCI1/GDL_04_16h-01m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01 - Exp1</text:p>
          </table:table-cell>
          <table:table-cell/>
          <table:table-cell office:value-type="float" office:value="82.121" calcext:value-type="float">
            <text:p>82.121</text:p>
          </table:table-cell>
          <table:table-cell office:value-type="float" office:value="9" calcext:value-type="float">
            <text:p>9</text:p>
          </table:table-cell>
          <table:table-cell office:value-type="float" office:value="23.926" calcext:value-type="float">
            <text:p>23.926</text:p>
          </table:table-cell>
          <table:table-cell office:value-type="float" office:value="8" calcext:value-type="float">
            <text:p>8</text:p>
          </table:table-cell>
          <table:table-cell office:value-type="float" office:value="0.016" calcext:value-type="float">
            <text:p>0.016</text:p>
          </table:table-cell>
          <table:table-cell office:value-type="float" office:value="6" calcext:value-type="float">
            <text:p>6</text:p>
          </table:table-cell>
          <table:table-cell office:value-type="float" office:value="-0.00971321375032308" calcext:value-type="float">
            <text:p>-0.009713213750323</text:p>
          </table:table-cell>
          <table:table-cell office:value-type="float" office:value="10" calcext:value-type="float">
            <text:p>10</text:p>
          </table:table-cell>
          <table:table-cell office:value-type="float" office:value="7.584" calcext:value-type="float">
            <text:p>7.5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home/fabrice/Documents/Uni/15. Semester/Datafiles/ogbg-molbace/GDL_22_23h-47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81.882" calcext:value-type="float">
            <text:p>81.882</text:p>
          </table:table-cell>
          <table:table-cell office:value-type="float" office:value="9" calcext:value-type="float">
            <text:p>9</text:p>
          </table:table-cell>
          <table:table-cell office:value-type="float" office:value="17.111" calcext:value-type="float">
            <text:p>17.11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8" calcext:value-type="float">
            <text:p>8</text:p>
          </table:table-cell>
          <table:table-cell office:value-type="float" office:value="-0.0034138600178879" calcext:value-type="float">
            <text:p>-0.003413860017888</text:p>
          </table:table-cell>
          <table:table-cell office:value-type="float" office:value="10" calcext:value-type="float">
            <text:p>10</text:p>
          </table:table-cell>
          <table:table-cell office:value-type="float" office:value="9.109" calcext:value-type="float">
            <text:p>9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ogbg-molbace/GDL_23_08h-25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82.043" calcext:value-type="float">
            <text:p>82.043</text:p>
          </table:table-cell>
          <table:table-cell office:value-type="float" office:value="9" calcext:value-type="float">
            <text:p>9</text:p>
          </table:table-cell>
          <table:table-cell office:value-type="float" office:value="24.094" calcext:value-type="float">
            <text:p>24.094</text:p>
          </table:table-cell>
          <table:table-cell office:value-type="float" office:value="9" calcext:value-type="float">
            <text:p>9</text:p>
          </table:table-cell>
          <table:table-cell office:value-type="float" office:value="0.016" calcext:value-type="float">
            <text:p>0.016</text:p>
          </table:table-cell>
          <table:table-cell office:value-type="float" office:value="7" calcext:value-type="float">
            <text:p>7</text:p>
          </table:table-cell>
          <table:table-cell office:value-type="float" office:value="-0.00937674537880739" calcext:value-type="float">
            <text:p>-0.009376745378807</text:p>
          </table:table-cell>
          <table:table-cell office:value-type="float" office:value="10" calcext:value-type="float">
            <text:p>10</text:p>
          </table:table-cell>
          <table:table-cell office:value-type="float" office:value="7.553" calcext:value-type="float">
            <text:p>7.5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home/fabrice/Documents/Uni/15. Semester/Datafiles/ogbg-molbace/GDL_23_09h-15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81.455" calcext:value-type="float">
            <text:p>81.455</text:p>
          </table:table-cell>
          <table:table-cell office:value-type="float" office:value="0" calcext:value-type="float">
            <text:p>0</text:p>
          </table:table-cell>
          <table:table-cell office:value-type="float" office:value="107.209" calcext:value-type="float">
            <text:p>107.209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86" calcext:value-type="float">
            <text:p>2.4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home/fabrice/Documents/Uni/15. Semester/Datafiles/ogbg-molbace/GDL_23_10h-10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83.069" calcext:value-type="float">
            <text:p>83.069</text:p>
          </table:table-cell>
          <table:table-cell office:value-type="float" office:value="5" calcext:value-type="float">
            <text:p>5</text:p>
          </table:table-cell>
          <table:table-cell office:value-type="float" office:value="17.111" calcext:value-type="float">
            <text:p>17.11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-0.0047192806594234" calcext:value-type="float">
            <text:p>-0.004719280659423</text:p>
          </table:table-cell>
          <table:table-cell office:value-type="float" office:value="1" calcext:value-type="float">
            <text:p>1</text:p>
          </table:table-cell>
          <table:table-cell office:value-type="float" office:value="9.109" calcext:value-type="float">
            <text:p>9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ogbg-molbace/GDL_23_11h-02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3</text:p>
          </table:table-cell>
          <table:table-cell/>
          <table:table-cell office:value-type="float" office:value="81.565" calcext:value-type="float">
            <text:p>81.565</text:p>
          </table:table-cell>
          <table:table-cell office:value-type="float" office:value="0" calcext:value-type="float">
            <text:p>0</text:p>
          </table:table-cell>
          <table:table-cell office:value-type="float" office:value="114.119" calcext:value-type="float">
            <text:p>114.119</text:p>
          </table:table-cell>
          <table:table-cell office:value-type="float" office:value="10" calcext:value-type="float">
            <text:p>10</text:p>
          </table:table-cell>
          <table:table-cell office:value-type="float" office:value="0.011" calcext:value-type="float">
            <text:p>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6" calcext:value-type="float">
            <text:p>2.4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ogbg-molbace/GDL_23_11h-51mExp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table:number-columns-repeated="3"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4 0.51%-same class vec &amp; 0.0%-same classes</text:p>
          </table:table-cell>
          <table:table-cell/>
          <table:table-cell office:value-type="float" office:value="81.811" calcext:value-type="float">
            <text:p>81.811</text:p>
          </table:table-cell>
          <table:table-cell office:value-type="float" office:value="0" calcext:value-type="float">
            <text:p>0</text:p>
          </table:table-cell>
          <table:table-cell office:value-type="float" office:value="17.161" calcext:value-type="float">
            <text:p>17.161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-0.000157493768148664" calcext:value-type="float">
            <text:p>-0.000157493768149</text:p>
          </table:table-cell>
          <table:table-cell office:value-type="float" office:value="8" calcext:value-type="float">
            <text:p>8</text:p>
          </table:table-cell>
          <table:table-cell office:value-type="float" office:value="9.097" calcext:value-type="float">
            <text:p>9.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ogbg-molbace/GDL_23_13h-33mExp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4</text:p>
          </table:table-cell>
          <table:table-cell/>
          <table:table-cell office:value-type="float" office:value="82.181" calcext:value-type="float">
            <text:p>82.181</text:p>
          </table:table-cell>
          <table:table-cell office:value-type="float" office:value="10" calcext:value-type="float">
            <text:p>10</text:p>
          </table:table-cell>
          <table:table-cell office:value-type="float" office:value="21.482" calcext:value-type="float">
            <text:p>21.482</text:p>
          </table:table-cell>
          <table:table-cell office:value-type="float" office:value="10" calcext:value-type="float">
            <text:p>10</text:p>
          </table:table-cell>
          <table:table-cell office:value-type="float" office:value="0.015" calcext:value-type="float">
            <text:p>0.015</text:p>
          </table:table-cell>
          <table:table-cell office:value-type="float" office:value="9" calcext:value-type="float">
            <text:p>9</text:p>
          </table:table-cell>
          <table:table-cell office:value-type="float" office:value="-0.00709138122577424" calcext:value-type="float">
            <text:p>-0.007091381225774</text:p>
          </table:table-cell>
          <table:table-cell office:value-type="float" office:value="10" calcext:value-type="float">
            <text:p>10</text:p>
          </table:table-cell>
          <table:table-cell office:value-type="float" office:value="7.993" calcext:value-type="float">
            <text:p>7.9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ogbg-molbace/GDL_23_14h-22mExp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ace</text:p>
          </table:table-cell>
          <table:table-cell office:value-type="string" calcext:value-type="string">
            <text:p>{'y'}</text:p>
          </table:table-cell>
          <table:table-cell table:number-columns-repeated="2" office:value-type="string" calcext:value-type="string">
            <text:p>{'n'}</text:p>
          </table:table-cell>
          <table:table-cell table:number-columns-repeated="2" office:value-type="string" calcext:value-type="string">
            <text:p>{'y'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5</text:p>
          </table:table-cell>
          <table:table-cell/>
          <table:table-cell office:value-type="float" office:value="83.555" calcext:value-type="float">
            <text:p>83.555</text:p>
          </table:table-cell>
          <table:table-cell office:value-type="float" office:value="8" calcext:value-type="float">
            <text:p>8</text:p>
          </table:table-cell>
          <table:table-cell office:value-type="float" office:value="18.895" calcext:value-type="float">
            <text:p>18.895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10" calcext:value-type="float">
            <text:p>10</text:p>
          </table:table-cell>
          <table:table-cell office:value-type="float" office:value="-0.00732336439408221" calcext:value-type="float">
            <text:p>-0.007323364394082</text:p>
          </table:table-cell>
          <table:table-cell office:value-type="float" office:value="10" calcext:value-type="float">
            <text:p>10</text:p>
          </table:table-cell>
          <table:table-cell office:value-type="float" office:value="8.703" calcext:value-type="float">
            <text:p>8.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ogbg-molbace/GDL_23_15h-12mExp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ogbg-molbbbp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01 - Exp1</text:p>
          </table:table-cell>
          <table:table-cell/>
          <table:table-cell office:value-type="float" office:value="84.301" calcext:value-type="float">
            <text:p>84.301</text:p>
          </table:table-cell>
          <table:table-cell office:value-type="float" office:value="10" calcext:value-type="float">
            <text:p>10</text:p>
          </table:table-cell>
          <table:table-cell office:value-type="float" office:value="110.378" calcext:value-type="float">
            <text:p>110.378</text:p>
          </table:table-cell>
          <table:table-cell office:value-type="float" office:value="10" calcext:value-type="float">
            <text:p>10</text:p>
          </table:table-cell>
          <table:table-cell office:value-type="float" office:value="0.029" calcext:value-type="float">
            <text:p>0.029</text:p>
          </table:table-cell>
          <table:table-cell office:value-type="float" office:value="9" calcext:value-type="float">
            <text:p>9</text:p>
          </table:table-cell>
          <table:table-cell office:value-type="float" office:value="-0.0207448841195097" calcext:value-type="float">
            <text:p>-0.02074488411951</text:p>
          </table:table-cell>
          <table:table-cell office:value-type="float" office:value="10" calcext:value-type="float">
            <text:p>10</text:p>
          </table:table-cell>
          <table:table-cell office:value-type="float" office:value="3.536" calcext:value-type="float">
            <text:p>3.5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ogbg-molbbbp/GDL_23_15h-44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 - Exp1</text:p>
          </table:table-cell>
          <table:table-cell/>
          <table:table-cell office:value-type="float" office:value="91.006" calcext:value-type="float">
            <text:p>91.006</text:p>
          </table:table-cell>
          <table:table-cell office:value-type="float" office:value="10" calcext:value-type="float">
            <text:p>10</text:p>
          </table:table-cell>
          <table:table-cell office:value-type="float" office:value="54.43" calcext:value-type="float">
            <text:p>54.4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-0.0478972935242445" calcext:value-type="float">
            <text:p>-0.047897293524245</text:p>
          </table:table-cell>
          <table:table-cell office:value-type="float" office:value="10" calcext:value-type="float">
            <text:p>10</text:p>
          </table:table-cell>
          <table:table-cell office:value-type="float" office:value="2.129" calcext:value-type="float">
            <text:p>2.1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MSRC_9/GDL_21_21h-44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01 - Exp1</text:p>
          </table:table-cell>
          <table:table-cell/>
          <table:table-cell office:value-type="float" office:value="90.83" calcext:value-type="float">
            <text:p>90.83</text:p>
          </table:table-cell>
          <table:table-cell office:value-type="float" office:value="3" calcext:value-type="float">
            <text:p>3</text:p>
          </table:table-cell>
          <table:table-cell office:value-type="float" office:value="67.322" calcext:value-type="float">
            <text:p>67.322</text:p>
          </table:table-cell>
          <table:table-cell office:value-type="float" office:value="10" calcext:value-type="float">
            <text:p>10</text:p>
          </table:table-cell>
          <table:table-cell office:value-type="float" office:value="0.118" calcext:value-type="float">
            <text:p>0.118</text:p>
          </table:table-cell>
          <table:table-cell office:value-type="float" office:value="4" calcext:value-type="float">
            <text:p>4</text:p>
          </table:table-cell>
          <table:table-cell office:value-type="float" office:value="-0.111061552026913" calcext:value-type="float">
            <text:p>-0.111061552026913</text:p>
          </table:table-cell>
          <table:table-cell office:value-type="float" office:value="10" calcext:value-type="float">
            <text:p>10</text:p>
          </table:table-cell>
          <table:table-cell office:value-type="float" office:value="1.893" calcext:value-type="float">
            <text:p>1.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fabrice/Documents/Uni/15. Semester/Datafiles/MSRC_9/GDL_21_21h-49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0.87" calcext:value-type="float">
            <text:p>90.87</text:p>
          </table:table-cell>
          <table:table-cell office:value-type="float" office:value="6" calcext:value-type="float">
            <text:p>6</text:p>
          </table:table-cell>
          <table:table-cell office:value-type="float" office:value="64.506" calcext:value-type="float">
            <text:p>64.506</text:p>
          </table:table-cell>
          <table:table-cell office:value-type="float" office:value="10" calcext:value-type="float">
            <text:p>10</text:p>
          </table:table-cell>
          <table:table-cell office:value-type="float" office:value="0.112" calcext:value-type="float">
            <text:p>0.112</text:p>
          </table:table-cell>
          <table:table-cell office:value-type="float" office:value="10" calcext:value-type="float">
            <text:p>10</text:p>
          </table:table-cell>
          <table:table-cell office:value-type="float" office:value="-0.0845582819963779" calcext:value-type="float">
            <text:p>-0.084558281996378</text:p>
          </table:table-cell>
          <table:table-cell office:value-type="float" office:value="10" calcext:value-type="float">
            <text:p>10</text:p>
          </table:table-cell>
          <table:table-cell office:value-type="float" office:value="1.98" calcext:value-type="float">
            <text:p>1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MSRC_9/GDL_21_22h-42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 office:value-type="string" calcext:value-type="string">
            <text:p>{'y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0.868" calcext:value-type="float">
            <text:p>90.868</text:p>
          </table:table-cell>
          <table:table-cell office:value-type="float" office:value="5" calcext:value-type="float">
            <text:p>5</text:p>
          </table:table-cell>
          <table:table-cell office:value-type="float" office:value="66.675" calcext:value-type="float">
            <text:p>66.675</text:p>
          </table:table-cell>
          <table:table-cell office:value-type="float" office:value="4" calcext:value-type="float">
            <text:p>4</text:p>
          </table:table-cell>
          <table:table-cell office:value-type="float" office:value="0.118" calcext:value-type="float">
            <text:p>0.118</text:p>
          </table:table-cell>
          <table:table-cell office:value-type="float" office:value="6" calcext:value-type="float">
            <text:p>6</text:p>
          </table:table-cell>
          <table:table-cell office:value-type="float" office:value="-0.107527510810279" calcext:value-type="float">
            <text:p>-0.107527510810279</text:p>
          </table:table-cell>
          <table:table-cell office:value-type="float" office:value="10" calcext:value-type="float">
            <text:p>10</text:p>
          </table:table-cell>
          <table:table-cell office:value-type="float" office:value="1.891" calcext:value-type="float">
            <text:p>1.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fabrice/Documents/Uni/15. Semester/Datafiles/MSRC_9/GDL_21_23h-03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4" office:value-type="string" calcext:value-type="string">
            <text:p>{'n'}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0.628" calcext:value-type="float">
            <text:p>90.628</text:p>
          </table:table-cell>
          <table:table-cell office:value-type="float" office:value="1" calcext:value-type="float">
            <text:p>1</text:p>
          </table:table-cell>
          <table:table-cell office:value-type="float" office:value="39.187" calcext:value-type="float">
            <text:p>39.187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3" calcext:value-type="float">
            <text:p>2.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MSRC_9/GDL_21_23h-24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0.806" calcext:value-type="float">
            <text:p>90.806</text:p>
          </table:table-cell>
          <table:table-cell office:value-type="float" office:value="2" calcext:value-type="float">
            <text:p>2</text:p>
          </table:table-cell>
          <table:table-cell office:value-type="float" office:value="57.212" calcext:value-type="float">
            <text:p>57.212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office:value-type="float" office:value="-0.0953577786981856" calcext:value-type="float">
            <text:p>-0.095357778698186</text:p>
          </table:table-cell>
          <table:table-cell office:value-type="float" office:value="1" calcext:value-type="float">
            <text:p>1</text:p>
          </table:table-cell>
          <table:table-cell office:value-type="float" office:value="1.968" calcext:value-type="float">
            <text:p>1.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SRC_9/GDL_21_23h-44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1.049" calcext:value-type="float">
            <text:p>91.049</text:p>
          </table:table-cell>
          <table:table-cell office:value-type="float" office:value="2" calcext:value-type="float">
            <text:p>2</text:p>
          </table:table-cell>
          <table:table-cell office:value-type="float" office:value="57.212" calcext:value-type="float">
            <text:p>57.212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office:value-type="float" office:value="-0.0953577786981856" calcext:value-type="float">
            <text:p>-0.095357778698186</text:p>
          </table:table-cell>
          <table:table-cell office:value-type="float" office:value="1" calcext:value-type="float">
            <text:p>1</text:p>
          </table:table-cell>
          <table:table-cell office:value-type="float" office:value="1.968" calcext:value-type="float">
            <text:p>1.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SRC_9/GDL_21_23h-44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91.01" calcext:value-type="float">
            <text:p>91.01</text:p>
          </table:table-cell>
          <table:table-cell office:value-type="float" office:value="2" calcext:value-type="float">
            <text:p>2</text:p>
          </table:table-cell>
          <table:table-cell office:value-type="float" office:value="57.212" calcext:value-type="float">
            <text:p>57.212</text:p>
          </table:table-cell>
          <table:table-cell office:value-type="float" office:value="1" calcext:value-type="float">
            <text:p>1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office:value-type="float" office:value="-0.0953577786981856" calcext:value-type="float">
            <text:p>-0.095357778698186</text:p>
          </table:table-cell>
          <table:table-cell office:value-type="float" office:value="1" calcext:value-type="float">
            <text:p>1</text:p>
          </table:table-cell>
          <table:table-cell office:value-type="float" office:value="1.968" calcext:value-type="float">
            <text:p>1.9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ome/fabrice/Documents/Uni/15. Semester/Datafiles/MSRC_9/GDL_21_23h-44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 office:value-type="string" calcext:value-type="string">
            <text:p>{'n'}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3</text:p>
          </table:table-cell>
          <table:table-cell/>
          <table:table-cell office:value-type="float" office:value="90.599" calcext:value-type="float">
            <text:p>90.599</text:p>
          </table:table-cell>
          <table:table-cell office:value-type="float" office:value="0" calcext:value-type="float">
            <text:p>0</text:p>
          </table:table-cell>
          <table:table-cell office:value-type="float" office:value="39.187" calcext:value-type="float">
            <text:p>39.187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43" calcext:value-type="float">
            <text:p>2.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MSRC_9/GDL_22_00h-05mExp3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3"/>
          <table:table-cell office:value-type="string" calcext:value-type="string">
            <text:p>{'n'}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4 0.12%-same class vec &amp; 0.04%-same classes</text:p>
          </table:table-cell>
          <table:table-cell/>
          <table:table-cell office:value-type="float" office:value="90.951" calcext:value-type="float">
            <text:p>90.951</text:p>
          </table:table-cell>
          <table:table-cell office:value-type="float" office:value="9" calcext:value-type="float">
            <text:p>9</text:p>
          </table:table-cell>
          <table:table-cell office:value-type="float" office:value="39.332" calcext:value-type="float">
            <text:p>39.332</text:p>
          </table:table-cell>
          <table:table-cell office:value-type="float" office:value="8" calcext:value-type="float">
            <text:p>8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-0.000844794775880509" calcext:value-type="float">
            <text:p>-0.000844794775881</text:p>
          </table:table-cell>
          <table:table-cell office:value-type="float" office:value="8" calcext:value-type="float">
            <text:p>8</text:p>
          </table:table-cell>
          <table:table-cell office:value-type="float" office:value="2.423" calcext:value-type="float">
            <text:p>2.4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MSRC_9/GDL_22_00h-47mExp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4</text:p>
          </table:table-cell>
          <table:table-cell/>
          <table:table-cell office:value-type="float" office:value="91.01" calcext:value-type="float">
            <text:p>91.01</text:p>
          </table:table-cell>
          <table:table-cell office:value-type="float" office:value="3" calcext:value-type="float">
            <text:p>3</text:p>
          </table:table-cell>
          <table:table-cell office:value-type="float" office:value="66.915" calcext:value-type="float">
            <text:p>66.915</text:p>
          </table:table-cell>
          <table:table-cell office:value-type="float" office:value="8" calcext:value-type="float">
            <text:p>8</text:p>
          </table:table-cell>
          <table:table-cell office:value-type="float" office:value="0.118" calcext:value-type="float">
            <text:p>0.118</text:p>
          </table:table-cell>
          <table:table-cell office:value-type="float" office:value="10" calcext:value-type="float">
            <text:p>10</text:p>
          </table:table-cell>
          <table:table-cell office:value-type="float" office:value="-0.104592416570559" calcext:value-type="float">
            <text:p>-0.104592416570559</text:p>
          </table:table-cell>
          <table:table-cell office:value-type="float" office:value="10" calcext:value-type="float">
            <text:p>10</text:p>
          </table:table-cell>
          <table:table-cell office:value-type="float" office:value="1.896" calcext:value-type="float">
            <text:p>1.8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home/fabrice/Documents/Uni/15. Semester/Datafiles/MSRC_9/GDL_22_01h-07mExp4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9</text:p>
          </table:table-cell>
          <table:table-cell table:number-columns-repeated="4"/>
          <table:table-cell office:value-type="string" calcext:value-type="string">
            <text:p>{'n'}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5</text:p>
          </table:table-cell>
          <table:table-cell/>
          <table:table-cell office:value-type="float" office:value="90.828" calcext:value-type="float">
            <text:p>90.828</text:p>
          </table:table-cell>
          <table:table-cell office:value-type="float" office:value="0" calcext:value-type="float">
            <text:p>0</text:p>
          </table:table-cell>
          <table:table-cell office:value-type="float" office:value="104.111" calcext:value-type="float">
            <text:p>104.111</text:p>
          </table:table-cell>
          <table:table-cell office:value-type="float" office:value="4" calcext:value-type="float">
            <text:p>4</text:p>
          </table:table-cell>
          <table:table-cell office:value-type="float" office:value="0.187" calcext:value-type="float">
            <text:p>0.187</text:p>
          </table:table-cell>
          <table:table-cell office:value-type="float" office:value="7" calcext:value-type="float">
            <text:p>7</text:p>
          </table:table-cell>
          <table:table-cell office:value-type="float" office:value="-0.147659400742081" calcext:value-type="float">
            <text:p>-0.147659400742081</text:p>
          </table:table-cell>
          <table:table-cell office:value-type="float" office:value="10" calcext:value-type="float">
            <text:p>10</text:p>
          </table:table-cell>
          <table:table-cell office:value-type="float" office:value="1.601" calcext:value-type="float">
            <text:p>1.6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/home/fabrice/Documents/Uni/15. Semester/Datafiles/MSRC_9/GDL_22_01h-28mExp5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2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 - Exp1</text:p>
          </table:table-cell>
          <table:table-cell/>
          <table:table-cell office:value-type="float" office:value="85.362" calcext:value-type="float">
            <text:p>85.362</text:p>
          </table:table-cell>
          <table:table-cell office:value-type="float" office:value="10" calcext:value-type="float">
            <text:p>10</text:p>
          </table:table-cell>
          <table:table-cell office:value-type="float" office:value="30.339" calcext:value-type="float">
            <text:p>30.339</text:p>
          </table:table-cell>
          <table:table-cell office:value-type="float" office:value="10" calcext:value-type="float">
            <text:p>10</text:p>
          </table:table-cell>
          <table:table-cell office:value-type="float" office:value="0.044" calcext:value-type="float">
            <text:p>0.044</text:p>
          </table:table-cell>
          <table:table-cell office:value-type="float" office:value="9" calcext:value-type="float">
            <text:p>9</text:p>
          </table:table-cell>
          <table:table-cell office:value-type="float" office:value="-0.0143677456742359" calcext:value-type="float">
            <text:p>-0.014367745674236</text:p>
          </table:table-cell>
          <table:table-cell office:value-type="float" office:value="10" calcext:value-type="float">
            <text:p>10</text:p>
          </table:table-cell>
          <table:table-cell office:value-type="float" office:value="2.851" calcext:value-type="float">
            <text:p>2.8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MSRC_21/GDL_22_09h-49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MSRC_2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01 - Exp1</text:p>
          </table:table-cell>
          <table:table-cell/>
          <table:table-cell office:value-type="float" office:value="87.581" calcext:value-type="float">
            <text:p>87.581</text:p>
          </table:table-cell>
          <table:table-cell office:value-type="float" office:value="8" calcext:value-type="float">
            <text:p>8</text:p>
          </table:table-cell>
          <table:table-cell office:value-type="float" office:value="38.811" calcext:value-type="float">
            <text:p>38.811</text:p>
          </table:table-cell>
          <table:table-cell office:value-type="float" office:value="6" calcext:value-type="float">
            <text:p>6</text:p>
          </table:table-cell>
          <table:table-cell office:value-type="float" office:value="0.065" calcext:value-type="float">
            <text:p>0.065</text:p>
          </table:table-cell>
          <table:table-cell office:value-type="float" office:value="10" calcext:value-type="float">
            <text:p>10</text:p>
          </table:table-cell>
          <table:table-cell office:value-type="float" office:value="-0.0902333256647398" calcext:value-type="float">
            <text:p>-0.09023332566474</text:p>
          </table:table-cell>
          <table:table-cell office:value-type="float" office:value="10" calcext:value-type="float">
            <text:p>10</text:p>
          </table:table-cell>
          <table:table-cell office:value-type="float" office:value="2.539" calcext:value-type="float">
            <text:p>2.5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fabrice/Documents/Uni/15. Semester/Datafiles/MSRC_21/GDL_22_10h-58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TC_MR</text:p>
          </table:table-cell>
          <table:table-cell table:number-columns-repeated="3"/>
          <table:table-cell office:value-type="string" calcext:value-type="string">
            <text:p>{'n'}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1 - Exp1</text:p>
          </table:table-cell>
          <table:table-cell/>
          <table:table-cell office:value-type="float" office:value="64.593" calcext:value-type="float">
            <text:p>64.593</text:p>
          </table:table-cell>
          <table:table-cell office:value-type="float" office:value="4" calcext:value-type="float">
            <text:p>4</text:p>
          </table:table-cell>
          <table:table-cell office:value-type="float" office:value="1.924" calcext:value-type="float">
            <text:p>1.924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-0.000518839558153239" calcext:value-type="float">
            <text:p>-0.000518839558153</text:p>
          </table:table-cell>
          <table:table-cell office:value-type="float" office:value="10" calcext:value-type="float">
            <text:p>10</text:p>
          </table:table-cell>
          <table:table-cell office:value-type="float" office:value="12.795" calcext:value-type="float">
            <text:p>12.7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TC_MR/GDL_21_15h-14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TC_M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01 - Exp1</text:p>
          </table:table-cell>
          <table:table-cell/>
          <table:table-cell office:value-type="float" office:value="64.413" calcext:value-type="float">
            <text:p>64.413</text:p>
          </table:table-cell>
          <table:table-cell office:value-type="float" office:value="10" calcext:value-type="float">
            <text:p>10</text:p>
          </table:table-cell>
          <table:table-cell office:value-type="float" office:value="3.323" calcext:value-type="float">
            <text:p>3.323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office:value-type="float" office:value="5" calcext:value-type="float">
            <text:p>5</text:p>
          </table:table-cell>
          <table:table-cell office:value-type="float" office:value="-0.00395036770795265" calcext:value-type="float">
            <text:p>-0.003950367707953</text:p>
          </table:table-cell>
          <table:table-cell office:value-type="float" office:value="10" calcext:value-type="float">
            <text:p>10</text:p>
          </table:table-cell>
          <table:table-cell office:value-type="float" office:value="9.589" calcext:value-type="float">
            <text:p>9.5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home/fabrice/Documents/Uni/15. Semester/Datafiles/PTC_MR/GDL_21_15h-22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TC_M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501 - Exp1</text:p>
          </table:table-cell>
          <table:table-cell/>
          <table:table-cell office:value-type="float" office:value="64.724" calcext:value-type="float">
            <text:p>64.724</text:p>
          </table:table-cell>
          <table:table-cell office:value-type="float" office:value="10" calcext:value-type="float">
            <text:p>10</text:p>
          </table:table-cell>
          <table:table-cell office:value-type="float" office:value="3.323" calcext:value-type="float">
            <text:p>3.323</text:p>
          </table:table-cell>
          <table:table-cell office:value-type="float" office:value="8" calcext:value-type="float">
            <text:p>8</text:p>
          </table:table-cell>
          <table:table-cell office:value-type="float" office:value="0.006" calcext:value-type="float">
            <text:p>0.006</text:p>
          </table:table-cell>
          <table:table-cell office:value-type="float" office:value="5" calcext:value-type="float">
            <text:p>5</text:p>
          </table:table-cell>
          <table:table-cell office:value-type="float" office:value="-0.00395036770795265" calcext:value-type="float">
            <text:p>-0.003950367707953</text:p>
          </table:table-cell>
          <table:table-cell office:value-type="float" office:value="10" calcext:value-type="float">
            <text:p>10</text:p>
          </table:table-cell>
          <table:table-cell office:value-type="float" office:value="9.589" calcext:value-type="float">
            <text:p>9.5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home/fabrice/Documents/Uni/15. Semester/Datafiles/PTC_MR/GDL_21_15h-22mExp1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TC_MR</text:p>
          </table:table-cell>
          <table:table-cell table:number-columns-repeated="3"/>
          <table:table-cell office:value-type="string" calcext:value-type="string">
            <text:p>{'n'}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63.872" calcext:value-type="float">
            <text:p>63.872</text:p>
          </table:table-cell>
          <table:table-cell office:value-type="float" office:value="6" calcext:value-type="float">
            <text:p>6</text:p>
          </table:table-cell>
          <table:table-cell office:value-type="float" office:value="2.156" calcext:value-type="float">
            <text:p>2.156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-0.00101839872509579" calcext:value-type="float">
            <text:p>-0.001018398725096</text:p>
          </table:table-cell>
          <table:table-cell office:value-type="float" office:value="10" calcext:value-type="float">
            <text:p>10</text:p>
          </table:table-cell>
          <table:table-cell office:value-type="float" office:value="12.073" calcext:value-type="float">
            <text:p>12.0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TC_MR/GDL_21_16h-43mExp2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TC_M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string" calcext:value-type="string">
            <text:p>Fals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 - 201 - Exp2</text:p>
          </table:table-cell>
          <table:table-cell/>
          <table:table-cell office:value-type="float" office:value="64.915" calcext:value-type="float">
            <text:p>64.915</text:p>
          </table:table-cell>
          <table:table-cell office:value-type="float" office:value="1" calcext:value-type="float">
            <text:p>1</text:p>
          </table:table-cell>
          <table:table-cell office:value-type="float" office:value="3.843" calcext:value-type="float">
            <text:p>3.843</text:p>
          </table:table-cell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 office:value-type="float" office:value="6" calcext:value-type="float">
            <text:p>6</text:p>
          </table:table-cell>
          <table:table-cell office:value-type="float" office:value="-0.00428793376555703" calcext:value-type="float">
            <text:p>-0.004287933765557</text:p>
          </table:table-cell>
          <table:table-cell office:value-type="float" office:value="10" calcext:value-type="float">
            <text:p>10</text:p>
          </table:table-cell>
          <table:table-cell office:value-type="float" office:value="8.924" calcext:value-type="float">
            <text:p>8.9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fabrice/Documents/Uni/15. Semester/Datafiles/PTC_MR/GDL_21_17h-17mExp2</text:p>
          </table:table-cell>
          <table:table-cell table:number-columns-repeated="993"/>
        </table:table-row>
      </table:table>
      <table:table table:name="Cleaned0" table:style-name="ta1">
        <office:forms form:automatic-focus="false" form:apply-design-mode="false"/>
        <table:table-column table:style-name="co14" table:default-cell-style-name="ce40"/>
        <table:table-column table:style-name="co15" table:number-columns-repeated="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4" table:default-cell-style-name="ce40"/>
        <table:table-column table:style-name="co5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9"/>
        <table:table-column table:style-name="co23" table:default-cell-style-name="ce40"/>
        <table:table-column table:style-name="co24" table:default-cell-style-name="ce49"/>
        <table:table-column table:style-name="co23" table:default-cell-style-name="ce40"/>
        <table:table-column table:style-name="co25" table:default-cell-style-name="ce49"/>
        <table:table-column table:style-name="co23" table:default-cell-style-name="ce40"/>
        <table:table-column table:style-name="co26" table:default-cell-style-name="ce49"/>
        <table:table-column table:style-name="co23" table:default-cell-style-name="ce40"/>
        <table:table-column table:style-name="co27" table:default-cell-style-name="ce49"/>
        <table:table-column table:style-name="co23" table:default-cell-style-name="ce40"/>
        <table:table-column table:style-name="co28" table:default-cell-style-name="ce69"/>
        <table:table-column table:style-name="co29" table:default-cell-style-name="ce40"/>
        <table:table-column table:style-name="co12" table:default-cell-style-name="ce40"/>
        <table:table-column table:style-name="co30" table:default-cell-style-name="ce40"/>
        <table:table-column table:style-name="co12" table:number-columns-repeated="994" table:default-cell-style-name="ce40"/>
        <table:table-column table:style-name="co12" table:number-columns-repeated="2" table:default-cell-style-name="Default"/>
        <table:table-row table:style-name="ro3">
          <table:table-cell table:style-name="ce71" office:value-type="string" calcext:value-type="string">
            <text:p># Dataset</text:p>
          </table:table-cell>
          <table:table-cell table:style-name="ce71" office:value-type="string" calcext:value-type="string">
            <text:p>+SME</text:p>
          </table:table-cell>
          <table:table-cell table:style-name="ce71" office:value-type="string" calcext:value-type="string">
            <text:p>+CHS</text:p>
          </table:table-cell>
          <table:table-cell table:style-name="ce71" office:value-type="string" calcext:value-type="string">
            <text:p>+SS</text:p>
          </table:table-cell>
          <table:table-cell table:style-name="ce71" office:value-type="string" calcext:value-type="string">
            <text:p>+DBS</text:p>
          </table:table-cell>
          <table:table-cell table:style-name="ce71" office:value-type="string" calcext:value-type="string">
            <text:p>+SVMacc</text:p>
          </table:table-cell>
          <table:table-cell table:style-name="ce71" office:value-type="string" calcext:value-type="string">
            <text:p>D</text:p>
          </table:table-cell>
          <table:table-cell table:style-name="ce71" office:value-type="string" calcext:value-type="string">
            <text:p>lr</text:p>
          </table:table-cell>
          <table:table-cell table:style-name="ce71" office:value-type="string" calcext:value-type="string">
            <text:p>bs</text:p>
          </table:table-cell>
          <table:table-cell table:style-name="ce71" office:value-type="string" calcext:value-type="string">
            <text:p>Fpull</text:p>
          </table:table-cell>
          <table:table-cell table:style-name="ce71" office:value-type="string" calcext:value-type="string">
            <text:p>Fpush</text:p>
          </table:table-cell>
          <table:table-cell table:style-name="ce71" office:value-type="string" calcext:value-type="string">
            <text:p>PPAbs</text:p>
          </table:table-cell>
          <table:table-cell table:style-name="ce71" office:value-type="string" calcext:value-type="string">
            <text:p>HeThld</text:p>
          </table:table-cell>
          <table:table-cell table:style-name="ce71" office:value-type="string" calcext:value-type="string">
            <text:p>$w\in[0,2]$</text:p>
          </table:table-cell>
          <table:table-cell table:style-name="ce59" office:value-type="string" calcext:value-type="string">
            <text:p>SVM acc.</text:p>
          </table:table-cell>
          <table:table-cell table:style-name="ce71" office:value-type="string" calcext:value-type="string">
            <text:p>iter</text:p>
          </table:table-cell>
          <table:table-cell table:style-name="ce59" office:value-type="string" calcext:value-type="string">
            <text:p>CHS</text:p>
          </table:table-cell>
          <table:table-cell table:style-name="ce71" office:value-type="string" calcext:value-type="string">
            <text:p>iter</text:p>
          </table:table-cell>
          <table:table-cell table:style-name="ce59" office:value-type="string" calcext:value-type="string">
            <text:p>SS</text:p>
          </table:table-cell>
          <table:table-cell table:style-name="ce71" office:value-type="string" calcext:value-type="string">
            <text:p>iter</text:p>
          </table:table-cell>
          <table:table-cell table:style-name="ce59" office:value-type="string" calcext:value-type="string">
            <text:p>SME</text:p>
          </table:table-cell>
          <table:table-cell table:style-name="ce71" office:value-type="string" calcext:value-type="string">
            <text:p>iter</text:p>
          </table:table-cell>
          <table:table-cell table:style-name="ce59" office:value-type="string" calcext:value-type="string">
            <text:p>DBS</text:p>
          </table:table-cell>
          <table:table-cell table:style-name="ce71" office:value-type="string" calcext:value-type="string">
            <text:p>iter</text:p>
          </table:table-cell>
          <table:table-cell table:style-name="ce88"/>
          <table:table-cell table:style-name="ce71" office:value-type="string" calcext:value-type="string">
            <text:p>DataStorage</text:p>
          </table:table-cell>
          <table:table-cell table:style-name="ce90"/>
          <table:table-cell table:style-name="ce71" office:value-type="string" calcext:value-type="string">
            <text:p>Description</text:p>
          </table:table-cell>
          <table:table-cell table:style-name="ce71" table:number-columns-repeated="991"/>
          <table:table-cell table:style-name="ce90" table:number-columns-repeated="5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1" office:value-type="float" office:value="4928.4208984375" calcext:value-type="float">
            <text:p>4,928.42</text:p>
          </table:table-cell>
          <table:table-cell table:style-name="ce1" office:value-type="float" office:value="7" calcext:value-type="float">
            <text:p>7</text:p>
          </table:table-cell>
          <table:table-cell table:style-name="ce50" office:value-type="float" office:value="-0" calcext:value-type="float">
            <text:p>0.00</text:p>
          </table:table-cell>
          <table:table-cell table:style-name="ce1" office:value-type="float" office:value="4" calcext:value-type="float">
            <text:p>4</text:p>
          </table:table-cell>
          <table:table-cell table:style-name="ce50"/>
          <table:table-cell table:style-name="ce1"/>
          <table:table-cell table:style-name="ce50" office:value-type="float" office:value="0.507000029087067" calcext:value-type="float">
            <text:p>0.5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/home/fabrice/Documents/Uni/15. Semester/Datafiles/AIDS/GDL_26_22h-23m_d4_e1000</text:p>
          </table:table-cell>
          <table:table-cell table:style-name="ce1"/>
          <table:table-cell table:style-name="ce1" office:value-type="string" calcext:value-type="string">
            <text:p>1 - 10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565" calcext:value-type="float">
            <text:p>96.57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34.687" calcext:value-type="float">
            <text:p>334.69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664" calcext:value-type="float">
            <text:p>1.6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/GDL_11_12h-04m_bs.05lr.2he.3pull.3push.2</text:p>
          </table:table-cell>
          <table:table-cell table:style-name="ce1" office:value-type="string" calcext:value-type="string">
            <text:p>LR TO LOW</text:p>
          </table:table-cell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75" calcext:value-type="float">
            <text:p>96.4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09.276" calcext:value-type="float">
            <text:p>309.2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737" calcext:value-type="float">
            <text:p>1.74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/GDL_11_12h-29m_bs.1lr.2he.3pull.3push.2</text:p>
          </table:table-cell>
          <table:table-cell table:style-name="ce1" office:value-type="string" calcext:value-type="string">
            <text:p>LR TO LOW</text:p>
          </table:table-cell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3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40.149" calcext:value-type="float">
            <text:p>340.15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626" calcext:value-type="float">
            <text:p>1.6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/home/fabrice/Documents/Uni/15. Semester/Datafiles/AIDS/GDL_11_14h-04m_bs.05lr.5he.3pull.3push.2</text:p>
          </table:table-cell>
          <table:table-cell table:style-name="ce1" office:value-type="string" calcext:value-type="string">
            <text:p>LR TO LOW</text:p>
          </table:table-cell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98.565" calcext:value-type="float">
            <text:p>98.57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338.208" calcext:value-type="float">
            <text:p>338.21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012" calcext:value-type="float">
            <text:p>-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486" calcext:value-type="float">
            <text:p>1.49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/home/fabrice/Documents/Uni/15. Semester/Datafiles/AIDS/GDL_11_14h-29m_wl2bs.05lr.5he.3pull.3push.2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55" calcext:value-type="float">
            <text:p>96.46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38.536" calcext:value-type="float">
            <text:p>338.54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631" calcext:value-type="float">
            <text:p>1.63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1" office:value-type="string" calcext:value-type="string">
            <text:p>/home/fabrice/Documents/Uni/15. Semester/Datafiles/AIDS/GDL_11_14h-53m_bs.05lr.5he.3pull.3push.2sl2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8" calcext:value-type="float">
            <text:p>97.28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4" calcext:value-type="float">
            <text:p>0.04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809145264321842" calcext:value-type="float">
            <text:p>-0.0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8_15h-49mExp1</text:p>
          </table:table-cell>
          <table:table-cell table:style-name="ce1"/>
          <table:table-cell table:style-name="ce1" office:value-type="string" calcext:value-type="string">
            <text:p>1 - 5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35" calcext:value-type="float">
            <text:p>97.24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5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831228038806342" calcext:value-type="float">
            <text:p>-0.0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8_22h-58mExp1</text:p>
          </table:table-cell>
          <table:table-cell table:style-name="ce1"/>
          <table:table-cell table:style-name="ce1" office:value-type="string" calcext:value-type="string">
            <text:p>1 - 5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49" calcext:value-type="float">
            <text:p>97.49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65" calcext:value-type="float">
            <text:p>0.07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148269273064666" calcext:value-type="float">
            <text:p>-0.1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8_23h-13mExp1</text:p>
          </table:table-cell>
          <table:table-cell table:style-name="ce1"/>
          <table:table-cell table:style-name="ce1" office:value-type="string" calcext:value-type="string">
            <text:p>1 - 10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85" calcext:value-type="float">
            <text:p>97.29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9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956462366392428" calcext:value-type="float">
            <text:p>-0.1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9_00h-24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95" calcext:value-type="float">
            <text:p>96.5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291.514" calcext:value-type="float">
            <text:p>2,291.51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449" calcext:value-type="float">
            <text:p>0.45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/home/fabrice/Documents/Uni/15. Semester/Datafiles/AIDS/GDL_09_00h-48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51" calcext:value-type="float">
            <text:p>96.5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276.946" calcext:value-type="float">
            <text:p>2,276.95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447" calcext:value-type="float">
            <text:p>0.4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/home/fabrice/Documents/Uni/15. Semester/Datafiles/AIDS/GDL_09_01h-11mExp3</text:p>
          </table:table-cell>
          <table:table-cell table:style-name="ce1"/>
          <table:table-cell table:style-name="ce1" office:value-type="string" calcext:value-type="string">
            <text:p>1 - 201 - Exp3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2" calcext:value-type="float">
            <text:p>97.32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1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101206727038058" calcext:value-type="float">
            <text:p>-0.10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8_00h-18m_normal</text:p>
          </table:table-cell>
          <table:table-cell table:style-name="ce1"/>
          <table:table-cell table:style-name="ce1" office:value-type="string" calcext:value-type="string">
            <text:p>1 - 1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65" calcext:value-type="float">
            <text:p>97.27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4" calcext:value-type="float">
            <text:p>0.04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808891333849919" calcext:value-type="float">
            <text:p>-0.08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8_16h-54mExp1</text:p>
          </table:table-cell>
          <table:table-cell table:style-name="ce1"/>
          <table:table-cell table:style-name="ce1" office:value-type="string" calcext:value-type="string">
            <text:p>1 - 5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445" calcext:value-type="float">
            <text:p>97.45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7" calcext:value-type="float">
            <text:p>0.06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118793304139444" calcext:value-type="float">
            <text:p>-0.12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8_23h-01mExp1</text:p>
          </table:table-cell>
          <table:table-cell table:style-name="ce1"/>
          <table:table-cell table:style-name="ce1" office:value-type="string" calcext:value-type="string">
            <text:p>1 - 2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35" calcext:value-type="float">
            <text:p>97.24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" calcext:value-type="float">
            <text:p>0.04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715961138858419" calcext:value-type="float">
            <text:p>-0.07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9_00h-12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8" calcext:value-type="float">
            <text:p>97.38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5" calcext:value-type="float">
            <text:p>0.06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11303435164291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9_00h-36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665" calcext:value-type="float">
            <text:p>97.67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9" calcext:value-type="float">
            <text:p>0.06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-0.14983869985333" calcext:value-type="float">
            <text:p>-0.15</text:p>
          </table:table-cell>
          <table:table-cell table:style-name="ce1" office:value-type="float" office:value="3" calcext:value-type="float">
            <text:p>3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9_01h-00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8" calcext:value-type="float">
            <text:p>96.48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237.845" calcext:value-type="float">
            <text:p>237.85</text:p>
          </table:table-cell>
          <table:table-cell table:style-name="ce1" office:value-type="float" office:value="3" calcext:value-type="float">
            <text:p>3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0245809555914356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47" calcext:value-type="float">
            <text:p>2.15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/home/fabrice/Documents/Uni/15. Semester/Datafiles/AIDS/GDL_09_16h-32mExp4</text:p>
          </table:table-cell>
          <table:table-cell table:style-name="ce1"/>
          <table:table-cell table:style-name="ce1" office:value-type="string" calcext:value-type="string">
            <text:p>1 - 201 - Exp4 0.49%-same class vec &amp; 0.0%-same classes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4" calcext:value-type="float">
            <text:p>97.34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5" calcext:value-type="float">
            <text:p>0.06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110338524479665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09_17h-17mExp4</text:p>
          </table:table-cell>
          <table:table-cell table:style-name="ce1"/>
          <table:table-cell table:style-name="ce1" office:value-type="string" calcext:value-type="string">
            <text:p>1 - 201 - Exp4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885" calcext:value-type="float">
            <text:p>96.89</text:p>
          </table:table-cell>
          <table:table-cell table:style-name="ce1" office:value-type="float" office:value="7" calcext:value-type="float">
            <text:p>7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17" calcext:value-type="float">
            <text:p>0.0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287697343184963" calcext:value-type="float">
            <text:p>-0.03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3_02h-11m_he.9pp.3lr.1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175" calcext:value-type="float">
            <text:p>97.1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34" calcext:value-type="float">
            <text:p>0.03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586682583317033" calcext:value-type="float">
            <text:p>-0.06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3_02h-51m_he.9pp.3lr.2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2" calcext:value-type="float">
            <text:p>97.22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2" calcext:value-type="float">
            <text:p>0.04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769981270285445" calcext:value-type="float">
            <text:p>-0.08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3_03h-32m_he.9pp.3lr.3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75" calcext:value-type="float">
            <text:p>97.28</text:p>
          </table:table-cell>
          <table:table-cell table:style-name="ce1" office:value-type="float" office:value="7" calcext:value-type="float">
            <text:p>7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6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870923931955387" calcext:value-type="float">
            <text:p>-0.09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3_04h-14m_he.9pp.3lr.4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75" calcext:value-type="float">
            <text:p>97.2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49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937956033332752" calcext:value-type="float">
            <text:p>-0.09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3_04h-56m_he.9pp.3lr.5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8" calcext:value-type="float">
            <text:p>97.28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1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990255000159217" calcext:value-type="float">
            <text:p>-0.10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3_05h-38m_he.9pp.3lr.6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4" calcext:value-type="float">
            <text:p>97.34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2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102849811068436" calcext:value-type="float">
            <text:p>-0.10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3_06h-19m_he.9pp.3lr.7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2" calcext:value-type="float">
            <text:p>0.00</text:p>
          </table:table-cell>
          <table:table-cell table:style-name="ce1" office:value-type="float" office:value="3" calcext:value-type="float">
            <text:p>3</text:p>
          </table:table-cell>
          <table:table-cell table:style-name="ce50" office:value-type="float" office:value="-90447053.2485056" calcext:value-type="float">
            <text:p>-90,447,053.25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152" calcext:value-type="float">
            <text:p>2.1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29_15h-25m</text:p>
          </table:table-cell>
          <table:table-cell table:style-name="ce1"/>
          <table:table-cell table:style-name="ce1" office:value-type="string" calcext:value-type="string">
            <text:p>1 - 5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49.47" calcext:value-type="float">
            <text:p>149.47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269717.260370903" calcext:value-type="float">
            <text:p>-269,717.26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AIDS/GDL_30_20h-35m_ew_init_linear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456.706" calcext:value-type="float">
            <text:p>456.7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90201644.0271461" calcext:value-type="float">
            <text:p>-90,201,644.03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AIDS/GDL_01_12h-34m_pull1_push.8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185.912" calcext:value-type="float">
            <text:p>2,185.91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AIDS/GDL_02_23h-44m_pull.3_push.1</text:p>
          </table:table-cell>
          <table:table-cell table:style-name="ce1"/>
          <table:table-cell table:style-name="ce1" office:value-type="string" calcext:value-type="string">
            <text:p>1 - 5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65" calcext:value-type="float">
            <text:p>0.07</text:p>
          </table:table-cell>
          <table:table-cell table:style-name="ce1" office:value-type="float" office:value="10" calcext:value-type="float">
            <text:p>10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AIDS/GDL_03_01h-18m_pull.5_push.5</text:p>
          </table:table-cell>
          <table:table-cell table:style-name="ce1"/>
          <table:table-cell table:style-name="ce1" office:value-type="string" calcext:value-type="string">
            <text:p>1 - 5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33" calcext:value-type="float">
            <text:p>0.03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AIDS/GDL_03_02h-53m_pull.1_push.3</text:p>
          </table:table-cell>
          <table:table-cell table:style-name="ce1"/>
          <table:table-cell table:style-name="ce1" office:value-type="string" calcext:value-type="string">
            <text:p>1 - 5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386.523" calcext:value-type="float">
            <text:p>2,386.52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1" office:value-type="float" office:value="8416948.19350422" calcext:value-type="float">
            <text:p>8,416,948.19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429" calcext:value-type="float">
            <text:p>0.43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/home/fabrice/Documents/Uni/15. Semester/Datafiles/AIDS/GDL_02_23h-44m_pull.3_push.1</text:p>
          </table:table-cell>
          <table:table-cell table:style-name="ce1"/>
          <table:table-cell table:style-name="ce1" office:value-type="string" calcext:value-type="string">
            <text:p>1 - 5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75" calcext:value-type="float">
            <text:p>96.4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45.269" calcext:value-type="float">
            <text:p>345.27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76" calcext:value-type="float">
            <text:p>1.7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/GDL_26_20h-43m_d4_e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5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6" calcext:value-type="float">
            <text:p>96.46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801.193" calcext:value-type="float">
            <text:p>801.19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114" calcext:value-type="float">
            <text:p>1.1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/GDL_26_20h-46m_d4_e2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375" calcext:value-type="float">
            <text:p>96.3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802.97" calcext:value-type="float">
            <text:p>2,802.97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525" calcext:value-type="float">
            <text:p>0.53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/GDL_26_20h-56m_d4_e10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10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65" calcext:value-type="float">
            <text:p>97.37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2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0.105442121378172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8_23h-04m_he.9pp.3lr.8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385" calcext:value-type="float">
            <text:p>96.39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748.783" calcext:value-type="float">
            <text:p>2,748.7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469" calcext:value-type="float">
            <text:p>0.4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/GDL_24_11h-48m_pull.1push.05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50" office:value-type="float" office:value="96.4" calcext:value-type="float">
            <text:p>96.4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708.674" calcext:value-type="float">
            <text:p>2,708.67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47" calcext:value-type="float">
            <text:p>0.4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/GDL_24_12h-29m_pull.1push.05_noceil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25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96.014" calcext:value-type="float">
            <text:p>296.0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103" calcext:value-type="float">
            <text:p>1.1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AIDS/GDL_24_13h-12m_pull.1push.05_abs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50" office:value-type="float" office:value="96.43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94.813" calcext:value-type="float">
            <text:p>294.8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03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121" calcext:value-type="float">
            <text:p>1.1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AIDS/GDL_24_13h-38m_pull.1push.05_abs_noceil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51" office:value-type="float" office:value="98.725" calcext:value-type="float">
            <text:p>98.73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324.782" calcext:value-type="float">
            <text:p>324.78</text:p>
          </table:table-cell>
          <table:table-cell table:style-name="ce1" office:value-type="float" office:value="3" calcext:value-type="float">
            <text:p>3</text:p>
          </table:table-cell>
          <table:table-cell table:style-name="ce50" office:value-type="float" office:value="0.232" calcext:value-type="float">
            <text:p>0.23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71.219570630779" calcext:value-type="float">
            <text:p>-71.2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.824" calcext:value-type="float">
            <text:p>1.82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/home/fabrice/Documents/Uni/15. Semester/Datafiles/AIDS/GDL_24_17h-05m_pull.5push.5_noceil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3" calcext:value-type="float">
            <text:p>97.33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2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0.105442121378172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8_23h-04m_he.9pp.3lr.8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95" calcext:value-type="float">
            <text:p>97.40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3" calcext:value-type="float">
            <text:p>0.05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0.108594925849528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8_23h-43m_he.9pp.3lr.9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445" calcext:value-type="float">
            <text:p>97.4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36.778" calcext:value-type="float">
            <text:p>236.7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54" calcext:value-type="float">
            <text:p>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110977995780087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52" calcext:value-type="float">
            <text:p>2.1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/GDL_19_00h-22m_he.9pp.3lr1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11.783996582031" calcext:value-type="float">
            <text:p>311.78</text:p>
          </table:table-cell>
          <table:table-cell table:style-name="ce1" office:value-type="float" office:value="10" calcext:value-type="float">
            <text:p>10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6_21h-46m_d6_e5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5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894.989013671875" calcext:value-type="float">
            <text:p>894.99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6_21h-53m_d6_e2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985.00805664063" calcext:value-type="float">
            <text:p>2,985.01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6_22h-23m_d4_e100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10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307.85998535156" calcext:value-type="float">
            <text:p>1,307.86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7_01h-24m_push0.1_pull1.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605.692016601563" calcext:value-type="float">
            <text:p>605.69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7_01h-34m_push0.1_pull0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37.593002319336" calcext:value-type="float">
            <text:p>237.59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7_03h-44m_push1.0_pull0.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80.058013916016" calcext:value-type="float">
            <text:p>280.06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7_00h-54m_pp0.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505.783996582031" calcext:value-type="float">
            <text:p>505.78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7_01h-04m_pp0.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954.408020019531" calcext:value-type="float">
            <text:p>954.41</text:p>
          </table:table-cell>
          <table:table-cell table:style-name="ce1" office:value-type="float" office:value="2" calcext:value-type="float">
            <text:p>2</text:p>
          </table:table-cell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/>
          <table:table-cell table:style-name="ce1" office:value-type="string" calcext:value-type="string">
            <text:p>/home/fabrice/Documents/Uni/15. Semester/Datafiles/AIDS/GDL_27_01h-14m_pp1.0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/>
          <table:table-cell table:style-name="ce72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97.099" calcext:value-type="float">
            <text:p>97.10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160.93" calcext:value-type="float">
            <text:p>160.93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35" calcext:value-type="float">
            <text:p>0.04</text:p>
          </table:table-cell>
          <table:table-cell table:style-name="ce39" office:value-type="float" office:value="10" calcext:value-type="float">
            <text:p>10</text:p>
          </table:table-cell>
          <table:table-cell table:style-name="ce47" office:value-type="float" office:value="17888914.2552409" calcext:value-type="float">
            <text:p>17,888,914.26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2.219" calcext:value-type="float">
            <text:p>2.22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AIDS_c/GDL_04_19h-12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97.505" calcext:value-type="float">
            <text:p>97.51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160.93" calcext:value-type="float">
            <text:p>160.93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46" calcext:value-type="float">
            <text:p>0.05</text:p>
          </table:table-cell>
          <table:table-cell table:style-name="ce39" office:value-type="float" office:value="10" calcext:value-type="float">
            <text:p>10</text:p>
          </table:table-cell>
          <table:table-cell table:style-name="ce47" office:value-type="float" office:value="17888914.2552409" calcext:value-type="float">
            <text:p>17,888,914.26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2.219" calcext:value-type="float">
            <text:p>2.22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AIDS_c/GDL_04_19h-22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6" office:value-type="float" office:value="97.541" calcext:value-type="float">
            <text:p>97.54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160.93" calcext:value-type="float">
            <text:p>160.93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5" calcext:value-type="float">
            <text:p>0.05</text:p>
          </table:table-cell>
          <table:table-cell table:style-name="ce39" office:value-type="float" office:value="10" calcext:value-type="float">
            <text:p>10</text:p>
          </table:table-cell>
          <table:table-cell table:style-name="ce47" office:value-type="float" office:value="17888914.2552409" calcext:value-type="float">
            <text:p>17,888,914.26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2.219" calcext:value-type="float">
            <text:p>2.22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AIDS_c/GDL_04_19h-32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 office:value-type="string" calcext:value-type="string">
            <text:p>{'n'}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96.649" calcext:value-type="float">
            <text:p>96.65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705.264" calcext:value-type="float">
            <text:p>705.26</text:p>
          </table:table-cell>
          <table:table-cell table:style-name="ce39" office:value-type="float" office:value="1" calcext:value-type="float">
            <text:p>1</text:p>
          </table:table-cell>
          <table:table-cell table:style-name="ce47" office:value-type="float" office:value="0.005" calcext:value-type="float">
            <text:p>0.01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595578.584663918" calcext:value-type="float">
            <text:p>595,578.58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735" calcext:value-type="float">
            <text:p>0.74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/home/fabrice/Documents/Uni/15. Semester/Datafiles/AIDS_c/GDL_04_19h-43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97.748" calcext:value-type="float">
            <text:p>97.75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160.93" calcext:value-type="float">
            <text:p>160.93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46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-0.11311058597619" calcext:value-type="float">
            <text:p>-0.11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2.219" calcext:value-type="float">
            <text:p>2.22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AIDS_c/GDL_04_19h-54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99.49" calcext:value-type="float">
            <text:p>99.49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2642.967" calcext:value-type="float">
            <text:p>12,642.97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0.273" calcext:value-type="float">
            <text:p>0.27</text:p>
          </table:table-cell>
          <table:table-cell table:style-name="ce1" office:value-type="float" office:value="3" calcext:value-type="float">
            <text:p>3</text:p>
          </table:table-cell>
          <table:table-cell table:style-name="ce50" office:value-type="float" office:value="-0.138815696466041" calcext:value-type="float">
            <text:p>-0.14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0.378" calcext:value-type="float">
            <text:p>0.38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/home/fabrice/Documents/Uni/15. Semester/Datafiles/AIDS_perfect/GDL_09_22h-03m_BASE</text:p>
          </table:table-cell>
          <table:table-cell table:style-name="ce1"/>
          <table:table-cell table:style-name="ce1" office:value-type="string" calcext:value-type="string">
            <text:p>1 - 1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395" calcext:value-type="float">
            <text:p>98.4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7456.513" calcext:value-type="float">
            <text:p>7,456.5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187" calcext:value-type="float">
            <text:p>0.19</text:p>
          </table:table-cell>
          <table:table-cell table:style-name="ce1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1" office:value-type="float" office:value="0.496" calcext:value-type="float">
            <text:p>0.5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_perfect/GDL_10_13h-30m_collapsed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Tru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335" calcext:value-type="float">
            <text:p>96.34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7456.513" calcext:value-type="float">
            <text:p>7,456.5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187" calcext:value-type="float">
            <text:p>0.19</text:p>
          </table:table-cell>
          <table:table-cell table:style-name="ce1" office:value-type="float" office:value="0" calcext:value-type="float">
            <text:p>0</text:p>
          </table:table-cell>
          <table:table-cell table:style-name="ce51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/home/fabrice/Documents/Uni/15. Semester/Datafiles/AIDS_perfect/GDL_10_14h-59m_absu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34" calcext:value-type="float">
            <text:p>98.34</text:p>
          </table:table-cell>
          <table:table-cell table:style-name="ce1" office:value-type="float" office:value="5" calcext:value-type="float">
            <text:p>5</text:p>
          </table:table-cell>
          <table:table-cell table:style-name="ce50" office:value-type="float" office:value="7456.513" calcext:value-type="float">
            <text:p>7,456.5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0482504438462722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496" calcext:value-type="float">
            <text:p>0.5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_perfect/GDL_10_23h-58m_bs.2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355" calcext:value-type="float">
            <text:p>98.36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9276.093" calcext:value-type="float">
            <text:p>9,276.09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347" calcext:value-type="float">
            <text:p>0.35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172582972371943" calcext:value-type="float">
            <text:p>-0.02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441" calcext:value-type="float">
            <text:p>0.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_perfect/GDL_11_10h-46m_wdl2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925" calcext:value-type="float">
            <text:p>98.93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9276.093" calcext:value-type="float">
            <text:p>9,276.09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348" calcext:value-type="float">
            <text:p>0.35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181506820607146" calcext:value-type="float">
            <text:p>-0.02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441" calcext:value-type="float">
            <text:p>0.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AIDS_perfect/GDL_11_11h-13m_he.3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975" calcext:value-type="float">
            <text:p>98.98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8689.422" calcext:value-type="float">
            <text:p>8,689.4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222" calcext:value-type="float">
            <text:p>0.2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346981488021279" calcext:value-type="float">
            <text:p>-0.03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45" calcext:value-type="float">
            <text:p>0.45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AIDS_perfect/GDL_11_11h-40m_sl2</text:p>
          </table:table-cell>
          <table:table-cell table:style-name="ce1"/>
          <table:table-cell table:style-name="ce1" office:value-type="string" calcext:value-type="string">
            <text:p>1 - 2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7.8" calcext:value-type="float">
            <text:p>87.8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94.061" calcext:value-type="float">
            <text:p>94.06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float" office:value="0.277" calcext:value-type="float">
            <text:p>0.28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20523.5889129639" calcext:value-type="float">
            <text:p>20,523.59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709" calcext:value-type="float">
            <text:p>0.71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39" office:value-type="string" calcext:value-type="string">
            <text:p>/home/fabrice/Documents/Uni/15. Semester/Datafiles/AIDS_SeparateClusters/GDL_30_14h-25m</text:p>
          </table:table-cell>
          <table:table-cell table:style-name="ce39"/>
          <table:table-cell table:style-name="ce39" office:value-type="string" calcext:value-type="string">
            <text:p>1 - 5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6.8" calcext:value-type="float">
            <text:p>86.80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93.877" calcext:value-type="float">
            <text:p>93.88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0.277" calcext:value-type="float">
            <text:p>0.28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20523.5889129639" calcext:value-type="float">
            <text:p>20,523.59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709" calcext:value-type="float">
            <text:p>0.71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39" office:value-type="string" calcext:value-type="string">
            <text:p>/home/fabrice/Documents/Uni/15. Semester/Datafiles/AIDS_SeparateClusters/GDL_30_15h-55m</text:p>
          </table:table-cell>
          <table:table-cell table:style-name="ce39"/>
          <table:table-cell table:style-name="ce39" office:value-type="string" calcext:value-type="string">
            <text:p>1 - 5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5.2" calcext:value-type="float">
            <text:p>85.20</text:p>
          </table:table-cell>
          <table:table-cell table:style-name="ce39" office:value-type="float" office:value="6" calcext:value-type="float">
            <text:p>6</text:p>
          </table:table-cell>
          <table:table-cell table:style-name="ce47" office:value-type="float" office:value="94.18" calcext:value-type="float">
            <text:p>94.18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0.277" calcext:value-type="float">
            <text:p>0.28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20523.5889129639" calcext:value-type="float">
            <text:p>20,523.59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708" calcext:value-type="float">
            <text:p>0.71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39" office:value-type="string" calcext:value-type="string">
            <text:p>/home/fabrice/Documents/Uni/15. Semester/Datafiles/AIDS_SeparateClusters/GDL_30_16h-06m_ShuffleBatches</text:p>
          </table:table-cell>
          <table:table-cell table:style-name="ce39"/>
          <table:table-cell table:style-name="ce39" office:value-type="string" calcext:value-type="string">
            <text:p>1 - 5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8.4" calcext:value-type="float">
            <text:p>88.40</text:p>
          </table:table-cell>
          <table:table-cell table:style-name="ce39" office:value-type="float" office:value="3" calcext:value-type="float">
            <text:p>3</text:p>
          </table:table-cell>
          <table:table-cell table:style-name="ce48" office:value-type="float" office:value="50.601" calcext:value-type="float">
            <text:p>50.6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206" calcext:value-type="float">
            <text:p>0.21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20523.5889129639" calcext:value-type="float">
            <text:p>20,523.59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97" calcext:value-type="float">
            <text:p>0.97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AIDS_SeparateClusters/GDL_30_16h-45m_LayerGradientLinear</text:p>
          </table:table-cell>
          <table:table-cell table:style-name="ce39"/>
          <table:table-cell table:style-name="ce39" office:value-type="string" calcext:value-type="string">
            <text:p>1 - 5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7" calcext:value-type="float">
            <text:p>87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41.652" calcext:value-type="float">
            <text:p>41.65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187" calcext:value-type="float">
            <text:p>0.19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20523.5889129639" calcext:value-type="float">
            <text:p>20,523.59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1.07" calcext:value-type="float">
            <text:p>1.07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AIDS_SeparateClusters/GDL_30_16h-53m_LayerGradientLin_SingleLayer4</text:p>
          </table:table-cell>
          <table:table-cell table:style-name="ce39"/>
          <table:table-cell table:style-name="ce39" office:value-type="string" calcext:value-type="string">
            <text:p>1 - 5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4.383" calcext:value-type="float">
            <text:p>54.38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4.365" calcext:value-type="float">
            <text:p>4.37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8" calcext:value-type="float">
            <text:p>-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0143972030704154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9.484" calcext:value-type="float">
            <text:p>9.4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ENZYMES/GDL_04_18h-09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4.667" calcext:value-type="float">
            <text:p>54.67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4.609" calcext:value-type="float">
            <text:p>4.6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8" calcext:value-type="float">
            <text:p>-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0862663020702259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9.249" calcext:value-type="float">
            <text:p>9.25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ENZYMES/GDL_04_18h-10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4.4" calcext:value-type="float">
            <text:p>54.40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4.699" calcext:value-type="float">
            <text:p>4.7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8" calcext:value-type="float">
            <text:p>-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172816572270285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8.898" calcext:value-type="float">
            <text:p>8.9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ENZYMES/GDL_04_18h-12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number-columns-repeated="3" table:style-name="ce1" office:value-type="string" calcext:value-type="string">
            <text:p>{'n'}</text:p>
          </table:table-cell>
          <table:table-cell table:style-name="ce1"/>
          <table:table-cell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3.75" calcext:value-type="float">
            <text:p>53.75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4.319" calcext:value-type="float">
            <text:p>4.32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6" calcext:value-type="float">
            <text:p>-0.0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9.552" calcext:value-type="float">
            <text:p>9.5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ENZYMES/GDL_04_18h-13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59.433" calcext:value-type="float">
            <text:p>59.43</text:p>
          </table:table-cell>
          <table:table-cell table:style-name="ce1" office:value-type="float" office:value="7" calcext:value-type="float">
            <text:p>7</text:p>
          </table:table-cell>
          <table:table-cell table:style-name="ce50" office:value-type="float" office:value="4.509" calcext:value-type="float">
            <text:p>4.5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08" calcext:value-type="float">
            <text:p>-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410919953290989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9.46" calcext:value-type="float">
            <text:p>9.46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ENZYMES/GDL_04_18h-15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4.151" calcext:value-type="float">
            <text:p>54.15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float" office:value="4.127" calcext:value-type="float">
            <text:p>4.13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-0.008" calcext:value-type="float">
            <text:p>-0.01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-0.000143992982305052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9.418" calcext:value-type="float">
            <text:p>9.42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ENZYMES_c/GDL_04_21h-20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4.242" calcext:value-type="float">
            <text:p>54.24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4.371" calcext:value-type="float">
            <text:p>4.37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-0.008" calcext:value-type="float">
            <text:p>-0.01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-0.00074809197465564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9.084" calcext:value-type="float">
            <text:p>9.08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ENZYMES_c/GDL_04_21h-23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4.099" calcext:value-type="float">
            <text:p>54.10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4.646" calcext:value-type="float">
            <text:p>4.65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-0.008" calcext:value-type="float">
            <text:p>-0.01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-0.00157994579038379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8.688" calcext:value-type="float">
            <text:p>8.69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ENZYMES_c/GDL_04_21h-26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number-columns-repeated="3" table:style-name="ce39" office:value-type="string" calcext:value-type="string">
            <text:p>{'n'}</text:p>
          </table:table-cell>
          <table:table-cell table:style-name="ce39"/>
          <table:table-cell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2.691" calcext:value-type="float">
            <text:p>52.69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4.071" calcext:value-type="float">
            <text:p>4.07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-0.006" calcext:value-type="float">
            <text:p>-0.01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9.487" calcext:value-type="float">
            <text:p>9.49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ENZYMES_c/GDL_04_21h-29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59.057" calcext:value-type="float">
            <text:p>59.06</text:p>
          </table:table-cell>
          <table:table-cell table:style-name="ce39" office:value-type="float" office:value="9" calcext:value-type="float">
            <text:p>9</text:p>
          </table:table-cell>
          <table:table-cell table:style-name="ce48" office:value-type="float" office:value="4.342" calcext:value-type="float">
            <text:p>4.3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-0.008" calcext:value-type="float">
            <text:p>-0.01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-0.00405862590803796" calcext:value-type="float">
            <text:p>0.00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9.485" calcext:value-type="float">
            <text:p>9.49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/home/fabrice/Documents/Uni/15. Semester/Datafiles/ENZYMES_c/GDL_04_21h-32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1.006" calcext:value-type="float">
            <text:p>91.0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54.43" calcext:value-type="float">
            <text:p>54.43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1" calcext:value-type="float">
            <text:p>0.1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478972935242445" calcext:value-type="float">
            <text:p>-0.0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.129" calcext:value-type="float">
            <text:p>2.13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MSRC_9/GDL_21_21h-44mExp1</text:p>
          </table:table-cell>
          <table:table-cell table:style-name="ce1"/>
          <table:table-cell table:style-name="ce1" office:value-type="string" calcext:value-type="string">
            <text:p>1 - 5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3" calcext:value-type="float">
            <text:p>90.83</text:p>
          </table:table-cell>
          <table:table-cell table:style-name="ce1" office:value-type="float" office:value="3" calcext:value-type="float">
            <text:p>3</text:p>
          </table:table-cell>
          <table:table-cell table:style-name="ce50" office:value-type="float" office:value="67.322" calcext:value-type="float">
            <text:p>67.3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118" calcext:value-type="float">
            <text:p>0.12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-0.111061552026913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.893" calcext:value-type="float">
            <text:p>1.89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/home/fabrice/Documents/Uni/15. Semester/Datafiles/MSRC_9/GDL_21_21h-49mExp1</text:p>
          </table:table-cell>
          <table:table-cell table:style-name="ce1"/>
          <table:table-cell table:style-name="ce1" office:value-type="string" calcext:value-type="string">
            <text:p>1 - 5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7" calcext:value-type="float">
            <text:p>90.87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64.506" calcext:value-type="float">
            <text:p>64.5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112" calcext:value-type="float">
            <text:p>0.1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845582819963779" calcext:value-type="float">
            <text:p>-0.0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.98" calcext:value-type="float">
            <text:p>1.9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MSRC_9/GDL_21_22h-42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68" calcext:value-type="float">
            <text:p>90.87</text:p>
          </table:table-cell>
          <table:table-cell table:style-name="ce1" office:value-type="float" office:value="5" calcext:value-type="float">
            <text:p>5</text:p>
          </table:table-cell>
          <table:table-cell table:style-name="ce50" office:value-type="float" office:value="66.675" calcext:value-type="float">
            <text:p>66.68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118" calcext:value-type="float">
            <text:p>0.12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107527510810279" calcext:value-type="float">
            <text:p>-0.1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.891" calcext:value-type="float">
            <text:p>1.89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/home/fabrice/Documents/Uni/15. Semester/Datafiles/MSRC_9/GDL_21_23h-03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number-columns-repeated="4"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628" calcext:value-type="float">
            <text:p>90.63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39.187" calcext:value-type="float">
            <text:p>39.19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76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.443" calcext:value-type="float">
            <text:p>2.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MSRC_9/GDL_21_23h-24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06" calcext:value-type="float">
            <text:p>90.81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57.212" calcext:value-type="float">
            <text:p>57.2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108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953577786981856" calcext:value-type="float">
            <text:p>-0.1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.968" calcext:value-type="float">
            <text:p>1.9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SRC_9/GDL_21_23h-44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91.049" calcext:value-type="float">
            <text:p>91.05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57.212" calcext:value-type="float">
            <text:p>57.2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108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953577786981856" calcext:value-type="float">
            <text:p>-0.1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.968" calcext:value-type="float">
            <text:p>1.9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SRC_9/GDL_21_23h-44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1.01" calcext:value-type="float">
            <text:p>91.01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57.212" calcext:value-type="float">
            <text:p>57.2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108" calcext:value-type="float">
            <text:p>0.1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953577786981856" calcext:value-type="float">
            <text:p>-0.1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.968" calcext:value-type="float">
            <text:p>1.97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SRC_9/GDL_21_23h-44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number-columns-repeated="5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599" calcext:value-type="float">
            <text:p>90.6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9.187" calcext:value-type="float">
            <text:p>39.19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76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.443" calcext:value-type="float">
            <text:p>2.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MSRC_9/GDL_22_00h-05mExp3</text:p>
          </table:table-cell>
          <table:table-cell table:style-name="ce1"/>
          <table:table-cell table:style-name="ce1" office:value-type="string" calcext:value-type="string">
            <text:p>1 - 201 - Exp3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951" calcext:value-type="float">
            <text:p>90.95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39.332" calcext:value-type="float">
            <text:p>39.33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0.076" calcext:value-type="float">
            <text:p>0.08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0844794775880509" calcext:value-type="float">
            <text:p>0.00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2.423" calcext:value-type="float">
            <text:p>2.4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MSRC_9/GDL_22_00h-47mExp4</text:p>
          </table:table-cell>
          <table:table-cell table:style-name="ce1"/>
          <table:table-cell table:style-name="ce1" office:value-type="string" calcext:value-type="string">
            <text:p>1 - 201 - Exp4 0.12%-same class vec &amp; 0.04%-same classes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1.01" calcext:value-type="float">
            <text:p>91.01</text:p>
          </table:table-cell>
          <table:table-cell table:style-name="ce1" office:value-type="float" office:value="3" calcext:value-type="float">
            <text:p>3</text:p>
          </table:table-cell>
          <table:table-cell table:style-name="ce50" office:value-type="float" office:value="66.915" calcext:value-type="float">
            <text:p>66.92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0.118" calcext:value-type="float">
            <text:p>0.1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104592416570559" calcext:value-type="float">
            <text:p>-0.1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.896" calcext:value-type="float">
            <text:p>1.90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/home/fabrice/Documents/Uni/15. Semester/Datafiles/MSRC_9/GDL_22_01h-07mExp4</text:p>
          </table:table-cell>
          <table:table-cell table:style-name="ce1"/>
          <table:table-cell table:style-name="ce1" office:value-type="string" calcext:value-type="string">
            <text:p>1 - 201 - Exp4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4"/>
          <table:table-cell table:style-name="ce1" office:value-type="string" calcext:value-type="string">
            <text:p>{'n'}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28" calcext:value-type="float">
            <text:p>90.83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04.111" calcext:value-type="float">
            <text:p>104.11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187" calcext:value-type="float">
            <text:p>0.19</text:p>
          </table:table-cell>
          <table:table-cell table:style-name="ce1" office:value-type="float" office:value="7" calcext:value-type="float">
            <text:p>7</text:p>
          </table:table-cell>
          <table:table-cell table:style-name="ce50" office:value-type="float" office:value="-0.147659400742081" calcext:value-type="float">
            <text:p>-0.15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.601" calcext:value-type="float">
            <text:p>1.60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/home/fabrice/Documents/Uni/15. Semester/Datafiles/MSRC_9/GDL_22_01h-28mExp5</text:p>
          </table:table-cell>
          <table:table-cell table:style-name="ce1"/>
          <table:table-cell table:style-name="ce1" office:value-type="string" calcext:value-type="string">
            <text:p>1 - 201 - Exp5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MSRC_2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number-columns-repeated="2" table:style-name="ce39" office:value-type="float" office:value="0.2" calcext:value-type="float">
            <text:p>0.2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5.362" calcext:value-type="float">
            <text:p>85.36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30.339" calcext:value-type="float">
            <text:p>30.34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044" calcext:value-type="float">
            <text:p>0.04</text:p>
          </table:table-cell>
          <table:table-cell table:style-name="ce39" office:value-type="float" office:value="9" calcext:value-type="float">
            <text:p>9</text:p>
          </table:table-cell>
          <table:table-cell table:style-name="ce48" office:value-type="float" office:value="-0.0143677456742359" calcext:value-type="float">
            <text:p>-0.01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2.851" calcext:value-type="float">
            <text:p>2.85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MSRC_21/GDL_22_09h-49mExp1</text:p>
          </table:table-cell>
          <table:table-cell table:style-name="ce39"/>
          <table:table-cell table:style-name="ce39" office:value-type="string" calcext:value-type="string">
            <text:p>1 - 51 - Exp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MSRC_2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number-columns-repeated="2" table:style-name="ce39" office:value-type="float" office:value="0.2" calcext:value-type="float">
            <text:p>0.2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7.581" calcext:value-type="float">
            <text:p>87.58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38.811" calcext:value-type="float">
            <text:p>38.81</text:p>
          </table:table-cell>
          <table:table-cell table:style-name="ce39" office:value-type="float" office:value="6" calcext:value-type="float">
            <text:p>6</text:p>
          </table:table-cell>
          <table:table-cell table:style-name="ce48" office:value-type="float" office:value="0.065" calcext:value-type="float">
            <text:p>0.07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-0.0902333256647398" calcext:value-type="float">
            <text:p>-0.09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2.539" calcext:value-type="float">
            <text:p>2.54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39" office:value-type="string" calcext:value-type="string">
            <text:p>/home/fabrice/Documents/Uni/15. Semester/Datafiles/MSRC_21/GDL_22_10h-58mExp1</text:p>
          </table:table-cell>
          <table:table-cell table:style-name="ce39"/>
          <table:table-cell table:style-name="ce39" office:value-type="string" calcext:value-type="string">
            <text:p>1 - 501 - Exp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01" calcext:value-type="float">
            <text:p>0.0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7.132" calcext:value-type="float">
            <text:p>87.13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32.436" calcext:value-type="float">
            <text:p>32.44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172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1_23h-03m_test</text:p>
          </table:table-cell>
          <table:table-cell table:style-name="ce1"/>
          <table:table-cell table:style-name="ce1" office:value-type="string" calcext:value-type="string">
            <text:p>1 - 5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8" calcext:value-type="float">
            <text:p>0.8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6.655" calcext:value-type="float">
            <text:p>86.66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32.436" calcext:value-type="float">
            <text:p>32.44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172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1_23h-06m_test</text:p>
          </table:table-cell>
          <table:table-cell table:style-name="ce1"/>
          <table:table-cell table:style-name="ce1" office:value-type="string" calcext:value-type="string">
            <text:p>1 - 5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01" calcext:value-type="float">
            <text:p>0.0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87.327" calcext:value-type="float">
            <text:p>87.33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32.436" calcext:value-type="float">
            <text:p>32.44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172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1_23h-03m_test</text:p>
          </table:table-cell>
          <table:table-cell table:style-name="ce1"/>
          <table:table-cell table:style-name="ce1" office:value-type="string" calcext:value-type="string">
            <text:p>1 - 5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01" calcext:value-type="float">
            <text:p>0.0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7.251" calcext:value-type="float">
            <text:p>87.25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32.436" calcext:value-type="float">
            <text:p>32.44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172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1_23h-03m_test</text:p>
          </table:table-cell>
          <table:table-cell table:style-name="ce1"/>
          <table:table-cell table:style-name="ce1" office:value-type="string" calcext:value-type="string">
            <text:p>1 - 5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6.904" calcext:value-type="float">
            <text:p>86.90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32.436" calcext:value-type="float">
            <text:p>32.44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172" calcext:value-type="float">
            <text:p>0.17</text:p>
          </table:table-cell>
          <table:table-cell table:style-name="ce1" office:value-type="float" office:value="0" calcext:value-type="float">
            <text:p>0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2_15h-29m_test</text:p>
          </table:table-cell>
          <table:table-cell table:style-name="ce1"/>
          <table:table-cell table:style-name="ce1" office:value-type="string" calcext:value-type="string">
            <text:p>1 - 1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6.509" calcext:value-type="float">
            <text:p>66.5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32.818" calcext:value-type="float">
            <text:p>32.82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99" calcext:value-type="float">
            <text:p>0.1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142160.904853344" calcext:value-type="float">
            <text:p>-142,160.9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2_19h-34m_test</text:p>
          </table:table-cell>
          <table:table-cell table:style-name="ce1"/>
          <table:table-cell table:style-name="ce1" office:value-type="string" calcext:value-type="string">
            <text:p>1 - 1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6.506" calcext:value-type="float">
            <text:p>66.5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2.818" calcext:value-type="float">
            <text:p>32.82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99" calcext:value-type="float">
            <text:p>0.10</text:p>
          </table:table-cell>
          <table:table-cell table:style-name="ce1" office:value-type="float" office:value="0" calcext:value-type="float">
            <text:p>0</text:p>
          </table:table-cell>
          <table:table-cell table:style-name="ce50"/>
          <table:table-cell table:style-name="ce1"/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2_19h-34m_test</text:p>
          </table:table-cell>
          <table:table-cell table:style-name="ce1"/>
          <table:table-cell table:style-name="ce1" office:value-type="string" calcext:value-type="string">
            <text:p>1 - 10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6.532" calcext:value-type="float">
            <text:p>66.53</text:p>
          </table:table-cell>
          <table:table-cell table:style-name="ce1" office:value-type="float" office:value="0" calcext:value-type="float">
            <text:p>0</text:p>
          </table:table-cell>
          <table:table-cell table:style-name="ce51" office:value-type="float" office:value="33.657" calcext:value-type="float">
            <text:p>33.66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099" calcext:value-type="float">
            <text:p>0.1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2972.0461561382" calcext:value-type="float">
            <text:p>12,972.05</text:p>
          </table:table-cell>
          <table:table-cell table:style-name="ce1" office:value-type="float" office:value="10" calcext:value-type="float">
            <text:p>10</text:p>
          </table:table-cell>
          <table:table-cell table:style-name="ce51" office:value-type="float" office:value="2.095" calcext:value-type="float">
            <text:p>2.1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MUTAG/GDL_03_15h-03m_pull.3_push.1</text:p>
          </table:table-cell>
          <table:table-cell table:style-name="ce1"/>
          <table:table-cell table:style-name="ce1" office:value-type="string" calcext:value-type="string">
            <text:p>1 - 5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652" calcext:value-type="float">
            <text:p>76.65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86.416" calcext:value-type="float">
            <text:p>86.42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1" calcext:value-type="float">
            <text:p>0.01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-0.000949491955979154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6.543" calcext:value-type="float">
            <text:p>6.5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NCI1/GDL_04_10h-12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3" calcext:value-type="float">
            <text:p>0.3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825" calcext:value-type="float">
            <text:p>76.83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113.021" calcext:value-type="float">
            <text:p>113.02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011" calcext:value-type="float">
            <text:p>0.01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float" office:value="-0.0025287314731941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5.725" calcext:value-type="float">
            <text:p>5.73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NCI1/GDL_04_04h-11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8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79.438" calcext:value-type="float">
            <text:p>79.44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92.193" calcext:value-type="float">
            <text:p>92.19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1" calcext:value-type="float">
            <text:p>0.01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-0.00140734744459325" calcext:value-type="float">
            <text:p>0.00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6.419" calcext:value-type="float">
            <text:p>6.42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/home/fabrice/Documents/Uni/15. Semester/Datafiles/NCI1/GDL_04_16h-01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8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7.255" calcext:value-type="float">
            <text:p>77.26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141.009" calcext:value-type="float">
            <text:p>141.01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011" calcext:value-type="float">
            <text:p>0.01</text:p>
          </table:table-cell>
          <table:table-cell table:style-name="ce39" office:value-type="float" office:value="5" calcext:value-type="float">
            <text:p>5</text:p>
          </table:table-cell>
          <table:table-cell table:style-name="ce48" office:value-type="float" office:value="-0.0030115757526723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5.121" calcext:value-type="float">
            <text:p>5.12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NCI1/GDL_04_11h-40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8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7.63" calcext:value-type="float">
            <text:p>77.63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176.535" calcext:value-type="float">
            <text:p>176.54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011" calcext:value-type="float">
            <text:p>0.01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float" office:value="-0.00322809918829248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4.59" calcext:value-type="float">
            <text:p>4.59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NCI1/GDL_04_13h-07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string" calcext:value-type="string">
            <text:p>{'n'}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572" calcext:value-type="float">
            <text:p>76.57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541.571" calcext:value-type="float">
            <text:p>541.57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49" calcext:value-type="float">
            <text:p>0.05</text:p>
          </table:table-cell>
          <table:table-cell table:style-name="ce39" office:value-type="float" office:value="3" calcext:value-type="float">
            <text:p>3</text:p>
          </table:table-cell>
          <table:table-cell table:style-name="ce48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2.082" calcext:value-type="float">
            <text:p>2.08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/home/fabrice/Documents/Uni/15. Semester/Datafiles/NCI1/GDL_04_14h-34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657" calcext:value-type="float">
            <text:p>76.66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86.416" calcext:value-type="float">
            <text:p>86.42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1" calcext:value-type="float">
            <text:p>0.01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-0.000919455067268649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6.543" calcext:value-type="float">
            <text:p>6.5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NCI1/GDL_04_00h-38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3" calcext:value-type="float">
            <text:p>0.3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876" calcext:value-type="float">
            <text:p>76.88</text:p>
          </table:table-cell>
          <table:table-cell table:style-name="ce39" office:value-type="float" office:value="9" calcext:value-type="float">
            <text:p>9</text:p>
          </table:table-cell>
          <table:table-cell table:style-name="ce48" office:value-type="float" office:value="113.021" calcext:value-type="float">
            <text:p>113.02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011" calcext:value-type="float">
            <text:p>0.01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float" office:value="-0.0025287314731941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5.725" calcext:value-type="float">
            <text:p>5.73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NCI1/GDL_04_04h-11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/>
          <table:table-cell table:style-name="ce72" table:number-columns-repeated="997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2.121" calcext:value-type="float">
            <text:p>82.12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3.926" calcext:value-type="float">
            <text:p>23.93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0.016" calcext:value-type="float">
            <text:p>0.02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00971321375032308" calcext:value-type="float">
            <text:p>-0.0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7.584" calcext:value-type="float">
            <text:p>7.58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/home/fabrice/Documents/Uni/15. Semester/Datafiles/ogbg-molbace/GDL_22_23h-47mExp1</text:p>
          </table:table-cell>
          <table:table-cell table:style-name="ce1"/>
          <table:table-cell table:style-name="ce1" office:value-type="string" calcext:value-type="string">
            <text:p>1 - 5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882" calcext:value-type="float">
            <text:p>81.88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17.111" calcext:value-type="float">
            <text:p>17.1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13" calcext:value-type="float">
            <text:p>0.01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-0.0034138600178879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9.109" calcext:value-type="float">
            <text:p>9.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ogbg-molbace/GDL_23_08h-25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2.043" calcext:value-type="float">
            <text:p>82.04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24.094" calcext:value-type="float">
            <text:p>24.09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0.016" calcext:value-type="float">
            <text:p>0.02</text:p>
          </table:table-cell>
          <table:table-cell table:style-name="ce1" office:value-type="float" office:value="7" calcext:value-type="float">
            <text:p>7</text:p>
          </table:table-cell>
          <table:table-cell table:style-name="ce50" office:value-type="float" office:value="-0.00937674537880739" calcext:value-type="float">
            <text:p>-0.0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7.553" calcext:value-type="float">
            <text:p>7.55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/home/fabrice/Documents/Uni/15. Semester/Datafiles/ogbg-molbace/GDL_23_09h-15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455" calcext:value-type="float">
            <text:p>81.46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07.209" calcext:value-type="float">
            <text:p>107.21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0.01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.486" calcext:value-type="float">
            <text:p>2.4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/home/fabrice/Documents/Uni/15. Semester/Datafiles/ogbg-molbace/GDL_23_10h-10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3.069" calcext:value-type="float">
            <text:p>83.07</text:p>
          </table:table-cell>
          <table:table-cell table:style-name="ce1" office:value-type="float" office:value="5" calcext:value-type="float">
            <text:p>5</text:p>
          </table:table-cell>
          <table:table-cell table:style-name="ce50" office:value-type="float" office:value="17.111" calcext:value-type="float">
            <text:p>17.1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12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047192806594234" calcext:value-type="float">
            <text:p>0.00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9.109" calcext:value-type="float">
            <text:p>9.11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ogbg-molbace/GDL_23_11h-02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565" calcext:value-type="float">
            <text:p>81.57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14.119" calcext:value-type="float">
            <text:p>114.1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1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2.466" calcext:value-type="float">
            <text:p>2.4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ogbg-molbace/GDL_23_11h-51mExp3</text:p>
          </table:table-cell>
          <table:table-cell table:style-name="ce1"/>
          <table:table-cell table:style-name="ce1" office:value-type="string" calcext:value-type="string">
            <text:p>1 - 201 - Exp3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811" calcext:value-type="float">
            <text:p>81.8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7.161" calcext:value-type="float">
            <text:p>17.16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011" calcext:value-type="float">
            <text:p>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0157493768148664" calcext:value-type="float">
            <text:p>0.00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9.097" calcext:value-type="float">
            <text:p>9.1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/home/fabrice/Documents/Uni/15. Semester/Datafiles/ogbg-molbace/GDL_23_13h-33mExp4</text:p>
          </table:table-cell>
          <table:table-cell table:style-name="ce1"/>
          <table:table-cell table:style-name="ce1" office:value-type="string" calcext:value-type="string">
            <text:p>1 - 201 - Exp4 0.51%-same class vec &amp; 0.0%-same classes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2.181" calcext:value-type="float">
            <text:p>82.1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21.482" calcext:value-type="float">
            <text:p>21.4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15" calcext:value-type="float">
            <text:p>0.02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0.00709138122577424" calcext:value-type="float">
            <text:p>-0.0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7.993" calcext:value-type="float">
            <text:p>7.99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ogbg-molbace/GDL_23_14h-22mExp4</text:p>
          </table:table-cell>
          <table:table-cell table:style-name="ce1"/>
          <table:table-cell table:style-name="ce1" office:value-type="string" calcext:value-type="string">
            <text:p>1 - 201 - Exp4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83.555" calcext:value-type="float">
            <text:p>83.56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18.895" calcext:value-type="float">
            <text:p>18.9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.018" calcext:value-type="float">
            <text:p>0.0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-0.00732336439408221" calcext:value-type="float">
            <text:p>-0.0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8.703" calcext:value-type="float">
            <text:p>8.70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/home/fabrice/Documents/Uni/15. Semester/Datafiles/ogbg-molbace/GDL_23_15h-12mExp5</text:p>
          </table:table-cell>
          <table:table-cell table:style-name="ce1"/>
          <table:table-cell table:style-name="ce1" office:value-type="string" calcext:value-type="string">
            <text:p>1 - 201 - Exp5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ogbg-molbbbp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2" table:style-name="ce39" office:value-type="float" office:value="0.2" calcext:value-type="float">
            <text:p>0.2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4.301" calcext:value-type="float">
            <text:p>84.3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110.378" calcext:value-type="float">
            <text:p>110.38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029" calcext:value-type="float">
            <text:p>0.03</text:p>
          </table:table-cell>
          <table:table-cell table:style-name="ce39" office:value-type="float" office:value="9" calcext:value-type="float">
            <text:p>9</text:p>
          </table:table-cell>
          <table:table-cell table:style-name="ce48" office:value-type="float" office:value="-0.0207448841195097" calcext:value-type="float">
            <text:p>-0.02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3.536" calcext:value-type="float">
            <text:p>3.54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ogbg-molbbbp/GDL_23_15h-44mExp1</text:p>
          </table:table-cell>
          <table:table-cell table:style-name="ce39"/>
          <table:table-cell table:style-name="ce39" office:value-type="string" calcext:value-type="string">
            <text:p>1 - 501 - Exp1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/>
          <table:table-cell table:style-name="ce72" table:number-columns-repeated="997"/>
          <table:table-cell table:number-columns-repeated="2"/>
        </table:table-row>
        <table:table-row table:style-name="ro4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3.216" calcext:value-type="float">
            <text:p>73.2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71.882" calcext:value-type="float">
            <text:p>71.88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21" calcext:value-type="float">
            <text:p>0.02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0.00314011847218354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3.708" calcext:value-type="float">
            <text:p>3.71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PROTEINS/GDL_04_17h-28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3.503" calcext:value-type="float">
            <text:p>73.50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72.496" calcext:value-type="float">
            <text:p>72.5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24" calcext:value-type="float">
            <text:p>0.02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0.0090355419778867" calcext:value-type="float">
            <text:p>-0.0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3.658" calcext:value-type="float">
            <text:p>3.66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PROTEINS/GDL_04_17h-36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73.574" calcext:value-type="float">
            <text:p>73.57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78.963" calcext:value-type="float">
            <text:p>78.96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27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-0.0156642158937086" calcext:value-type="float">
            <text:p>-0.0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3.369" calcext:value-type="float">
            <text:p>3.3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PROTEINS/GDL_04_17h-44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2.487" calcext:value-type="float">
            <text:p>72.49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24.122" calcext:value-type="float">
            <text:p>124.12</text:p>
          </table:table-cell>
          <table:table-cell table:style-name="ce1" office:value-type="float" office:value="5" calcext:value-type="float">
            <text:p>5</text:p>
          </table:table-cell>
          <table:table-cell table:style-name="ce50" office:value-type="float" office:value="0.018" calcext:value-type="float">
            <text:p>0.02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1.384" calcext:value-type="float">
            <text:p>1.38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PROTEINS/GDL_04_17h-52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3.81" calcext:value-type="float">
            <text:p>73.8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51.914" calcext:value-type="float">
            <text:p>151.91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0.031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-0.0331804373867688" calcext:value-type="float">
            <text:p>-0.03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2.52" calcext:value-type="float">
            <text:p>2.52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/home/fabrice/Documents/Uni/15. Semester/Datafiles/PROTEINS/GDL_04_18h-01m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table:number-columns-repeated="2"/>
          <table:table-cell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605" calcext:value-type="float">
            <text:p>72.61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float" office:value="59.317" calcext:value-type="float">
            <text:p>59.32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2" calcext:value-type="float">
            <text:p>0.02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-0.000259149471302678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3.736" calcext:value-type="float">
            <text:p>3.7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PROTEINS_c/GDL_04_20h-04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814" calcext:value-type="float">
            <text:p>72.81</text:p>
          </table:table-cell>
          <table:table-cell table:style-name="ce39" office:value-type="float" office:value="6" calcext:value-type="float">
            <text:p>6</text:p>
          </table:table-cell>
          <table:table-cell table:style-name="ce48" office:value-type="float" office:value="59.262" calcext:value-type="float">
            <text:p>59.26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22" calcext:value-type="float">
            <text:p>0.02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-0.00259192832699662" calcext:value-type="float">
            <text:p>0.00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3.736" calcext:value-type="float">
            <text:p>3.74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/home/fabrice/Documents/Uni/15. Semester/Datafiles/PROTEINS_c/GDL_04_20h-20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/>
          <table:table-cell table:style-name="ce39" office:value-type="string" calcext:value-type="string">
            <text:p>{'n'}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72.871" calcext:value-type="float">
            <text:p>72.87</text:p>
          </table:table-cell>
          <table:table-cell table:style-name="ce39" office:value-type="float" office:value="8" calcext:value-type="float">
            <text:p>8</text:p>
          </table:table-cell>
          <table:table-cell table:style-name="ce48" office:value-type="float" office:value="59.262" calcext:value-type="float">
            <text:p>59.26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.024" calcext:value-type="float">
            <text:p>0.02</text:p>
          </table:table-cell>
          <table:table-cell table:style-name="ce39" office:value-type="float" office:value="9" calcext:value-type="float">
            <text:p>9</text:p>
          </table:table-cell>
          <table:table-cell table:style-name="ce48" office:value-type="float" office:value="-0.00654962590251818" calcext:value-type="float">
            <text:p>-0.01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3.732" calcext:value-type="float">
            <text:p>3.73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PROTEINS_c/GDL_04_20h-34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office:value-type="string" calcext:value-type="string">
            <text:p>{'n'}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515" calcext:value-type="float">
            <text:p>72.52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180.275" calcext:value-type="float">
            <text:p>180.28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0.019" calcext:value-type="float">
            <text:p>0.02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1.167" calcext:value-type="float">
            <text:p>1.17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39" office:value-type="string" calcext:value-type="string">
            <text:p>/home/fabrice/Documents/Uni/15. Semester/Datafiles/PROTEINS_c/GDL_04_20h-49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563" calcext:value-type="float">
            <text:p>72.56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166.641" calcext:value-type="float">
            <text:p>166.64</text:p>
          </table:table-cell>
          <table:table-cell table:style-name="ce39" office:value-type="float" office:value="3" calcext:value-type="float">
            <text:p>3</text:p>
          </table:table-cell>
          <table:table-cell table:style-name="ce48" office:value-type="float" office:value="0.039" calcext:value-type="float">
            <text:p>0.04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float" office:value="-0.0558200459133007" calcext:value-type="float">
            <text:p>-0.06</text:p>
          </table:table-cell>
          <table:table-cell table:style-name="ce39" office:value-type="float" office:value="2" calcext:value-type="float">
            <text:p>2</text:p>
          </table:table-cell>
          <table:table-cell table:style-name="ce48" office:value-type="float" office:value="2.204" calcext:value-type="float">
            <text:p>2.20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39" office:value-type="string" calcext:value-type="string">
            <text:p>/home/fabrice/Documents/Uni/15. Semester/Datafiles/PROTEINS_c/GDL_04_21h-05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 table:style-name="ce82"/>
          <table:table-cell table:style-name="ce72"/>
          <table:table-cell/>
          <table:table-cell table:style-name="ce72" table:number-columns-repeated="997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4.593" calcext:value-type="float">
            <text:p>64.5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.924" calcext:value-type="float">
            <text:p>1.9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04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0518839558153239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2.795" calcext:value-type="float">
            <text:p>12.80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PTC_MR/GDL_21_15h-14mExp1</text:p>
          </table:table-cell>
          <table:table-cell table:style-name="ce1"/>
          <table:table-cell table:style-name="ce1" office:value-type="string" calcext:value-type="string">
            <text:p>1 - 5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4.413" calcext:value-type="float">
            <text:p>64.41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3.323" calcext:value-type="float">
            <text:p>3.32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0.006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50" office:value-type="float" office:value="-0.00395036770795265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9.589" calcext:value-type="float">
            <text:p>9.59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/home/fabrice/Documents/Uni/15. Semester/Datafiles/PTC_MR/GDL_21_15h-22mExp1</text:p>
          </table:table-cell>
          <table:table-cell table:style-name="ce1"/>
          <table:table-cell table:style-name="ce1" office:value-type="string" calcext:value-type="string">
            <text:p>1 - 5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4.724" calcext:value-type="float">
            <text:p>64.72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3.323" calcext:value-type="float">
            <text:p>3.32</text:p>
          </table:table-cell>
          <table:table-cell table:style-name="ce1" office:value-type="float" office:value="8" calcext:value-type="float">
            <text:p>8</text:p>
          </table:table-cell>
          <table:table-cell table:style-name="ce50" office:value-type="float" office:value="0.006" calcext:value-type="float">
            <text:p>0.01</text:p>
          </table:table-cell>
          <table:table-cell table:style-name="ce1" office:value-type="float" office:value="5" calcext:value-type="float">
            <text:p>5</text:p>
          </table:table-cell>
          <table:table-cell table:style-name="ce50" office:value-type="float" office:value="-0.00395036770795265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9.589" calcext:value-type="float">
            <text:p>9.59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/home/fabrice/Documents/Uni/15. Semester/Datafiles/PTC_MR/GDL_21_15h-22mExp1</text:p>
          </table:table-cell>
          <table:table-cell table:style-name="ce1"/>
          <table:table-cell table:style-name="ce1" office:value-type="string" calcext:value-type="string">
            <text:p>1 - 501 - Exp1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3.872" calcext:value-type="float">
            <text:p>63.87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2.156" calcext:value-type="float">
            <text:p>2.16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04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-0.00101839872509579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12.073" calcext:value-type="float">
            <text:p>12.07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PTC_MR/GDL_21_16h-43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64.915" calcext:value-type="float">
            <text:p>64.92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3.843" calcext:value-type="float">
            <text:p>3.84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0.006" calcext:value-type="float">
            <text:p>0.01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00428793376555703" calcext:value-type="float">
            <text:p>0.00</text:p>
          </table:table-cell>
          <table:table-cell table:style-name="ce1" office:value-type="float" office:value="10" calcext:value-type="float">
            <text:p>10</text:p>
          </table:table-cell>
          <table:table-cell table:style-name="ce50" office:value-type="float" office:value="8.924" calcext:value-type="float">
            <text:p>8.92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/home/fabrice/Documents/Uni/15. Semester/Datafiles/PTC_MR/GDL_21_17h-17mExp2</text:p>
          </table:table-cell>
          <table:table-cell table:style-name="ce1"/>
          <table:table-cell table:style-name="ce1" office:value-type="string" calcext:value-type="string">
            <text:p>1 - 201 - Exp2</text:p>
          </table:table-cell>
          <table:table-cell table:style-name="ce1" table:number-columns-repeated="994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ce39" office:value-type="string" calcext:value-type="string">
            <text:p>Tox21_AHR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 office:value-type="string" calcext:value-type="string">
            <text:p>False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8.371" calcext:value-type="float">
            <text:p>88.37</text:p>
          </table:table-cell>
          <table:table-cell table:style-name="ce39" office:value-type="float" office:value="0" calcext:value-type="float">
            <text:p>0</text:p>
          </table:table-cell>
          <table:table-cell table:style-name="ce48" office:value-type="float" office:value="69.677" calcext:value-type="float">
            <text:p>69.68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0.003" calcext:value-type="float">
            <text:p>0.00</text:p>
          </table:table-cell>
          <table:table-cell table:style-name="ce39" office:value-type="float" office:value="7" calcext:value-type="float">
            <text:p>7</text:p>
          </table:table-cell>
          <table:table-cell table:style-name="ce48" office:value-type="float" office:value="-0.00901380626957771" calcext:value-type="float">
            <text:p>-0.01</text:p>
          </table:table-cell>
          <table:table-cell table:style-name="ce39" office:value-type="float" office:value="10" calcext:value-type="float">
            <text:p>10</text:p>
          </table:table-cell>
          <table:table-cell table:style-name="ce48" office:value-type="float" office:value="6.079" calcext:value-type="float">
            <text:p>6.08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39" office:value-type="string" calcext:value-type="string">
            <text:p>/home/fabrice/Documents/Uni/15. Semester/Datafiles/Tox21_AHR/GDL_05_02h-59m</text:p>
          </table:table-cell>
          <table:table-cell table:style-name="ce39"/>
          <table:table-cell table:style-name="ce39" office:value-type="string" calcext:value-type="string">
            <text:p>1 - 201 - Exp2</text:p>
          </table:table-cell>
          <table:table-cell table:style-name="ce39" table:number-columns-repeated="994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5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 table:number-rows-repeated="16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 table:number-rows-repeated="9">
          <table:table-cell table:style-name="Default" table:number-columns-repeated="14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 table:style-name="ce45"/>
          <table:table-cell table:style-name="Default"/>
          <table:table-cell/>
          <table:table-cell table:style-name="Default" table:number-columns-repeated="997"/>
          <table:table-cell table:number-columns-repeated="2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number-columns-repeated="2" table:style-name="ce1" office:value-type="string" calcext:value-type="string">
            <text:p>{'y'}</text:p>
          </table:table-cell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50" office:value-type="string" calcext:value-type="string">
            <text:p>1 - 201</text:p>
          </table:table-cell>
          <table:table-cell table:style-name="ce1"/>
          <table:table-cell table:style-name="ce50" office:value-type="float" office:value="98.555" calcext:value-type="float">
            <text:p>98.56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338.208" calcext:value-type="float">
            <text:p>338.21</text:p>
          </table:table-cell>
          <table:table-cell table:style-name="ce1" office:value-type="float" office:value="6" calcext:value-type="float">
            <text:p>6</text:p>
          </table:table-cell>
          <table:table-cell table:style-name="ce50" office:value-type="float" office:value="-0.012" calcext:value-type="float">
            <text:p>-0.01</text:p>
          </table:table-cell>
          <table:table-cell table:style-name="ce1" office:value-type="float" office:value="0" calcext:value-type="float">
            <text:p>0</text:p>
          </table:table-cell>
          <table:table-cell table:style-name="ce50" office:value-type="float" office:value="0" calcext:value-type="float">
            <text:p>0.00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/home/fabrice/Documents/Uni/15. Semester/Datafiles/AIDS/GDL_11_14h-29m_wl2bs.05lr.5he.3pull.3push.2</text:p>
          </table:table-cell>
          <table:table-cell table:style-name="ce1" office:value-type="float" office:value="1.486" calcext:value-type="float">
            <text:p>1.486</text:p>
          </table:table-cell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True</text:p>
          </table:table-cell>
          <table:table-cell table:style-name="ce39" table:number-columns-repeated="994"/>
          <table:table-cell table:number-columns-repeated="2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eaned1" table:style-name="ta2">
        <office:forms form:automatic-focus="false" form:apply-design-mode="false"/>
        <table:table-column table:style-name="co14" table:default-cell-style-name="ce40"/>
        <table:table-column table:style-name="co31" table:number-columns-repeated="6" table:default-cell-style-name="ce40"/>
        <table:table-column table:style-name="co32" table:number-columns-repeated="7" table:default-cell-style-name="ce40"/>
        <table:table-column table:style-name="co32" table:default-cell-style-name="ce49"/>
        <table:table-column table:style-name="co32" table:default-cell-style-name="ce40"/>
        <table:table-column table:style-name="co33" table:default-cell-style-name="ce40"/>
        <table:table-column table:style-name="co12" table:number-columns-repeated="992" table:default-cell-style-name="ce40"/>
        <table:table-column table:style-name="co12" table:number-columns-repeated="2" table:default-cell-style-name="Default"/>
        <table:table-row table:style-name="ro3">
          <table:table-cell table:style-name="ce71" office:value-type="string" calcext:value-type="string">
            <text:p># Dataset</text:p>
          </table:table-cell>
          <table:table-cell table:style-name="ce71" office:value-type="string" calcext:value-type="string">
            <text:p>+SME</text:p>
          </table:table-cell>
          <table:table-cell table:style-name="ce71" office:value-type="string" calcext:value-type="string">
            <text:p>+CHS</text:p>
          </table:table-cell>
          <table:table-cell table:style-name="ce71" office:value-type="string" calcext:value-type="string">
            <text:p>+SS</text:p>
          </table:table-cell>
          <table:table-cell table:style-name="ce71" office:value-type="string" calcext:value-type="string">
            <text:p>+DBS</text:p>
          </table:table-cell>
          <table:table-cell table:style-name="ce71" office:value-type="string" calcext:value-type="string">
            <text:p>+SVMacc</text:p>
          </table:table-cell>
          <table:table-cell table:style-name="ce71" office:value-type="string" calcext:value-type="string">
            <text:p>D</text:p>
          </table:table-cell>
          <table:table-cell table:style-name="ce71" office:value-type="string" calcext:value-type="string">
            <text:p>lr</text:p>
          </table:table-cell>
          <table:table-cell table:style-name="ce71" office:value-type="string" calcext:value-type="string">
            <text:p>bs</text:p>
          </table:table-cell>
          <table:table-cell table:style-name="ce71" office:value-type="string" calcext:value-type="string">
            <text:p>Fpull</text:p>
          </table:table-cell>
          <table:table-cell table:style-name="ce71" office:value-type="string" calcext:value-type="string">
            <text:p>Fpush</text:p>
          </table:table-cell>
          <table:table-cell table:style-name="ce71" office:value-type="string" calcext:value-type="string">
            <text:p>PPAbs</text:p>
          </table:table-cell>
          <table:table-cell table:style-name="ce71" office:value-type="string" calcext:value-type="string">
            <text:p>HeThld</text:p>
          </table:table-cell>
          <table:table-cell table:style-name="ce71" office:value-type="string" calcext:value-type="string">
            <text:p>$w\in[0,2]$</text:p>
          </table:table-cell>
          <table:table-cell table:style-name="ce59" office:value-type="string" calcext:value-type="string">
            <text:p>SVM acc.</text:p>
          </table:table-cell>
          <table:table-cell table:style-name="ce71" office:value-type="string" calcext:value-type="string">
            <text:p>iter</text:p>
          </table:table-cell>
          <table:table-cell table:style-name="ce71" table:number-columns-repeated="990"/>
          <table:table-cell table:style-name="ce90" table:number-columns-repeated="5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565" calcext:value-type="float">
            <text:p>96.5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75" calcext:value-type="float">
            <text:p>96.4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3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91" office:value-type="float" office:value="98.565" calcext:value-type="float">
            <text:p>98.5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55" calcext:value-type="float">
            <text:p>96.4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8" calcext:value-type="float">
            <text:p>97.2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35" calcext:value-type="float">
            <text:p>97.2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49" calcext:value-type="float">
            <text:p>97.4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85" calcext:value-type="float">
            <text:p>97.2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95" calcext:value-type="float">
            <text:p>96.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51" calcext:value-type="float">
            <text:p>96.5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2" calcext:value-type="float">
            <text:p>97.3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65" calcext:value-type="float">
            <text:p>97.2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445" calcext:value-type="float">
            <text:p>97.4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35" calcext:value-type="float">
            <text:p>97.2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8" calcext:value-type="float">
            <text:p>97.3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665" calcext:value-type="float">
            <text:p>97.6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8" calcext:value-type="float">
            <text:p>96.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4" calcext:value-type="float">
            <text:p>97.3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885" calcext:value-type="float">
            <text:p>96.8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175" calcext:value-type="float">
            <text:p>97.1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2" calcext:value-type="float">
            <text:p>97.2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75" calcext:value-type="float">
            <text:p>97.2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75" calcext:value-type="float">
            <text:p>97.2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28" calcext:value-type="float">
            <text:p>97.2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4" calcext:value-type="float">
            <text:p>97.3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" calcext:value-type="float">
            <text:p>0.8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75" calcext:value-type="float">
            <text:p>96.4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6" calcext:value-type="float">
            <text:p>96.4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375" calcext:value-type="float">
            <text:p>96.3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65" calcext:value-type="float">
            <text:p>97.3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385" calcext:value-type="float">
            <text:p>96.3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50" office:value-type="float" office:value="96.4" calcext:value-type="float">
            <text:p>96.4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425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50" office:value-type="float" office:value="96.43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51" office:value-type="float" office:value="98.725" calcext:value-type="float">
            <text:p>98.7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3" calcext:value-type="float">
            <text:p>97.3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395" calcext:value-type="float">
            <text:p>97.4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7.445" calcext:value-type="float">
            <text:p>97.4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" calcext:value-type="float">
            <text:p>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97.099" calcext:value-type="float">
            <text:p>97.10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97.505" calcext:value-type="float">
            <text:p>97.51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6" office:value-type="float" office:value="97.541" calcext:value-type="float">
            <text:p>97.54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 office:value-type="string" calcext:value-type="string">
            <text:p>{'n'}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96.649" calcext:value-type="float">
            <text:p>96.65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97.748" calcext:value-type="float">
            <text:p>97.7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99.49" calcext:value-type="float">
            <text:p>99.4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395" calcext:value-type="float">
            <text:p>98.4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 office:value-type="string" calcext:value-type="string">
            <text:p>X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6.335" calcext:value-type="float">
            <text:p>96.3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34" calcext:value-type="float">
            <text:p>98.3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355" calcext:value-type="float">
            <text:p>98.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3" calcext:value-type="float">
            <text:p>0.3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925" calcext:value-type="float">
            <text:p>98.9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8.975" calcext:value-type="float">
            <text:p>98.9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7.8" calcext:value-type="float">
            <text:p>87.80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6.8" calcext:value-type="float">
            <text:p>86.80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5.2" calcext:value-type="float">
            <text:p>85.20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8.4" calcext:value-type="float">
            <text:p>88.4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1" calcext:value-type="float">
            <text:p>0.21</text:p>
          </table:table-cell>
          <table:table-cell table:number-columns-repeated="2" table:style-name="ce39" office:value-type="float" office:value="0.4" calcext:value-type="float">
            <text:p>0.4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7" calcext:value-type="float">
            <text:p>87.00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4.383" calcext:value-type="float">
            <text:p>54.3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4.667" calcext:value-type="float">
            <text:p>54.6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4.4" calcext:value-type="float">
            <text:p>54.4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number-columns-repeated="3" table:style-name="ce1" office:value-type="string" calcext:value-type="string">
            <text:p>{'n'}</text:p>
          </table:table-cell>
          <table:table-cell table:style-name="ce1"/>
          <table:table-cell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53.75" calcext:value-type="float">
            <text:p>53.7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59.433" calcext:value-type="float">
            <text:p>59.4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4.151" calcext:value-type="float">
            <text:p>54.15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4.242" calcext:value-type="float">
            <text:p>54.24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4.099" calcext:value-type="float">
            <text:p>54.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number-columns-repeated="3" table:style-name="ce39" office:value-type="string" calcext:value-type="string">
            <text:p>{'n'}</text:p>
          </table:table-cell>
          <table:table-cell table:style-name="ce39"/>
          <table:table-cell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52.691" calcext:value-type="float">
            <text:p>52.69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59.057" calcext:value-type="float">
            <text:p>59.06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1.006" calcext:value-type="float">
            <text:p>91.0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3" calcext:value-type="float">
            <text:p>90.8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7" calcext:value-type="float">
            <text:p>90.8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68" calcext:value-type="float">
            <text:p>90.8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number-columns-repeated="4"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628" calcext:value-type="float">
            <text:p>90.6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06" calcext:value-type="float">
            <text:p>90.8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91.049" calcext:value-type="float">
            <text:p>91.0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1.01" calcext:value-type="float">
            <text:p>91.0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number-columns-repeated="5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599" calcext:value-type="float">
            <text:p>90.6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951" calcext:value-type="float">
            <text:p>90.9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1.01" calcext:value-type="float">
            <text:p>91.0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4"/>
          <table:table-cell table:style-name="ce1" office:value-type="string" calcext:value-type="string">
            <text:p>{'n'}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90.828" calcext:value-type="float">
            <text:p>90.8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MSRC_2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number-columns-repeated="2" table:style-name="ce39" office:value-type="float" office:value="0.2" calcext:value-type="float">
            <text:p>0.2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85.362" calcext:value-type="float">
            <text:p>85.3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MSRC_2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3" calcext:value-type="float">
            <text:p>0.3</text:p>
          </table:table-cell>
          <table:table-cell table:number-columns-repeated="2" table:style-name="ce39" office:value-type="float" office:value="0.2" calcext:value-type="float">
            <text:p>0.2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7.581" calcext:value-type="float">
            <text:p>87.58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01" calcext:value-type="float">
            <text:p>0.0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7.132" calcext:value-type="float">
            <text:p>87.1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8" calcext:value-type="float">
            <text:p>0.8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6.655" calcext:value-type="float">
            <text:p>86.6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01" calcext:value-type="float">
            <text:p>0.0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87.327" calcext:value-type="float">
            <text:p>87.3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53" office:value-type="float" office:value="0.01" calcext:value-type="float">
            <text:p>0.0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7.251" calcext:value-type="float">
            <text:p>87.2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81" office:value-type="float" office:value="86.904" calcext:value-type="float">
            <text:p>86.9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6.509" calcext:value-type="float">
            <text:p>66.5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8" calcext:value-type="float">
            <text:p>0.8</text:p>
          </table:table-cell>
          <table:table-cell table:style-name="ce9"/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6.506" calcext:value-type="float">
            <text:p>66.5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6.532" calcext:value-type="float">
            <text:p>66.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652" calcext:value-type="float">
            <text:p>76.6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3" calcext:value-type="float">
            <text:p>0.3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825" calcext:value-type="float">
            <text:p>76.83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7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79.438" calcext:value-type="float">
            <text:p>79.44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7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7.255" calcext:value-type="float">
            <text:p>77.2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7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7.63" calcext:value-type="float">
            <text:p>77.63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string" calcext:value-type="string">
            <text:p>{'n'}</text:p>
          </table:table-cell>
          <table:table-cell table:style-name="ce39" table:number-columns-repeated="3"/>
          <table:table-cell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572" calcext:value-type="float">
            <text:p>76.57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657" calcext:value-type="float">
            <text:p>76.66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3" calcext:value-type="float">
            <text:p>0.3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6.876" calcext:value-type="float">
            <text:p>76.88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2.121" calcext:value-type="float">
            <text:p>82.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882" calcext:value-type="float">
            <text:p>81.8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2.043" calcext:value-type="float">
            <text:p>82.0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string" calcext:value-type="string">
            <text:p>{'n'}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455" calcext:value-type="float">
            <text:p>81.4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3.069" calcext:value-type="float">
            <text:p>83.0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05" calcext:value-type="float">
            <text:p>0.0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565" calcext:value-type="float">
            <text:p>81.5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1.811" calcext:value-type="float">
            <text:p>81.8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82.181" calcext:value-type="float">
            <text:p>82.1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83.555" calcext:value-type="float">
            <text:p>83.5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ogbg-molbbbp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00" calcext:value-type="float">
            <text:p>100</text:p>
          </table:table-cell>
          <table:table-cell table:number-columns-repeated="2" table:style-name="ce39" office:value-type="float" office:value="0.2" calcext:value-type="float">
            <text:p>0.2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4.301" calcext:value-type="float">
            <text:p>84.30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 table:number-columns-repeated="994"/>
          <table:table-cell table:number-columns-repeated="2"/>
        </table:table-row>
        <table:table-row table:style-name="ro4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3.216" calcext:value-type="float">
            <text:p>73.2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3.503" calcext:value-type="float">
            <text:p>73.5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73.574" calcext:value-type="float">
            <text:p>73.5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2.487" calcext:value-type="float">
            <text:p>72.4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5" calcext:value-type="float">
            <text:p>0.5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73.81" calcext:value-type="float">
            <text:p>73.8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table:number-columns-repeated="2"/>
          <table:table-cell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605" calcext:value-type="float">
            <text:p>72.61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814" calcext:value-type="float">
            <text:p>72.8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/>
          <table:table-cell table:style-name="ce39" office:value-type="string" calcext:value-type="string">
            <text:p>{'n'}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72.871" calcext:value-type="float">
            <text:p>72.87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office:value-type="string" calcext:value-type="string">
            <text:p>{'n'}</text:p>
          </table:table-cell>
          <table:table-cell table:style-name="ce39" table:number-columns-repeated="2"/>
          <table:table-cell table:number-columns-repeated="2" table:style-name="ce39" office:value-type="string" calcext:value-type="string">
            <text:p>{'n'}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515" calcext:value-type="float">
            <text:p>72.52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.1" calcext:value-type="float">
            <text:p>0.1</text:p>
          </table:table-cell>
          <table:table-cell table:style-name="ce39" office:value-type="float" office:value="0.5" calcext:value-type="float">
            <text:p>0.5</text:p>
          </table:table-cell>
          <table:table-cell table:style-name="ce43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8" office:value-type="float" office:value="72.563" calcext:value-type="float">
            <text:p>72.5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72" table:number-columns-repeated="11"/>
          <table:table-cell table:style-name="ce76"/>
          <table:table-cell table:style-name="ce72"/>
          <table:table-cell table:style-name="ce76"/>
          <table:table-cell table:style-name="ce82"/>
          <table:table-cell table:style-name="ce72" table:number-columns-repeated="994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4.593" calcext:value-type="float">
            <text:p>64.5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4.413" calcext:value-type="float">
            <text:p>64.4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9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4.724" calcext:value-type="float">
            <text:p>64.7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0" office:value-type="float" office:value="63.872" calcext:value-type="float">
            <text:p>63.8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9"/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51" office:value-type="float" office:value="64.915" calcext:value-type="float">
            <text:p>64.9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ce39" office:value-type="string" calcext:value-type="string">
            <text:p>Tox21_AHR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01" calcext:value-type="float">
            <text:p>0.01</text:p>
          </table:table-cell>
          <table:table-cell table:number-columns-repeated="2" table:style-name="ce39" office:value-type="float" office:value="0.1" calcext:value-type="float">
            <text:p>0.1</text:p>
          </table:table-cell>
          <table:table-cell table:style-name="ce43"/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7" office:value-type="float" office:value="88.371" calcext:value-type="float">
            <text:p>88.37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5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 table:number-rows-repeated="16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Default" table:number-columns-repeated="11"/>
          <table:table-cell table:style-name="ce10"/>
          <table:table-cell table:style-name="Default"/>
          <table:table-cell table:style-name="ce10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 table:number-rows-repeated="9">
          <table:table-cell table:style-name="Default" table:number-columns-repeated="14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 table:number-rows-repeated="9">
          <table:table-cell table:number-columns-repeated="1011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{'n'}</text:p>
          </table:table-cell>
          <table:table-cell table:number-columns-repeated="2" table:style-name="ce1" office:value-type="string" calcext:value-type="string">
            <text:p>{'y'}</text:p>
          </table:table-cell>
          <table:table-cell table:number-columns-repeated="2" table:style-name="ce1" office:value-type="string" calcext:value-type="string">
            <text:p>{'n'}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9" office:value-type="string" calcext:value-type="string">
            <text:p>False</text:p>
          </table:table-cell>
          <table:table-cell table:style-name="ce1" office:value-type="float" office:value="0.3" calcext:value-type="float">
            <text:p>0.3</text:p>
          </table:table-cell>
          <table:table-cell table:style-name="ce50" office:value-type="string" calcext:value-type="string">
            <text:p>1 - 201</text:p>
          </table:table-cell>
          <table:table-cell table:style-name="ce1"/>
          <table:table-cell table:style-name="ce39" table:number-columns-repeated="993"/>
          <table:table-cell table:number-columns-repeated="2"/>
        </table:table-row>
        <table:table-row table:style-name="ro2" table:number-rows-repeated="1048383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axSVM" table:style-name="ta3">
        <office:forms form:automatic-focus="false" form:apply-design-mode="false"/>
        <table:table-column table:style-name="co1" table:default-cell-style-name="ce40"/>
        <table:table-column table:style-name="co34" table:number-columns-repeated="5" table:default-cell-style-name="ce40"/>
        <table:table-column table:style-name="co35" table:number-columns-repeated="4" table:default-cell-style-name="ce40"/>
        <table:table-column table:style-name="co35" table:default-cell-style-name="ce49"/>
        <table:table-column table:style-name="co35" table:default-cell-style-name="ce66"/>
        <table:table-column table:style-name="co36" table:default-cell-style-name="ce61"/>
        <table:table-column table:style-name="co37" table:number-columns-repeated="2" table:default-cell-style-name="ce61"/>
        <table:table-column table:style-name="co38" table:default-cell-style-name="ce40"/>
        <table:table-column table:style-name="co39" table:default-cell-style-name="ce40"/>
        <table:table-column table:style-name="co12" table:number-columns-repeated="1002" table:default-cell-style-name="ce40"/>
        <table:table-column table:style-name="co12" table:number-columns-repeated="5" table:default-cell-style-name="Default"/>
        <table:table-row table:style-name="ro1">
          <table:table-cell table:style-name="ce71" office:value-type="string" calcext:value-type="string">
            <text:p># Dataset</text:p>
          </table:table-cell>
          <table:table-cell table:style-name="ce71" office:value-type="string" calcext:value-type="string">
            <text:p>+SME</text:p>
          </table:table-cell>
          <table:table-cell table:style-name="ce71" office:value-type="string" calcext:value-type="string">
            <text:p>+CHS</text:p>
          </table:table-cell>
          <table:table-cell table:style-name="ce71" office:value-type="string" calcext:value-type="string">
            <text:p>+SS</text:p>
          </table:table-cell>
          <table:table-cell table:style-name="ce71" office:value-type="string" calcext:value-type="string">
            <text:p>+DBS</text:p>
          </table:table-cell>
          <table:table-cell table:style-name="ce71" office:value-type="string" calcext:value-type="string">
            <text:p>+SVMacc</text:p>
          </table:table-cell>
          <table:table-cell table:style-name="ce71" office:value-type="string" calcext:value-type="string">
            <text:p>D</text:p>
          </table:table-cell>
          <table:table-cell table:style-name="ce71" office:value-type="string" calcext:value-type="string">
            <text:p>lr</text:p>
          </table:table-cell>
          <table:table-cell table:style-name="ce71" office:value-type="string" calcext:value-type="string">
            <text:p>bs</text:p>
          </table:table-cell>
          <table:table-cell table:style-name="ce71" office:value-type="string" calcext:value-type="string">
            <text:p>Fpull</text:p>
          </table:table-cell>
          <table:table-cell table:style-name="ce71" office:value-type="string" calcext:value-type="string">
            <text:p>Fpush</text:p>
          </table:table-cell>
          <table:table-cell table:style-name="ce71" office:value-type="string" calcext:value-type="string">
            <text:p>HeThld</text:p>
          </table:table-cell>
          <table:table-cell table:style-name="ce71" office:value-type="string" calcext:value-type="string">
            <text:p>$w\in[0,2]$</text:p>
          </table:table-cell>
          <table:table-cell table:style-name="ce71"/>
          <table:table-cell table:style-name="ce59" office:value-type="string" calcext:value-type="string">
            <text:p>SVM acc.</text:p>
          </table:table-cell>
          <table:table-cell table:style-name="ce54" office:value-type="string" calcext:value-type="string">
            <text:p>Iteration</text:p>
          </table:table-cell>
          <table:table-cell table:style-name="ce95"/>
          <table:table-cell table:style-name="ce54" table:number-columns-repeated="997"/>
          <table:table-cell table:number-columns-repeated="10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" office:value-type="float" office:value="0.9" calcext:value-type="float">
            <text:p>0.9</text:p>
          </table:table-cell>
          <table:table-cell table:style-name="ce9" office:value-type="string" calcext:value-type="string">
            <text:p>False</text:p>
          </table:table-cell>
          <table:table-cell table:style-name="ce9"/>
          <table:table-cell table:style-name="ce51" office:value-type="float" office:value="98.725" calcext:value-type="float">
            <text:p>98.73</text:p>
          </table:table-cell>
          <table:table-cell table:style-name="ce1" office:value-type="float" office:value="160" calcext:value-type="float">
            <text:p>16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/>
          <table:table-cell table:number-columns-repeated="2" table:style-name="ce39" office:value-type="string" calcext:value-type="string">
            <text:p>{'n'}</text:p>
          </table:table-cell>
          <table:table-cell table:style-name="ce39" table:number-columns-repeated="2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" calcext:value-type="float">
            <text:p>0.5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97.59</text:p>
          </table:table-cell>
          <table:table-cell table:style-name="ce47" office:value-type="float" office:value="97.748" calcext:value-type="float">
            <text:p>97.75</text:p>
          </table:table-cell>
          <table:table-cell table:style-name="ce39" office:value-type="float" office:value="200" calcext:value-type="float">
            <text:p>200</text:p>
          </table:table-cell>
          <table:table-cell table:style-name="ce69"/>
          <table:table-cell table:style-name="ce39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51" office:value-type="float" office:value="99.49" calcext:value-type="float">
            <text:p>99.49</text:p>
          </table:table-cell>
          <table:table-cell table:style-name="ce1" office:value-type="float" office:value="0" calcext:value-type="float">
            <text:p>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21" calcext:value-type="float">
            <text:p>0.21</text:p>
          </table:table-cell>
          <table:table-cell table:number-columns-repeated="2" table:style-name="ce48" office:value-type="float" office:value="0.4" calcext:value-type="float">
            <text:p>0.4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7" office:value-type="float" office:value="88.4" calcext:value-type="float">
            <text:p>88.40</text:p>
          </table:table-cell>
          <table:table-cell table:style-name="ce39" office:value-type="float" office:value="60" calcext:value-type="float">
            <text:p>60</text:p>
          </table:table-cell>
          <table:table-cell table:style-name="ce69"/>
          <table:table-cell table:style-name="ce39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table:number-columns-repeated="3"/>
          <table:table-cell table:style-name="ce1" office:value-type="string" calcext:value-type="string">
            <text:p>{'n'}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5" calcext:value-type="float">
            <text:p>0.50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 office:value-type="string" calcext:value-type="string">
            <text:p>59.03</text:p>
          </table:table-cell>
          <table:table-cell table:style-name="ce51" office:value-type="float" office:value="59.433" calcext:value-type="float">
            <text:p>59.43</text:p>
          </table:table-cell>
          <table:table-cell table:style-name="ce1" office:value-type="float" office:value="140" calcext:value-type="float">
            <text:p>14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" calcext:value-type="float">
            <text:p>0.5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3" office:value-type="string" calcext:value-type="string">
            <text:p>58.94</text:p>
          </table:table-cell>
          <table:table-cell table:style-name="ce47" office:value-type="float" office:value="59.057" calcext:value-type="float">
            <text:p>59.06</text:p>
          </table:table-cell>
          <table:table-cell table:style-name="ce39" office:value-type="float" office:value="180" calcext:value-type="float">
            <text:p>180</text:p>
          </table:table-cell>
          <table:table-cell table:style-name="ce69"/>
          <table:table-cell table:style-name="ce39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4" calcext:value-type="float">
            <text:p>0.40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 office:value-type="string" calcext:value-type="string">
            <text:p>90.83</text:p>
          </table:table-cell>
          <table:table-cell table:style-name="ce51" office:value-type="float" office:value="91.049" calcext:value-type="float">
            <text:p>91.05</text:p>
          </table:table-cell>
          <table:table-cell table:style-name="ce1" office:value-type="float" office:value="40" calcext:value-type="float">
            <text:p>4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MSRC_2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3" calcext:value-type="float">
            <text:p>0.30</text:p>
          </table:table-cell>
          <table:table-cell table:number-columns-repeated="2" table:style-name="ce48" office:value-type="float" office:value="0.2" calcext:value-type="float">
            <text:p>0.2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7" office:value-type="float" office:value="87.581" calcext:value-type="float">
            <text:p>87.58</text:p>
          </table:table-cell>
          <table:table-cell table:style-name="ce39" office:value-type="float" office:value="160" calcext:value-type="float">
            <text:p>160</text:p>
          </table:table-cell>
          <table:table-cell table:style-name="ce69"/>
          <table:table-cell table:style-name="ce39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51" office:value-type="float" office:value="87.327" calcext:value-type="float">
            <text:p>87.33</text:p>
          </table:table-cell>
          <table:table-cell table:style-name="ce1" office:value-type="float" office:value="160" calcext:value-type="float">
            <text:p>16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" calcext:value-type="float">
            <text:p>0.5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7" office:value-type="float" office:value="79.438" calcext:value-type="float">
            <text:p>79.44</text:p>
          </table:table-cell>
          <table:table-cell table:style-name="ce39" office:value-type="float" office:value="200" calcext:value-type="float">
            <text:p>200</text:p>
          </table:table-cell>
          <table:table-cell table:style-name="ce69"/>
          <table:table-cell table:style-name="ce39" table:number-columns-repeated="6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/>
          <table:table-cell table:number-columns-repeated="2" table:style-name="ce1" office:value-type="string" calcext:value-type="string">
            <text:p>{'n'}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93" office:value-type="float" office:value="100" calcext:value-type="float">
            <text:p>10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51" office:value-type="float" office:value="83.555" calcext:value-type="float">
            <text:p>83.56</text:p>
          </table:table-cell>
          <table:table-cell table:style-name="ce1" office:value-type="float" office:value="160" calcext:value-type="float">
            <text:p>16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ogbg-molbbbp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94" office:value-type="float" office:value="100" calcext:value-type="float">
            <text:p>100</text:p>
          </table:table-cell>
          <table:table-cell table:number-columns-repeated="2" table:style-name="ce48" office:value-type="float" office:value="0.2" calcext:value-type="float">
            <text:p>0.20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7" office:value-type="float" office:value="84.301" calcext:value-type="float">
            <text:p>84.30</text:p>
          </table:table-cell>
          <table:table-cell table:style-name="ce39" office:value-type="float" office:value="200" calcext:value-type="float">
            <text:p>200</text:p>
          </table:table-cell>
          <table:table-cell table:style-name="ce69"/>
          <table:table-cell table:style-name="ce39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1" calcext:value-type="float">
            <text:p>1.00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51" office:value-type="float" office:value="73.574" calcext:value-type="float">
            <text:p>73.57</text:p>
          </table:table-cell>
          <table:table-cell table:style-name="ce1" office:value-type="float" office:value="80" calcext:value-type="float">
            <text:p>8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/>
          <table:table-cell table:style-name="ce39" office:value-type="string" calcext:value-type="string">
            <text:p>{'n'}</text:p>
          </table:table-cell>
          <table:table-cell table:style-name="ce39" table:number-columns-repeated="3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1" calcext:value-type="float">
            <text:p>1.00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7" office:value-type="float" office:value="72.871" calcext:value-type="float">
            <text:p>72.87</text:p>
          </table:table-cell>
          <table:table-cell table:style-name="ce39" office:value-type="float" office:value="160" calcext:value-type="float">
            <text:p>160</text:p>
          </table:table-cell>
          <table:table-cell table:style-name="ce69"/>
          <table:table-cell table:style-name="ce39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" office:value-type="float" office:value="0.6" calcext:value-type="float">
            <text:p>0.6</text:p>
          </table:table-cell>
          <table:table-cell table:style-name="ce9" office:value-type="string" calcext:value-type="string">
            <text:p>True</text:p>
          </table:table-cell>
          <table:table-cell table:style-name="ce9"/>
          <table:table-cell table:style-name="ce51" office:value-type="float" office:value="64.915" calcext:value-type="float">
            <text:p>64.92</text:p>
          </table:table-cell>
          <table:table-cell table:style-name="ce1" office:value-type="float" office:value="20" calcext:value-type="float">
            <text:p>20</text:p>
          </table:table-cell>
          <table:table-cell table:style-name="ce69"/>
          <table:table-cell table:style-name="ce1" table:number-columns-repeated="992"/>
          <table:table-cell table:style-name="Default" table:number-columns-repeated="10"/>
          <table:table-cell table:number-columns-repeated="5"/>
        </table:table-row>
        <table:table-row table:style-name="ro2">
          <table:table-cell table:style-name="ce39" office:value-type="string" calcext:value-type="string">
            <text:p>Tox21_AHR</text:p>
          </table:table-cell>
          <table:table-cell table:style-name="ce39" table:number-columns-repeated="5"/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48" office:value-type="float" office:value="0.01" calcext:value-type="float">
            <text:p>0.01</text:p>
          </table:table-cell>
          <table:table-cell table:number-columns-repeated="2" table:style-name="ce48" office:value-type="float" office:value="0.1" calcext:value-type="float">
            <text:p>0.10</text:p>
          </table:table-cell>
          <table:table-cell table:style-name="ce39" office:value-type="float" office:value="0.6" calcext:value-type="float">
            <text:p>0.6</text:p>
          </table:table-cell>
          <table:table-cell table:style-name="ce43" office:value-type="string" calcext:value-type="string">
            <text:p>True</text:p>
          </table:table-cell>
          <table:table-cell table:style-name="ce43"/>
          <table:table-cell table:style-name="ce47" office:value-type="float" office:value="88.371" calcext:value-type="float">
            <text:p>88.37</text:p>
          </table:table-cell>
          <table:table-cell table:style-name="ce39" office:value-type="float" office:value="0" calcext:value-type="float">
            <text:p>0</text:p>
          </table:table-cell>
          <table:table-cell table:style-name="ce69"/>
          <table:table-cell table:style-name="ce39" table:number-columns-repeated="992"/>
          <table:table-cell table:style-name="Default" table:number-columns-repeated="10"/>
          <table:table-cell table:number-columns-repeated="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84" office:value-type="string" calcext:value-type="string">
            <text:p>Verification of the SVM accuracies with multiple SVM runs</text:p>
          </table:table-cell>
          <table:table-cell table:number-columns-repeated="11"/>
          <table:table-cell table:style-name="ce49" table:number-columns-repeated="2"/>
          <table:table-cell table:number-columns-repeated="1010"/>
        </table:table-row>
        <table:table-row table:style-name="ro6">
          <table:table-cell table:style-name="ce83" office:value-type="string" calcext:value-type="string">
            <text:p><text:span text:style-name="T1">AIDS e:160</text:span></text:p>
          </table:table-cell>
          <table:table-cell table:style-name="ce83" office:value-type="string" calcext:value-type="string">
            <text:p><text:span text:style-name="T2">[98.7 98.74 98.755 98.745 98.71 98.69 98.68 98.715 98.705 98.805] m=98.72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6">
          <table:table-cell table:style-name="ce83" office:value-type="string" calcext:value-type="string">
            <text:p><text:span text:style-name="T1">AIDS_c e:200</text:span></text:p>
          </table:table-cell>
          <table:table-cell table:style-name="ce83" office:value-type="string" calcext:value-type="string">
            <text:p><text:span text:style-name="T2">[97.613 97.694 97.64 97.631 97.685 97.748 97.703 97.721 97.766 97.712] m=97.6912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ENZYMES e:140</text:span></text:p>
          </table:table-cell>
          <table:table-cell table:style-name="ce83" office:value-type="string" calcext:value-type="string">
            <text:p><text:span text:style-name="T2">[59.167 59.033 58.967 58.783 59.4 59.283 58.717 59.283 58.683 59.05 ] m=59.04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ENZYMES_c e:180</text:span></text:p>
          </table:table-cell>
          <table:table-cell table:style-name="ce83" office:value-type="string" calcext:value-type="string">
            <text:p><text:span text:style-name="T2">[58.99 58.758 58.61 59.366 59.431 58.913 59.311 58.603 58.418 59.342] m=58.97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MSRC_9 e:40</text:span></text:p>
          </table:table-cell>
          <table:table-cell table:style-name="ce83" office:value-type="string" calcext:value-type="string">
            <text:p><text:span text:style-name="T2">[90.816 90.684 90.81 91. 90.856 90.725 90.872 90.81 90.911 90.85 ] m=90.83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MSRC_21 e:400</text:span></text:p>
          </table:table-cell>
          <table:table-cell table:style-name="ce83" office:value-type="string" calcext:value-type="string">
            <text:p><text:span text:style-name="T2">[87.154 87.085 87.529 87.426 87.335 87.352 87.43 87.213 87.512 87.569] m=87.3605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NCI1 e:200</text:span></text:p>
          </table:table-cell>
          <table:table-cell table:style-name="ce83" office:value-type="string" calcext:value-type="string">
            <text:p><text:span text:style-name="T2">[79.285 79.336 79.38 79.35 79.311 79.365 79.372 79.321 79.319 79.392] m=79.3431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ogbg-molbace e:160</text:span></text:p>
          </table:table-cell>
          <table:table-cell table:style-name="ce83" office:value-type="string" calcext:value-type="string">
            <text:p><text:span text:style-name="T2">[80.952 81.189 81.191 81.057 81.21 81.142 81.209 80.979 81.171 81.203] m=81.1303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ogbg-molbbbp e:500</text:span></text:p>
          </table:table-cell>
          <table:table-cell table:style-name="ce83" office:value-type="string" calcext:value-type="string">
            <text:p><text:span text:style-name="T2">[84.326 84.247 84.301 84.341 84.305 84.194 84.384 84.218 84.262 84.404] m=84.2982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PROTEINS e:80</text:span></text:p>
          </table:table-cell>
          <table:table-cell table:style-name="ce83" office:value-type="string" calcext:value-type="string">
            <text:p><text:span text:style-name="T2">[73.594 73.413 73.253 73.548 73.467 73.396 73.457 73.55 73.234 73.225] m=73.4137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PROTEINS_c e:160</text:span></text:p>
          </table:table-cell>
          <table:table-cell table:style-name="ce83" office:value-type="string" calcext:value-type="string">
            <text:p><text:span text:style-name="T2">[72.707 72.636 72.565 72.604 72.675 72.545 72.666 72.654 72.325 72.544] m=72.59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7">
          <table:table-cell table:style-name="ce83" office:value-type="string" calcext:value-type="string">
            <text:p><text:span text:style-name="T1">PTC_MR e:20</text:span></text:p>
          </table:table-cell>
          <table:table-cell table:style-name="ce83" office:value-type="string" calcext:value-type="string">
            <text:p><text:span text:style-name="T2">[62.815 64.045 63.408 62.442 61.507 61.759 63.708 63.067 63.339 62.887] m=62.89</text:span></text:p>
          </table:table-cell>
          <table:table-cell table:style-name="ce54" table:number-columns-repeated="8"/>
          <table:table-cell table:style-name="ce85"/>
          <table:table-cell table:style-name="ce87"/>
          <table:table-cell table:style-name="ce85" table:number-columns-repeated="3"/>
          <table:table-cell table:style-name="ce92"/>
          <table:table-cell table:style-name="ce54" table:number-columns-repeated="1003"/>
          <table:table-cell table:style-name="ce15" table:number-columns-repeated="5"/>
        </table:table-row>
        <table:table-row table:style-name="ro2">
          <table:table-cell table:number-columns-repeated="14"/>
          <table:table-cell table:style-name="ce49"/>
          <table:table-cell table:style-name="ce61"/>
          <table:table-cell table:number-columns-repeated="100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LLTStats" table:style-name="ta3">
        <office:forms form:automatic-focus="false" form:apply-design-mode="false"/>
        <table:shapes>
          <draw:frame draw:z-index="0" draw:style-name="gr1" draw:text-style-name="P1" svg:width="482.88pt" svg:height="333.1pt" svg:x="466.44pt" svg:y="5.5pt">
            <draw:object draw:notify-on-update-of-ranges="WLLTStats.B1:WLLTStats.F1 WLLTStats.A2:WLLTStats.A2 WLLTStats.B2:WLLTStats.F2 WLLTStats.A3:WLLTStats.A3 WLLTStats.B3:WLLTStats.F3 WLLTStats.A4:WLLTStats.A4 WLLTStats.B4:WLLTStats.F4 WLLTStats.A6:WLLTStats.A6 WLLTStats.B6:WLLTStats.F6 WLLTStats.A7:WLLTStats.A7 WLLTStats.B7:WLLTStats.F7 WLLTStats.A8:WLLTStats.A8 WLLTStats.B8:WLLTStats.F8 WLLTStats.A9:WLLTStats.A9 WLLTStats.B9:WLLTStats.F9 WLLTStats.A10:WLLTStats.A10 WLLTStats.B10:WLLTStats.F10 WLLTStats.A11:WLLTStats.A11 WLLTStats.B11:WLLTStats.F11 WLLTStats.A12:WLLTStats.A12 WLLTStats.B12:WLLTStats.F12 WLLTStats.A13:WLLTStats.A13 WLLTStats.B13:WLLTStats.F13 WLLTStats.A14:WLLTStats.A14 WLLTStats.B14:WLLTStats.F14 WLLTStats.A15:WLLTStats.A15 WLLTStats.B15:WLLTStats.F15 WLLTStats.A16:WLLTStats.A16 WLLTStats.B16:WLLTStats.F16 WLLTStats.A17:WLLTStats.A17 WLLTStats.B17:WLLTStats.F17 WLLTStats.A18:WLLTStats.A18 WLLTStats.B18:WLLTStats.F18 WLLTStats.A19:WLLTStats.A19 WLLTStats.B19:WLLTStats.F19 WLLTStats.A20:WLLTStats.A20 WLLTStats.B20:WLLTStats.F20 WLLTStats.A21:WLLTStats.A21 WLLTStats.B21:WLLTStats.F21 WLLTStats.A22:WLLTStats.A22 WLLTStats.B22:WLLTStats.F22 WLLTStats.A23:WLLTStats.A23 WLLTStats.B23:WLLTStats.F23 WLLTStats.A24:WLLTStats.A24 WLLTStats.B24:WLLTStats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09pt" svg:x="474.63pt" svg:y="362.07pt">
            <draw:object draw:notify-on-update-of-ranges="WLLTStats.B35:WLLTStats.G35 WLLTStats.A36:WLLTStats.A36 WLLTStats.B36:WLLTStats.G36 WLLTStats.A37:WLLTStats.A37 WLLTStats.B37:WLLTStats.G37 WLLTStats.A38:WLLTStats.A38 WLLTStats.B38:WLLTStats.G38 WLLTStats.A39:WLLTStats.A39 WLLTStats.B39:WLLTStats.G39 WLLTStats.A40:WLLTStats.A40 WLLTStats.B40:WLLTStats.G40 WLLTStats.A41:WLLTStats.A41 WLLTStats.B41:WLLTStats.G41 WLLTStats.A42:WLLTStats.A42 WLLTStats.B42:WLLTStats.G42 WLLTStats.A43:WLLTStats.A43 WLLTStats.B43:WLLTStats.G43 WLLTStats.A44:WLLTStats.A44 WLLTStats.B44:WLLTStats.G44 WLLTStats.A45:WLLTStats.A45 WLLTStats.B45:WLLTStats.G45 WLLTStats.A46:WLLTStats.A46 WLLTStats.B46:WLLTStats.G46 WLLTStats.A47:WLLTStats.A47 WLLTStats.B47:WLLTStats.G47 WLLTStats.A48:WLLTStats.A48 WLLTStats.B48:WLLTStats.G48 WLLTStats.A49:WLLTStats.A49 WLLTStats.B49:WLLTStats.G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63pt" svg:height="255.09pt" svg:x="593.55pt" svg:y="629.94pt">
            <draw:object draw:notify-on-update-of-ranges="WLLTStats.B53:WLLTStats.F53 WLLTStats.A54:WLLTStats.A54 WLLTStats.B54:WLLTStats.F54 WLLTStats.A55:WLLTStats.A55 WLLTStats.B55:WLLTStats.F55 WLLTStats.A56:WLLTStats.A56 WLLTStats.B56:WLLTStats.F56 WLLTStats.A57:WLLTStats.A57 WLLTStats.B57:WLLTStats.F57 WLLTStats.A58:WLLTStats.A58 WLLTStats.B58:WLLTStats.F58 WLLTStats.A59:WLLTStats.A59 WLLTStats.B59:WLLTStats.F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09pt" svg:x="1094.74pt" svg:y="522.06pt">
            <draw:object draw:notify-on-update-of-ranges="WLLTStats.B63:WLLTStats.F63 WLLTStats.A64:WLLTStats.A64 WLLTStats.B64:WLLTStats.F64 WLLTStats.A65:WLLTStats.A65 WLLTStats.B65:WLLTStats.F65 WLLTStats.A66:WLLTStats.A66 WLLTStats.B66:WLLTStats.F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0" table:default-cell-style-name="Default"/>
        <table:table-column table:style-name="co12" table:number-columns-repeated="1023" table:default-cell-style-name="Default"/>
        <table:table-row table:style-name="ro2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Su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IDS</text:p>
          </table:table-cell>
          <table:table-cell office:value-type="float" office:value="38" calcext:value-type="float">
            <text:p>38</text:p>
          </table:table-cell>
          <table:table-cell office:value-type="float" office:value="367" calcext:value-type="float">
            <text:p>367</text:p>
          </table:table-cell>
          <table:table-cell office:value-type="float" office:value="3297" calcext:value-type="float">
            <text:p>3297</text:p>
          </table:table-cell>
          <table:table-cell office:value-type="float" office:value="10298" calcext:value-type="float">
            <text:p>10298</text:p>
          </table:table-cell>
          <table:table-cell office:value-type="float" office:value="15030" calcext:value-type="float">
            <text:p>15030</text:p>
          </table:table-cell>
          <table:table-cell office:value-type="float" office:value="29030" calcext:value-type="float">
            <text:p>290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IDS_c</text:p>
          </table:table-cell>
          <table:table-cell office:value-type="float" office:value="31" calcext:value-type="float">
            <text:p>31</text:p>
          </table:table-cell>
          <table:table-cell office:value-type="float" office:value="263" calcext:value-type="float">
            <text:p>263</text:p>
          </table:table-cell>
          <table:table-cell office:value-type="float" office:value="2419" calcext:value-type="float">
            <text:p>2419</text:p>
          </table:table-cell>
          <table:table-cell office:value-type="float" office:value="7028" calcext:value-type="float">
            <text:p>7028</text:p>
          </table:table-cell>
          <table:table-cell office:value-type="float" office:value="9893" calcext:value-type="float">
            <text:p>9893</text:p>
          </table:table-cell>
          <table:table-cell office:value-type="float" office:value="19634" calcext:value-type="float">
            <text:p>196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IDS_perfect</text:p>
          </table:table-cell>
          <table:table-cell office:value-type="float" office:value="61" calcext:value-type="float">
            <text:p>61</text:p>
          </table:table-cell>
          <table:table-cell office:value-type="float" office:value="538" calcext:value-type="float">
            <text:p>538</text:p>
          </table:table-cell>
          <table:table-cell office:value-type="float" office:value="4522" calcext:value-type="float">
            <text:p>4522</text:p>
          </table:table-cell>
          <table:table-cell office:value-type="float" office:value="12310" calcext:value-type="float">
            <text:p>12310</text:p>
          </table:table-cell>
          <table:table-cell office:value-type="float" office:value="16865" calcext:value-type="float">
            <text:p>16865</text:p>
          </table:table-cell>
          <table:table-cell office:value-type="float" office:value="34296" calcext:value-type="float">
            <text:p>342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82" calcext:value-type="float">
            <text:p>82</text:p>
          </table:table-cell>
          <table:table-cell office:value-type="float" office:value="253149" calcext:value-type="float">
            <text:p>253149</text:p>
          </table:table-cell>
          <table:table-cell office:value-type="float" office:value="333017" calcext:value-type="float">
            <text:p>333017</text:p>
          </table:table-cell>
          <table:table-cell office:value-type="float" office:value="334090" calcext:value-type="float">
            <text:p>334090</text:p>
          </table:table-cell>
          <table:table-cell office:value-type="float" office:value="920338" calcext:value-type="float">
            <text:p>920338</text:p>
          </table:table-cell>
          <table:table-cell office:value-type="float" office:value="1840676" calcext:value-type="float">
            <text:p>18406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ZYMES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10416" calcext:value-type="float">
            <text:p>10416</text:p>
          </table:table-cell>
          <table:table-cell office:value-type="float" office:value="15208" calcext:value-type="float">
            <text:p>15208</text:p>
          </table:table-cell>
          <table:table-cell office:value-type="float" office:value="16029" calcext:value-type="float">
            <text:p>16029</text:p>
          </table:table-cell>
          <table:table-cell office:value-type="float" office:value="41888" calcext:value-type="float">
            <text:p>418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ZYMES_c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0414" calcext:value-type="float">
            <text:p>10414</text:p>
          </table:table-cell>
          <table:table-cell office:value-type="float" office:value="15206" calcext:value-type="float">
            <text:p>15206</text:p>
          </table:table-cell>
          <table:table-cell office:value-type="float" office:value="16027" calcext:value-type="float">
            <text:p>16027</text:p>
          </table:table-cell>
          <table:table-cell office:value-type="float" office:value="41880" calcext:value-type="float">
            <text:p>418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RC_9</text:p>
          </table:table-cell>
          <table:table-cell office:value-type="float" office:value="11" calcext:value-type="float">
            <text:p>11</text:p>
          </table:table-cell>
          <table:table-cell office:value-type="float" office:value="2053" calcext:value-type="float">
            <text:p>2053</text:p>
          </table:table-cell>
          <table:table-cell office:value-type="float" office:value="8632" calcext:value-type="float">
            <text:p>8632</text:p>
          </table:table-cell>
          <table:table-cell table:number-columns-repeated="2" office:value-type="float" office:value="8929" calcext:value-type="float">
            <text:p>8929</text:p>
          </table:table-cell>
          <table:table-cell office:value-type="float" office:value="28554" calcext:value-type="float">
            <text:p>285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RC_21</text:p>
          </table:table-cell>
          <table:table-cell office:value-type="float" office:value="23" calcext:value-type="float">
            <text:p>23</text:p>
          </table:table-cell>
          <table:table-cell office:value-type="float" office:value="7736" calcext:value-type="float">
            <text:p>7736</text:p>
          </table:table-cell>
          <table:table-cell office:value-type="float" office:value="40547" calcext:value-type="float">
            <text:p>40547</text:p>
          </table:table-cell>
          <table:table-cell office:value-type="float" office:value="43470" calcext:value-type="float">
            <text:p>43470</text:p>
          </table:table-cell>
          <table:table-cell office:value-type="float" office:value="43489" calcext:value-type="float">
            <text:p>43489</text:p>
          </table:table-cell>
          <table:table-cell office:value-type="float" office:value="135265" calcext:value-type="float">
            <text:p>1352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RC_21C</text:p>
          </table:table-cell>
          <table:table-cell office:value-type="float" office:value="22" calcext:value-type="float">
            <text:p>22</text:p>
          </table:table-cell>
          <table:table-cell office:value-type="float" office:value="3551" calcext:value-type="float">
            <text:p>3551</text:p>
          </table:table-cell>
          <table:table-cell office:value-type="float" office:value="8312" calcext:value-type="float">
            <text:p>8312</text:p>
          </table:table-cell>
          <table:table-cell table:number-columns-repeated="2" office:value-type="float" office:value="8382" calcext:value-type="float">
            <text:p>8382</text:p>
          </table:table-cell>
          <table:table-cell office:value-type="float" office:value="28649" calcext:value-type="float">
            <text:p>286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TAG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office:value-type="float" office:value="572" calcext:value-type="float">
            <text:p>572</text:p>
          </table:table-cell>
          <table:table-cell office:value-type="float" office:value="1197" calcext:value-type="float">
            <text:p>1197</text:p>
          </table:table-cell>
          <table:table-cell office:value-type="float" office:value="1983" calcext:value-type="float">
            <text:p>19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I1</text:p>
          </table:table-cell>
          <table:table-cell office:value-type="float" office:value="38" calcext:value-type="float">
            <text:p>38</text:p>
          </table:table-cell>
          <table:table-cell office:value-type="float" office:value="292" calcext:value-type="float">
            <text:p>292</text:p>
          </table:table-cell>
          <table:table-cell office:value-type="float" office:value="4058" calcext:value-type="float">
            <text:p>4058</text:p>
          </table:table-cell>
          <table:table-cell office:value-type="float" office:value="22948" calcext:value-type="float">
            <text:p>22948</text:p>
          </table:table-cell>
          <table:table-cell office:value-type="float" office:value="44508" calcext:value-type="float">
            <text:p>44508</text:p>
          </table:table-cell>
          <table:table-cell office:value-type="float" office:value="71844" calcext:value-type="float">
            <text:p>718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bace</text:p>
          </table:table-cell>
          <table:table-cell office:value-type="float" office:value="74" calcext:value-type="float">
            <text:p>74</text:p>
          </table:table-cell>
          <table:table-cell office:value-type="float" office:value="1425" calcext:value-type="float">
            <text:p>1425</text:p>
          </table:table-cell>
          <table:table-cell office:value-type="float" office:value="5588" calcext:value-type="float">
            <text:p>5588</text:p>
          </table:table-cell>
          <table:table-cell office:value-type="float" office:value="10540" calcext:value-type="float">
            <text:p>10540</text:p>
          </table:table-cell>
          <table:table-cell office:value-type="float" office:value="15228" calcext:value-type="float">
            <text:p>15228</text:p>
          </table:table-cell>
          <table:table-cell office:value-type="float" office:value="32855" calcext:value-type="float">
            <text:p>328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bbbp</text:p>
          </table:table-cell>
          <table:table-cell office:value-type="float" office:value="95" calcext:value-type="float">
            <text:p>95</text:p>
          </table:table-cell>
          <table:table-cell office:value-type="float" office:value="4221" calcext:value-type="float">
            <text:p>4221</text:p>
          </table:table-cell>
          <table:table-cell office:value-type="float" office:value="15373" calcext:value-type="float">
            <text:p>15373</text:p>
          </table:table-cell>
          <table:table-cell office:value-type="float" office:value="24581" calcext:value-type="float">
            <text:p>24581</text:p>
          </table:table-cell>
          <table:table-cell office:value-type="float" office:value="30407" calcext:value-type="float">
            <text:p>30407</text:p>
          </table:table-cell>
          <table:table-cell office:value-type="float" office:value="74677" calcext:value-type="float">
            <text:p>746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clintox</text:p>
          </table:table-cell>
          <table:table-cell office:value-type="float" office:value="117" calcext:value-type="float">
            <text:p>117</text:p>
          </table:table-cell>
          <table:table-cell office:value-type="float" office:value="3317" calcext:value-type="float">
            <text:p>3317</text:p>
          </table:table-cell>
          <table:table-cell office:value-type="float" office:value="12719" calcext:value-type="float">
            <text:p>12719</text:p>
          </table:table-cell>
          <table:table-cell office:value-type="float" office:value="20309" calcext:value-type="float">
            <text:p>20309</text:p>
          </table:table-cell>
          <table:table-cell office:value-type="float" office:value="24707" calcext:value-type="float">
            <text:p>24707</text:p>
          </table:table-cell>
          <table:table-cell office:value-type="float" office:value="61169" calcext:value-type="float">
            <text:p>611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hiv</text:p>
          </table:table-cell>
          <table:table-cell office:value-type="float" office:value="369" calcext:value-type="float">
            <text:p>369</text:p>
          </table:table-cell>
          <table:table-cell office:value-type="float" office:value="14674" calcext:value-type="float">
            <text:p>14674</text:p>
          </table:table-cell>
          <table:table-cell office:value-type="float" office:value="118151" calcext:value-type="float">
            <text:p>118151</text:p>
          </table:table-cell>
          <table:table-cell office:value-type="float" office:value="272334" calcext:value-type="float">
            <text:p>272334</text:p>
          </table:table-cell>
          <table:table-cell office:value-type="float" office:value="409619" calcext:value-type="float">
            <text:p>409619</text:p>
          </table:table-cell>
          <table:table-cell office:value-type="float" office:value="815147" calcext:value-type="float">
            <text:p>815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muv</text:p>
          </table:table-cell>
          <table:table-cell office:value-type="float" office:value="66" calcext:value-type="float">
            <text:p>66</text:p>
          </table:table-cell>
          <table:table-cell office:value-type="float" office:value="4935" calcext:value-type="float">
            <text:p>4935</text:p>
          </table:table-cell>
          <table:table-cell office:value-type="float" office:value="63850" calcext:value-type="float">
            <text:p>63850</text:p>
          </table:table-cell>
          <table:table-cell office:value-type="float" office:value="228593" calcext:value-type="float">
            <text:p>228593</text:p>
          </table:table-cell>
          <table:table-cell office:value-type="float" office:value="484263" calcext:value-type="float">
            <text:p>484263</text:p>
          </table:table-cell>
          <table:table-cell office:value-type="float" office:value="781707" calcext:value-type="float">
            <text:p>78170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sider</text:p>
          </table:table-cell>
          <table:table-cell office:value-type="float" office:value="106" calcext:value-type="float">
            <text:p>106</text:p>
          </table:table-cell>
          <table:table-cell office:value-type="float" office:value="3294" calcext:value-type="float">
            <text:p>3294</text:p>
          </table:table-cell>
          <table:table-cell office:value-type="float" office:value="13096" calcext:value-type="float">
            <text:p>13096</text:p>
          </table:table-cell>
          <table:table-cell office:value-type="float" office:value="21741" calcext:value-type="float">
            <text:p>21741</text:p>
          </table:table-cell>
          <table:table-cell office:value-type="float" office:value="27509" calcext:value-type="float">
            <text:p>27509</text:p>
          </table:table-cell>
          <table:table-cell office:value-type="float" office:value="65746" calcext:value-type="float">
            <text:p>657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tox21</text:p>
          </table:table-cell>
          <table:table-cell office:value-type="float" office:value="164" calcext:value-type="float">
            <text:p>164</text:p>
          </table:table-cell>
          <table:table-cell office:value-type="float" office:value="5760" calcext:value-type="float">
            <text:p>5760</text:p>
          </table:table-cell>
          <table:table-cell office:value-type="float" office:value="30268" calcext:value-type="float">
            <text:p>30268</text:p>
          </table:table-cell>
          <table:table-cell office:value-type="float" office:value="58720" calcext:value-type="float">
            <text:p>58720</text:p>
          </table:table-cell>
          <table:table-cell office:value-type="float" office:value="79012" calcext:value-type="float">
            <text:p>79012</text:p>
          </table:table-cell>
          <table:table-cell office:value-type="float" office:value="173924" calcext:value-type="float">
            <text:p>1739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toxcast</text:p>
          </table:table-cell>
          <table:table-cell office:value-type="float" office:value="209" calcext:value-type="float">
            <text:p>209</text:p>
          </table:table-cell>
          <table:table-cell office:value-type="float" office:value="11188" calcext:value-type="float">
            <text:p>11188</text:p>
          </table:table-cell>
          <table:table-cell office:value-type="float" office:value="43414" calcext:value-type="float">
            <text:p>43414</text:p>
          </table:table-cell>
          <table:table-cell office:value-type="float" office:value="73531" calcext:value-type="float">
            <text:p>73531</text:p>
          </table:table-cell>
          <table:table-cell office:value-type="float" office:value="93858" calcext:value-type="float">
            <text:p>93858</text:p>
          </table:table-cell>
          <table:table-cell office:value-type="float" office:value="222200" calcext:value-type="float">
            <text:p>2222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TEINS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20962" calcext:value-type="float">
            <text:p>20962</text:p>
          </table:table-cell>
          <table:table-cell office:value-type="float" office:value="35676" calcext:value-type="float">
            <text:p>35676</text:p>
          </table:table-cell>
          <table:table-cell office:value-type="float" office:value="37940" calcext:value-type="float">
            <text:p>37940</text:p>
          </table:table-cell>
          <table:table-cell office:value-type="float" office:value="94879" calcext:value-type="float">
            <text:p>948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TEINS_c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20764" calcext:value-type="float">
            <text:p>20764</text:p>
          </table:table-cell>
          <table:table-cell office:value-type="float" office:value="35176" calcext:value-type="float">
            <text:p>35176</text:p>
          </table:table-cell>
          <table:table-cell office:value-type="float" office:value="37369" calcext:value-type="float">
            <text:p>37369</text:p>
          </table:table-cell>
          <table:table-cell office:value-type="float" office:value="93609" calcext:value-type="float">
            <text:p>936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C_MR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780" calcext:value-type="float">
            <text:p>780</text:p>
          </table:table-cell>
          <table:table-cell office:value-type="float" office:value="1987" calcext:value-type="float">
            <text:p>1987</text:p>
          </table:table-cell>
          <table:table-cell office:value-type="float" office:value="2803" calcext:value-type="float">
            <text:p>2803</text:p>
          </table:table-cell>
          <table:table-cell office:value-type="float" office:value="5719" calcext:value-type="float">
            <text:p>57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x21_AHR</text:p>
          </table:table-cell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 office:value-type="float" office:value="4325" calcext:value-type="float">
            <text:p>4325</text:p>
          </table:table-cell>
          <table:table-cell office:value-type="float" office:value="22012" calcext:value-type="float">
            <text:p>22012</text:p>
          </table:table-cell>
          <table:table-cell office:value-type="float" office:value="43112" calcext:value-type="float">
            <text:p>43112</text:p>
          </table:table-cell>
          <table:table-cell office:value-type="float" office:value="69931" calcext:value-type="float">
            <text:p>69931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ce69"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Su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IDS</text:p>
          </table:table-cell>
          <table:table-cell office:value-type="float" office:value="38" calcext:value-type="float">
            <text:p>38</text:p>
          </table:table-cell>
          <table:table-cell office:value-type="float" office:value="367" calcext:value-type="float">
            <text:p>367</text:p>
          </table:table-cell>
          <table:table-cell office:value-type="float" office:value="3297" calcext:value-type="float">
            <text:p>3297</text:p>
          </table:table-cell>
          <table:table-cell office:value-type="float" office:value="10298" calcext:value-type="float">
            <text:p>10298</text:p>
          </table:table-cell>
          <table:table-cell office:value-type="float" office:value="15030" calcext:value-type="float">
            <text:p>15030</text:p>
          </table:table-cell>
          <table:table-cell office:value-type="float" office:value="29030" calcext:value-type="float">
            <text:p>290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IDS_c</text:p>
          </table:table-cell>
          <table:table-cell office:value-type="float" office:value="31" calcext:value-type="float">
            <text:p>31</text:p>
          </table:table-cell>
          <table:table-cell office:value-type="float" office:value="263" calcext:value-type="float">
            <text:p>263</text:p>
          </table:table-cell>
          <table:table-cell office:value-type="float" office:value="2419" calcext:value-type="float">
            <text:p>2419</text:p>
          </table:table-cell>
          <table:table-cell office:value-type="float" office:value="7028" calcext:value-type="float">
            <text:p>7028</text:p>
          </table:table-cell>
          <table:table-cell office:value-type="float" office:value="9893" calcext:value-type="float">
            <text:p>9893</text:p>
          </table:table-cell>
          <table:table-cell office:value-type="float" office:value="19634" calcext:value-type="float">
            <text:p>196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IDS_perfect</text:p>
          </table:table-cell>
          <table:table-cell office:value-type="float" office:value="61" calcext:value-type="float">
            <text:p>61</text:p>
          </table:table-cell>
          <table:table-cell office:value-type="float" office:value="538" calcext:value-type="float">
            <text:p>538</text:p>
          </table:table-cell>
          <table:table-cell office:value-type="float" office:value="4522" calcext:value-type="float">
            <text:p>4522</text:p>
          </table:table-cell>
          <table:table-cell office:value-type="float" office:value="12310" calcext:value-type="float">
            <text:p>12310</text:p>
          </table:table-cell>
          <table:table-cell office:value-type="float" office:value="16865" calcext:value-type="float">
            <text:p>16865</text:p>
          </table:table-cell>
          <table:table-cell office:value-type="float" office:value="34296" calcext:value-type="float">
            <text:p>3429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ZYMES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10416" calcext:value-type="float">
            <text:p>10416</text:p>
          </table:table-cell>
          <table:table-cell office:value-type="float" office:value="15208" calcext:value-type="float">
            <text:p>15208</text:p>
          </table:table-cell>
          <table:table-cell office:value-type="float" office:value="16029" calcext:value-type="float">
            <text:p>16029</text:p>
          </table:table-cell>
          <table:table-cell office:value-type="float" office:value="41888" calcext:value-type="float">
            <text:p>418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NZYMES_c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10414" calcext:value-type="float">
            <text:p>10414</text:p>
          </table:table-cell>
          <table:table-cell office:value-type="float" office:value="15206" calcext:value-type="float">
            <text:p>15206</text:p>
          </table:table-cell>
          <table:table-cell office:value-type="float" office:value="16027" calcext:value-type="float">
            <text:p>16027</text:p>
          </table:table-cell>
          <table:table-cell office:value-type="float" office:value="41880" calcext:value-type="float">
            <text:p>418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RC_9</text:p>
          </table:table-cell>
          <table:table-cell office:value-type="float" office:value="11" calcext:value-type="float">
            <text:p>11</text:p>
          </table:table-cell>
          <table:table-cell office:value-type="float" office:value="2053" calcext:value-type="float">
            <text:p>2053</text:p>
          </table:table-cell>
          <table:table-cell office:value-type="float" office:value="8632" calcext:value-type="float">
            <text:p>8632</text:p>
          </table:table-cell>
          <table:table-cell table:number-columns-repeated="2" office:value-type="float" office:value="8929" calcext:value-type="float">
            <text:p>8929</text:p>
          </table:table-cell>
          <table:table-cell office:value-type="float" office:value="28554" calcext:value-type="float">
            <text:p>285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RC_21</text:p>
          </table:table-cell>
          <table:table-cell office:value-type="float" office:value="23" calcext:value-type="float">
            <text:p>23</text:p>
          </table:table-cell>
          <table:table-cell office:value-type="float" office:value="7736" calcext:value-type="float">
            <text:p>7736</text:p>
          </table:table-cell>
          <table:table-cell office:value-type="float" office:value="40547" calcext:value-type="float">
            <text:p>40547</text:p>
          </table:table-cell>
          <table:table-cell office:value-type="float" office:value="43470" calcext:value-type="float">
            <text:p>43470</text:p>
          </table:table-cell>
          <table:table-cell office:value-type="float" office:value="43489" calcext:value-type="float">
            <text:p>43489</text:p>
          </table:table-cell>
          <table:table-cell office:value-type="float" office:value="135265" calcext:value-type="float">
            <text:p>1352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SRC_21C</text:p>
          </table:table-cell>
          <table:table-cell office:value-type="float" office:value="22" calcext:value-type="float">
            <text:p>22</text:p>
          </table:table-cell>
          <table:table-cell office:value-type="float" office:value="3551" calcext:value-type="float">
            <text:p>3551</text:p>
          </table:table-cell>
          <table:table-cell office:value-type="float" office:value="8312" calcext:value-type="float">
            <text:p>8312</text:p>
          </table:table-cell>
          <table:table-cell table:number-columns-repeated="2" office:value-type="float" office:value="8382" calcext:value-type="float">
            <text:p>8382</text:p>
          </table:table-cell>
          <table:table-cell office:value-type="float" office:value="28649" calcext:value-type="float">
            <text:p>286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UTAG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174" calcext:value-type="float">
            <text:p>174</text:p>
          </table:table-cell>
          <table:table-cell office:value-type="float" office:value="572" calcext:value-type="float">
            <text:p>572</text:p>
          </table:table-cell>
          <table:table-cell office:value-type="float" office:value="1197" calcext:value-type="float">
            <text:p>1197</text:p>
          </table:table-cell>
          <table:table-cell office:value-type="float" office:value="1983" calcext:value-type="float">
            <text:p>198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CI1</text:p>
          </table:table-cell>
          <table:table-cell office:value-type="float" office:value="38" calcext:value-type="float">
            <text:p>38</text:p>
          </table:table-cell>
          <table:table-cell office:value-type="float" office:value="292" calcext:value-type="float">
            <text:p>292</text:p>
          </table:table-cell>
          <table:table-cell office:value-type="float" office:value="4058" calcext:value-type="float">
            <text:p>4058</text:p>
          </table:table-cell>
          <table:table-cell office:value-type="float" office:value="22948" calcext:value-type="float">
            <text:p>22948</text:p>
          </table:table-cell>
          <table:table-cell office:value-type="float" office:value="44508" calcext:value-type="float">
            <text:p>44508</text:p>
          </table:table-cell>
          <table:table-cell office:value-type="float" office:value="71844" calcext:value-type="float">
            <text:p>7184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TEINS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20962" calcext:value-type="float">
            <text:p>20962</text:p>
          </table:table-cell>
          <table:table-cell office:value-type="float" office:value="35676" calcext:value-type="float">
            <text:p>35676</text:p>
          </table:table-cell>
          <table:table-cell office:value-type="float" office:value="37940" calcext:value-type="float">
            <text:p>37940</text:p>
          </table:table-cell>
          <table:table-cell office:value-type="float" office:value="94879" calcext:value-type="float">
            <text:p>948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TEINS_c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20764" calcext:value-type="float">
            <text:p>20764</text:p>
          </table:table-cell>
          <table:table-cell office:value-type="float" office:value="35176" calcext:value-type="float">
            <text:p>35176</text:p>
          </table:table-cell>
          <table:table-cell office:value-type="float" office:value="37369" calcext:value-type="float">
            <text:p>37369</text:p>
          </table:table-cell>
          <table:table-cell office:value-type="float" office:value="93609" calcext:value-type="float">
            <text:p>9360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TC_MR</text:p>
          </table:table-cell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780" calcext:value-type="float">
            <text:p>780</text:p>
          </table:table-cell>
          <table:table-cell office:value-type="float" office:value="1987" calcext:value-type="float">
            <text:p>1987</text:p>
          </table:table-cell>
          <table:table-cell office:value-type="float" office:value="2803" calcext:value-type="float">
            <text:p>2803</text:p>
          </table:table-cell>
          <table:table-cell office:value-type="float" office:value="5719" calcext:value-type="float">
            <text:p>57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x21_AHR</text:p>
          </table:table-cell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 office:value-type="float" office:value="4325" calcext:value-type="float">
            <text:p>4325</text:p>
          </table:table-cell>
          <table:table-cell office:value-type="float" office:value="22012" calcext:value-type="float">
            <text:p>22012</text:p>
          </table:table-cell>
          <table:table-cell office:value-type="float" office:value="43112" calcext:value-type="float">
            <text:p>43112</text:p>
          </table:table-cell>
          <table:table-cell office:value-type="float" office:value="69931" calcext:value-type="float">
            <text:p>69931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Su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bace</text:p>
          </table:table-cell>
          <table:table-cell office:value-type="float" office:value="74" calcext:value-type="float">
            <text:p>74</text:p>
          </table:table-cell>
          <table:table-cell office:value-type="float" office:value="1425" calcext:value-type="float">
            <text:p>1425</text:p>
          </table:table-cell>
          <table:table-cell office:value-type="float" office:value="5588" calcext:value-type="float">
            <text:p>5588</text:p>
          </table:table-cell>
          <table:table-cell office:value-type="float" office:value="10540" calcext:value-type="float">
            <text:p>10540</text:p>
          </table:table-cell>
          <table:table-cell office:value-type="float" office:value="15228" calcext:value-type="float">
            <text:p>15228</text:p>
          </table:table-cell>
          <table:table-cell office:value-type="float" office:value="32855" calcext:value-type="float">
            <text:p>328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bbbp</text:p>
          </table:table-cell>
          <table:table-cell office:value-type="float" office:value="95" calcext:value-type="float">
            <text:p>95</text:p>
          </table:table-cell>
          <table:table-cell office:value-type="float" office:value="4221" calcext:value-type="float">
            <text:p>4221</text:p>
          </table:table-cell>
          <table:table-cell office:value-type="float" office:value="15373" calcext:value-type="float">
            <text:p>15373</text:p>
          </table:table-cell>
          <table:table-cell office:value-type="float" office:value="24581" calcext:value-type="float">
            <text:p>24581</text:p>
          </table:table-cell>
          <table:table-cell office:value-type="float" office:value="30407" calcext:value-type="float">
            <text:p>30407</text:p>
          </table:table-cell>
          <table:table-cell office:value-type="float" office:value="74677" calcext:value-type="float">
            <text:p>746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clintox</text:p>
          </table:table-cell>
          <table:table-cell office:value-type="float" office:value="117" calcext:value-type="float">
            <text:p>117</text:p>
          </table:table-cell>
          <table:table-cell office:value-type="float" office:value="3317" calcext:value-type="float">
            <text:p>3317</text:p>
          </table:table-cell>
          <table:table-cell office:value-type="float" office:value="12719" calcext:value-type="float">
            <text:p>12719</text:p>
          </table:table-cell>
          <table:table-cell office:value-type="float" office:value="20309" calcext:value-type="float">
            <text:p>20309</text:p>
          </table:table-cell>
          <table:table-cell office:value-type="float" office:value="24707" calcext:value-type="float">
            <text:p>24707</text:p>
          </table:table-cell>
          <table:table-cell office:value-type="float" office:value="61169" calcext:value-type="float">
            <text:p>611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sider</text:p>
          </table:table-cell>
          <table:table-cell office:value-type="float" office:value="106" calcext:value-type="float">
            <text:p>106</text:p>
          </table:table-cell>
          <table:table-cell office:value-type="float" office:value="3294" calcext:value-type="float">
            <text:p>3294</text:p>
          </table:table-cell>
          <table:table-cell office:value-type="float" office:value="13096" calcext:value-type="float">
            <text:p>13096</text:p>
          </table:table-cell>
          <table:table-cell office:value-type="float" office:value="21741" calcext:value-type="float">
            <text:p>21741</text:p>
          </table:table-cell>
          <table:table-cell office:value-type="float" office:value="27509" calcext:value-type="float">
            <text:p>27509</text:p>
          </table:table-cell>
          <table:table-cell office:value-type="float" office:value="65746" calcext:value-type="float">
            <text:p>6574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tox21</text:p>
          </table:table-cell>
          <table:table-cell office:value-type="float" office:value="164" calcext:value-type="float">
            <text:p>164</text:p>
          </table:table-cell>
          <table:table-cell office:value-type="float" office:value="5760" calcext:value-type="float">
            <text:p>5760</text:p>
          </table:table-cell>
          <table:table-cell office:value-type="float" office:value="30268" calcext:value-type="float">
            <text:p>30268</text:p>
          </table:table-cell>
          <table:table-cell office:value-type="float" office:value="58720" calcext:value-type="float">
            <text:p>58720</text:p>
          </table:table-cell>
          <table:table-cell office:value-type="float" office:value="79012" calcext:value-type="float">
            <text:p>79012</text:p>
          </table:table-cell>
          <table:table-cell office:value-type="float" office:value="173924" calcext:value-type="float">
            <text:p>1739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toxcast</text:p>
          </table:table-cell>
          <table:table-cell office:value-type="float" office:value="209" calcext:value-type="float">
            <text:p>209</text:p>
          </table:table-cell>
          <table:table-cell office:value-type="float" office:value="11188" calcext:value-type="float">
            <text:p>11188</text:p>
          </table:table-cell>
          <table:table-cell office:value-type="float" office:value="43414" calcext:value-type="float">
            <text:p>43414</text:p>
          </table:table-cell>
          <table:table-cell office:value-type="float" office:value="73531" calcext:value-type="float">
            <text:p>73531</text:p>
          </table:table-cell>
          <table:table-cell office:value-type="float" office:value="93858" calcext:value-type="float">
            <text:p>93858</text:p>
          </table:table-cell>
          <table:table-cell office:value-type="float" office:value="222200" calcext:value-type="float">
            <text:p>222200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ayer 0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office:value-type="string" calcext:value-type="string">
            <text:p>Layer 4</text:p>
          </table:table-cell>
          <table:table-cell office:value-type="string" calcext:value-type="string">
            <text:p>Su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82" calcext:value-type="float">
            <text:p>82</text:p>
          </table:table-cell>
          <table:table-cell office:value-type="float" office:value="253149" calcext:value-type="float">
            <text:p>253149</text:p>
          </table:table-cell>
          <table:table-cell office:value-type="float" office:value="333017" calcext:value-type="float">
            <text:p>333017</text:p>
          </table:table-cell>
          <table:table-cell office:value-type="float" office:value="334090" calcext:value-type="float">
            <text:p>334090</text:p>
          </table:table-cell>
          <table:table-cell office:value-type="float" office:value="920338" calcext:value-type="float">
            <text:p>920338</text:p>
          </table:table-cell>
          <table:table-cell office:value-type="float" office:value="1840676" calcext:value-type="float">
            <text:p>1840676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ogbg-molhiv</text:p>
          </table:table-cell>
          <table:table-cell office:value-type="float" office:value="369" calcext:value-type="float">
            <text:p>369</text:p>
          </table:table-cell>
          <table:table-cell office:value-type="float" office:value="14674" calcext:value-type="float">
            <text:p>14674</text:p>
          </table:table-cell>
          <table:table-cell office:value-type="float" office:value="118151" calcext:value-type="float">
            <text:p>118151</text:p>
          </table:table-cell>
          <table:table-cell office:value-type="float" office:value="272334" calcext:value-type="float">
            <text:p>272334</text:p>
          </table:table-cell>
          <table:table-cell office:value-type="float" office:value="409619" calcext:value-type="float">
            <text:p>409619</text:p>
          </table:table-cell>
          <table:table-cell office:value-type="float" office:value="815147" calcext:value-type="float">
            <text:p>815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gbg-molmuv</text:p>
          </table:table-cell>
          <table:table-cell office:value-type="float" office:value="66" calcext:value-type="float">
            <text:p>66</text:p>
          </table:table-cell>
          <table:table-cell office:value-type="float" office:value="4935" calcext:value-type="float">
            <text:p>4935</text:p>
          </table:table-cell>
          <table:table-cell office:value-type="float" office:value="63850" calcext:value-type="float">
            <text:p>63850</text:p>
          </table:table-cell>
          <table:table-cell office:value-type="float" office:value="228593" calcext:value-type="float">
            <text:p>228593</text:p>
          </table:table-cell>
          <table:table-cell office:value-type="float" office:value="484263" calcext:value-type="float">
            <text:p>484263</text:p>
          </table:table-cell>
          <table:table-cell office:value-type="float" office:value="781707" calcext:value-type="float">
            <text:p>781707</text:p>
          </table:table-cell>
          <table:table-cell table:number-columns-repeated="1017"/>
        </table:table-row>
      </table:table>
      <table:table table:name="Cleaned1_2" table:style-name="ta2">
        <office:forms form:automatic-focus="false" form:apply-design-mode="false"/>
        <table:table-column table:style-name="co41" table:default-cell-style-name="ce40"/>
        <table:table-column table:style-name="co16" table:default-cell-style-name="ce40"/>
        <table:table-column table:style-name="co42" table:number-columns-repeated="2" table:default-cell-style-name="ce49"/>
        <table:table-column table:style-name="co43" table:number-columns-repeated="2" table:default-cell-style-name="ce49"/>
        <table:table-column table:style-name="co44" table:default-cell-style-name="ce108"/>
        <table:table-column table:style-name="co20" table:default-cell-style-name="ce49"/>
        <table:table-column table:style-name="co21" table:default-cell-style-name="ce108"/>
        <table:table-column table:style-name="co22" table:default-cell-style-name="ce49"/>
        <table:table-column table:style-name="co23" table:default-cell-style-name="ce40"/>
        <table:table-column table:style-name="co33" table:default-cell-style-name="ce40"/>
        <table:table-column table:style-name="co12" table:number-columns-repeated="992" table:default-cell-style-name="ce40"/>
        <table:table-column table:style-name="co12" table:number-columns-repeated="2" table:default-cell-style-name="Default"/>
        <table:table-row table:style-name="ro3">
          <table:table-cell table:style-name="ce71" office:value-type="string" calcext:value-type="string">
            <text:p>Dataset</text:p>
          </table:table-cell>
          <table:table-cell table:style-name="ce71" office:value-type="string" calcext:value-type="string">
            <text:p>D</text:p>
          </table:table-cell>
          <table:table-cell table:style-name="ce59" office:value-type="string" calcext:value-type="string">
            <text:p>lr</text:p>
          </table:table-cell>
          <table:table-cell table:style-name="ce59" office:value-type="string" calcext:value-type="string">
            <text:p>bs</text:p>
          </table:table-cell>
          <table:table-cell table:style-name="ce59" office:value-type="string" calcext:value-type="string">
            <text:p>Fpull</text:p>
          </table:table-cell>
          <table:table-cell table:style-name="ce59" office:value-type="string" calcext:value-type="string">
            <text:p>Fpush</text:p>
          </table:table-cell>
          <table:table-cell table:style-name="ce103" office:value-type="string" calcext:value-type="string">
            <text:p>PPAbs</text:p>
          </table:table-cell>
          <table:table-cell table:style-name="ce59" office:value-type="string" calcext:value-type="string">
            <text:p>HeThld</text:p>
          </table:table-cell>
          <table:table-cell table:style-name="ce103" office:value-type="string" calcext:value-type="string">
            <text:p>$w\in[0,2]$</text:p>
          </table:table-cell>
          <table:table-cell table:style-name="ce59" office:value-type="string" calcext:value-type="string">
            <text:p>SVM acc.</text:p>
          </table:table-cell>
          <table:table-cell table:style-name="ce71" office:value-type="string" calcext:value-type="string">
            <text:p>iter</text:p>
          </table:table-cell>
          <table:table-cell table:style-name="ce71" table:number-columns-repeated="990"/>
          <table:table-cell table:style-name="ce90" table:number-columns-repeated="5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96.565" calcext:value-type="float">
            <text:p>96.5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96.475" calcext:value-type="float">
            <text:p>96.4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5" calcext:value-type="float">
            <text:p>0.5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96.43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0.5" calcext:value-type="float">
            <text:p>0.5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0.3" calcext:value-type="float">
            <text:p>0.30</text:p>
          </table:table-cell>
          <table:table-cell table:style-name="ce104"/>
          <table:table-cell table:style-name="ce99" office:value-type="float" office:value="98.565" calcext:value-type="float">
            <text:p>98.5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5" calcext:value-type="float">
            <text:p>0.5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96.455" calcext:value-type="float">
            <text:p>96.4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28" calcext:value-type="float">
            <text:p>97.2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235" calcext:value-type="float">
            <text:p>97.2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49" calcext:value-type="float">
            <text:p>97.4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7.285" calcext:value-type="float">
            <text:p>97.2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4" calcext:value-type="float">
            <text:p>0.4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6.495" calcext:value-type="float">
            <text:p>96.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05" calcext:value-type="float">
            <text:p>0.05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6.51" calcext:value-type="float">
            <text:p>96.5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32" calcext:value-type="float">
            <text:p>97.3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265" calcext:value-type="float">
            <text:p>97.2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445" calcext:value-type="float">
            <text:p>97.4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7.235" calcext:value-type="float">
            <text:p>97.2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7.38" calcext:value-type="float">
            <text:p>97.3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665" calcext:value-type="float">
            <text:p>97.6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1" calcext:value-type="float">
            <text:p>0.1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6.48" calcext:value-type="float">
            <text:p>96.4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1" calcext:value-type="float">
            <text:p>0.1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7.34" calcext:value-type="float">
            <text:p>97.34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6.885" calcext:value-type="float">
            <text:p>96.89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175" calcext:value-type="float">
            <text:p>97.1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22" calcext:value-type="float">
            <text:p>97.2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4" calcext:value-type="float">
            <text:p>0.4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275" calcext:value-type="float">
            <text:p>97.2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5" calcext:value-type="float">
            <text:p>0.5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275" calcext:value-type="float">
            <text:p>97.2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6" calcext:value-type="float">
            <text:p>0.6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28" calcext:value-type="float">
            <text:p>97.2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7" calcext:value-type="float">
            <text:p>0.7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34" calcext:value-type="float">
            <text:p>97.3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81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8" calcext:value-type="float">
            <text:p>0.8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81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6.475" calcext:value-type="float">
            <text:p>96.4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6.46" calcext:value-type="float">
            <text:p>96.4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6.375" calcext:value-type="float">
            <text:p>96.3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365" calcext:value-type="float">
            <text:p>97.3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05" calcext:value-type="float">
            <text:p>0.05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6.385" calcext:value-type="float">
            <text:p>96.3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05" calcext:value-type="float">
            <text:p>0.05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 office:value-type="string" calcext:value-type="string">
            <text:p>No</text:p>
          </table:table-cell>
          <table:table-cell table:style-name="ce50" office:value-type="float" office:value="96.4" calcext:value-type="float">
            <text:p>96.4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05" calcext:value-type="float">
            <text:p>0.05</text:p>
          </table:table-cell>
          <table:table-cell table:style-name="ce104" office:value-type="string" calcext:value-type="string">
            <text:p>X</text:p>
          </table:table-cell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6.425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05" calcext:value-type="float">
            <text:p>0.05</text:p>
          </table:table-cell>
          <table:table-cell table:style-name="ce104" office:value-type="string" calcext:value-type="string">
            <text:p>X</text:p>
          </table:table-cell>
          <table:table-cell table:style-name="ce50" office:value-type="float" office:value="0.9" calcext:value-type="float">
            <text:p>0.90</text:p>
          </table:table-cell>
          <table:table-cell table:style-name="ce104" office:value-type="string" calcext:value-type="string">
            <text:p>No</text:p>
          </table:table-cell>
          <table:table-cell table:style-name="ce50" office:value-type="float" office:value="96.43" calcext:value-type="float">
            <text:p>96.4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 office:value-type="string" calcext:value-type="string">
            <text:p>No</text:p>
          </table:table-cell>
          <table:table-cell table:style-name="ce51" office:value-type="float" office:value="98.725" calcext:value-type="float">
            <text:p>98.7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8" calcext:value-type="float">
            <text:p>0.8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33" calcext:value-type="float">
            <text:p>97.3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0.9" calcext:value-type="float">
            <text:p>0.9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395" calcext:value-type="float">
            <text:p>97.4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97.445" calcext:value-type="float">
            <text:p>97.4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9" calcext:value-type="float">
            <text:p>9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5" calcext:value-type="float">
            <text:p>0.5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0" calcext:value-type="float">
            <text:p>80.0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97.099" calcext:value-type="float">
            <text:p>97.10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97.505" calcext:value-type="float">
            <text:p>97.51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6" office:value-type="float" office:value="97.541" calcext:value-type="float">
            <text:p>97.54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96.649" calcext:value-type="float">
            <text:p>96.65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7" office:value-type="float" office:value="97.748" calcext:value-type="float">
            <text:p>97.7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1" office:value-type="float" office:value="99.49" calcext:value-type="float">
            <text:p>99.4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8.395" calcext:value-type="float">
            <text:p>98.4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 office:value-type="string" calcext:value-type="string">
            <text:p>X</text:p>
          </table:table-cell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6.335" calcext:value-type="float">
            <text:p>96.3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8.34" calcext:value-type="float">
            <text:p>98.3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8.355" calcext:value-type="float">
            <text:p>98.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3" calcext:value-type="float">
            <text:p>0.30</text:p>
          </table:table-cell>
          <table:table-cell table:style-name="ce104"/>
          <table:table-cell table:style-name="ce50" office:value-type="float" office:value="98.925" calcext:value-type="float">
            <text:p>98.93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AIDS_perfect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8.975" calcext:value-type="float">
            <text:p>98.98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21" calcext:value-type="float">
            <text:p>0.21</text:p>
          </table:table-cell>
          <table:table-cell table:number-columns-repeated="2" table:style-name="ce48" office:value-type="float" office:value="0.4" calcext:value-type="float">
            <text:p>0.4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87.8" calcext:value-type="float">
            <text:p>87.80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21" calcext:value-type="float">
            <text:p>0.21</text:p>
          </table:table-cell>
          <table:table-cell table:number-columns-repeated="2" table:style-name="ce48" office:value-type="float" office:value="0.4" calcext:value-type="float">
            <text:p>0.4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86.8" calcext:value-type="float">
            <text:p>86.80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21" calcext:value-type="float">
            <text:p>0.21</text:p>
          </table:table-cell>
          <table:table-cell table:number-columns-repeated="2" table:style-name="ce48" office:value-type="float" office:value="0.4" calcext:value-type="float">
            <text:p>0.4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85.2" calcext:value-type="float">
            <text:p>85.20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21" calcext:value-type="float">
            <text:p>0.21</text:p>
          </table:table-cell>
          <table:table-cell table:number-columns-repeated="2" table:style-name="ce48" office:value-type="float" office:value="0.4" calcext:value-type="float">
            <text:p>0.4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7" office:value-type="float" office:value="88.4" calcext:value-type="float">
            <text:p>88.40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AIDS_SeparateClusters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21" calcext:value-type="float">
            <text:p>0.21</text:p>
          </table:table-cell>
          <table:table-cell table:number-columns-repeated="2" table:style-name="ce48" office:value-type="float" office:value="0.4" calcext:value-type="float">
            <text:p>0.4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87" calcext:value-type="float">
            <text:p>87.00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54.383" calcext:value-type="float">
            <text:p>54.38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54.667" calcext:value-type="float">
            <text:p>54.67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54.4" calcext:value-type="float">
            <text:p>54.4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53.75" calcext:value-type="float">
            <text:p>53.7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ENZYME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1" office:value-type="float" office:value="59.433" calcext:value-type="float">
            <text:p>59.43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54.151" calcext:value-type="float">
            <text:p>54.15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54.242" calcext:value-type="float">
            <text:p>54.24</text:p>
          </table:table-cell>
          <table:table-cell table:style-name="ce39" office:value-type="float" office:value="4" calcext:value-type="float">
            <text:p>4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54.099" calcext:value-type="float">
            <text:p>54.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52.691" calcext:value-type="float">
            <text:p>52.69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ENZYME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7" office:value-type="float" office:value="59.057" calcext:value-type="float">
            <text:p>59.06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1.006" calcext:value-type="float">
            <text:p>91.0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0.83" calcext:value-type="float">
            <text:p>90.83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0.87" calcext:value-type="float">
            <text:p>90.8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90.868" calcext:value-type="float">
            <text:p>90.8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4" calcext:value-type="float">
            <text:p>0.4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0.628" calcext:value-type="float">
            <text:p>90.6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0.806" calcext:value-type="float">
            <text:p>90.8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1" office:value-type="float" office:value="91.049" calcext:value-type="float">
            <text:p>91.0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1.01" calcext:value-type="float">
            <text:p>91.0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number-columns-repeated="2" table:style-name="ce50" office:value-type="float" office:value="0.3" calcext:value-type="float">
            <text:p>0.30</text:p>
          </table:table-cell>
          <table:table-cell table:style-name="ce50" office:value-type="float" office:value="0.05" calcext:value-type="float">
            <text:p>0.05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0.599" calcext:value-type="float">
            <text:p>90.6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0.951" calcext:value-type="float">
            <text:p>90.95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1.01" calcext:value-type="float">
            <text:p>91.01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SRC_9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90.828" calcext:value-type="float">
            <text:p>90.8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MSRC_2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3" calcext:value-type="float">
            <text:p>0.30</text:p>
          </table:table-cell>
          <table:table-cell table:number-columns-repeated="2" table:style-name="ce48" office:value-type="float" office:value="0.2" calcext:value-type="float">
            <text:p>0.2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85.362" calcext:value-type="float">
            <text:p>85.3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MSRC_2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3" calcext:value-type="float">
            <text:p>0.30</text:p>
          </table:table-cell>
          <table:table-cell table:number-columns-repeated="2" table:style-name="ce48" office:value-type="float" office:value="0.2" calcext:value-type="float">
            <text:p>0.2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7" office:value-type="float" office:value="87.581" calcext:value-type="float">
            <text:p>87.58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81" office:value-type="float" office:value="87.132" calcext:value-type="float">
            <text:p>87.1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1" office:value-type="float" office:value="0.8" calcext:value-type="float">
            <text:p>0.8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81" office:value-type="float" office:value="86.655" calcext:value-type="float">
            <text:p>86.6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1" office:value-type="float" office:value="87.327" calcext:value-type="float">
            <text:p>87.33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1" office:value-type="float" office:value="0.01" calcext:value-type="float">
            <text:p>0.01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81" office:value-type="float" office:value="87.251" calcext:value-type="float">
            <text:p>87.2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1" calcext:value-type="float">
            <text:p>1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5" calcext:value-type="float">
            <text:p>0.50</text:p>
          </table:table-cell>
          <table:table-cell table:number-columns-repeated="2"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81" office:value-type="float" office:value="86.904" calcext:value-type="float">
            <text:p>86.9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2" calcext:value-type="float">
            <text:p>0.20</text:p>
          </table:table-cell>
          <table:table-cell table:number-columns-repeated="2" table:style-name="ce50" office:value-type="float" office:value="0.8" calcext:value-type="float">
            <text:p>0.8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66.509" calcext:value-type="float">
            <text:p>66.5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2" calcext:value-type="float">
            <text:p>0.20</text:p>
          </table:table-cell>
          <table:table-cell table:number-columns-repeated="2" table:style-name="ce50" office:value-type="float" office:value="0.8" calcext:value-type="float">
            <text:p>0.80</text:p>
          </table:table-cell>
          <table:table-cell table:style-name="ce104"/>
          <table:table-cell table:style-name="ce50" office:value-type="float" office:value="0.9" calcext:value-type="float">
            <text:p>0.90</text:p>
          </table:table-cell>
          <table:table-cell table:style-name="ce104"/>
          <table:table-cell table:style-name="ce50" office:value-type="float" office:value="66.506" calcext:value-type="float">
            <text:p>66.5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MUTAG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2" calcext:value-type="float">
            <text:p>0.2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66.532" calcext:value-type="float">
            <text:p>66.5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76.652" calcext:value-type="float">
            <text:p>76.65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3" calcext:value-type="float">
            <text:p>0.3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76.825" calcext:value-type="float">
            <text:p>76.83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7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7" office:value-type="float" office:value="79.438" calcext:value-type="float">
            <text:p>79.44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7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77.255" calcext:value-type="float">
            <text:p>77.2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7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3"/>
          <table:table-cell table:style-name="ce43"/>
          <table:table-cell table:style-name="ce39"/>
          <table:table-cell table:style-name="ce43"/>
          <table:table-cell table:style-name="ce39" table:number-columns-repeated="21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77.63" calcext:value-type="float">
            <text:p>77.63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76.572" calcext:value-type="float">
            <text:p>76.57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76.657" calcext:value-type="float">
            <text:p>76.66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NCI1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3" calcext:value-type="float">
            <text:p>0.3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76.876" calcext:value-type="float">
            <text:p>76.88</text:p>
          </table:table-cell>
          <table:table-cell table:style-name="ce39" office:value-type="float" office:value="9" calcext:value-type="float">
            <text:p>9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2.121" calcext:value-type="float">
            <text:p>82.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81.882" calcext:value-type="float">
            <text:p>81.88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82.043" calcext:value-type="float">
            <text:p>82.04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0.4" calcext:value-type="float">
            <text:p>0.4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1.455" calcext:value-type="float">
            <text:p>81.4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3.069" calcext:value-type="float">
            <text:p>83.07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style-name="ce50" office:value-type="float" office:value="0.3" calcext:value-type="float">
            <text:p>0.30</text:p>
          </table:table-cell>
          <table:table-cell table:style-name="ce50" office:value-type="float" office:value="0.05" calcext:value-type="float">
            <text:p>0.05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1.565" calcext:value-type="float">
            <text:p>81.5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1.811" calcext:value-type="float">
            <text:p>81.8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82.181" calcext:value-type="float">
            <text:p>82.1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ogbg-molbace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100" calcext:value-type="float">
            <text:p>100.0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1" office:value-type="float" office:value="83.555" calcext:value-type="float">
            <text:p>83.56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ogbg-molbbbp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100" calcext:value-type="float">
            <text:p>100.00</text:p>
          </table:table-cell>
          <table:table-cell table:number-columns-repeated="2" table:style-name="ce48" office:value-type="float" office:value="0.2" calcext:value-type="float">
            <text:p>0.2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7" office:value-type="float" office:value="84.301" calcext:value-type="float">
            <text:p>84.30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4">
          <table:table-cell table:style-name="ce1" office:value-type="string" calcext:value-type="string">
            <text:p>PROTEIN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73.216" calcext:value-type="float">
            <text:p>73.2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73.503" calcext:value-type="float">
            <text:p>73.5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number-columns-repeated="2"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1" office:value-type="float" office:value="73.574" calcext:value-type="float">
            <text:p>73.57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72.487" calcext:value-type="float">
            <text:p>72.49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ROTEINS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0.1" calcext:value-type="float">
            <text:p>0.10</text:p>
          </table:table-cell>
          <table:table-cell table:style-name="ce50" office:value-type="float" office:value="0.5" calcext:value-type="float">
            <text:p>0.5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73.81" calcext:value-type="float">
            <text:p>73.8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72.605" calcext:value-type="float">
            <text:p>72.61</text:p>
          </table:table-cell>
          <table:table-cell table:style-name="ce39" office:value-type="float" office:value="7" calcext:value-type="float">
            <text:p>7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8" office:value-type="float" office:value="72.814" calcext:value-type="float">
            <text:p>72.81</text:p>
          </table:table-cell>
          <table:table-cell table:style-name="ce39" office:value-type="float" office:value="6" calcext:value-type="float">
            <text:p>6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number-columns-repeated="2"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7" office:value-type="float" office:value="72.871" calcext:value-type="float">
            <text:p>72.87</text:p>
          </table:table-cell>
          <table:table-cell table:style-name="ce39" office:value-type="float" office:value="8" calcext:value-type="float">
            <text:p>8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72.515" calcext:value-type="float">
            <text:p>72.52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PROTEINS_c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5" calcext:value-type="float">
            <text:p>0.05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office:value-type="float" office:value="0.5" calcext:value-type="float">
            <text:p>0.50</text:p>
          </table:table-cell>
          <table:table-cell table:style-name="ce105"/>
          <table:table-cell table:style-name="ce48" office:value-type="float" office:value="1" calcext:value-type="float">
            <text:p>1.00</text:p>
          </table:table-cell>
          <table:table-cell table:style-name="ce105"/>
          <table:table-cell table:style-name="ce48" office:value-type="float" office:value="72.563" calcext:value-type="float">
            <text:p>72.56</text:p>
          </table:table-cell>
          <table:table-cell table:style-name="ce39" office:value-type="float" office:value="10" calcext:value-type="float">
            <text:p>1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64.593" calcext:value-type="float">
            <text:p>64.59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64.413" calcext:value-type="float">
            <text:p>64.4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2" calcext:value-type="float">
            <text:p>0.20</text:p>
          </table:table-cell>
          <table:table-cell table:style-name="ce104"/>
          <table:table-cell table:style-name="ce50" office:value-type="float" office:value="1" calcext:value-type="float">
            <text:p>1.00</text:p>
          </table:table-cell>
          <table:table-cell table:style-name="ce104"/>
          <table:table-cell table:style-name="ce50" office:value-type="float" office:value="64.724" calcext:value-type="float">
            <text:p>64.7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1" calcext:value-type="float">
            <text:p>0.1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0" office:value-type="float" office:value="63.872" calcext:value-type="float">
            <text:p>63.8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1" office:value-type="string" calcext:value-type="string">
            <text:p>PTC_MR</text:p>
          </table:table-cell>
          <table:table-cell table:style-name="ce1" office:value-type="float" office:value="4" calcext:value-type="float">
            <text:p>4</text:p>
          </table:table-cell>
          <table:table-cell table:style-name="ce50" office:value-type="float" office:value="1" calcext:value-type="float">
            <text:p>1.00</text:p>
          </table:table-cell>
          <table:table-cell table:style-name="ce50" office:value-type="float" office:value="0.3" calcext:value-type="float">
            <text:p>0.30</text:p>
          </table:table-cell>
          <table:table-cell table:number-columns-repeated="2" table:style-name="ce50" office:value-type="float" office:value="0.4" calcext:value-type="float">
            <text:p>0.40</text:p>
          </table:table-cell>
          <table:table-cell table:style-name="ce104"/>
          <table:table-cell table:style-name="ce50" office:value-type="float" office:value="0.6" calcext:value-type="float">
            <text:p>0.60</text:p>
          </table:table-cell>
          <table:table-cell table:style-name="ce104"/>
          <table:table-cell table:style-name="ce51" office:value-type="float" office:value="64.915" calcext:value-type="float">
            <text:p>64.9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993"/>
          <table:table-cell table:number-columns-repeated="2"/>
        </table:table-row>
        <table:table-row table:style-name="ro2">
          <table:table-cell table:style-name="ce39" office:value-type="string" calcext:value-type="string">
            <text:p>Tox21_AHR</text:p>
          </table:table-cell>
          <table:table-cell table:style-name="ce39" office:value-type="float" office:value="4" calcext:value-type="float">
            <text:p>4</text:p>
          </table:table-cell>
          <table:table-cell table:style-name="ce48" office:value-type="float" office:value="1" calcext:value-type="float">
            <text:p>1.00</text:p>
          </table:table-cell>
          <table:table-cell table:style-name="ce48" office:value-type="float" office:value="0.01" calcext:value-type="float">
            <text:p>0.01</text:p>
          </table:table-cell>
          <table:table-cell table:number-columns-repeated="2" table:style-name="ce48" office:value-type="float" office:value="0.1" calcext:value-type="float">
            <text:p>0.10</text:p>
          </table:table-cell>
          <table:table-cell table:style-name="ce105"/>
          <table:table-cell table:style-name="ce48" office:value-type="float" office:value="0.6" calcext:value-type="float">
            <text:p>0.60</text:p>
          </table:table-cell>
          <table:table-cell table:style-name="ce105"/>
          <table:table-cell table:style-name="ce47" office:value-type="float" office:value="88.371" calcext:value-type="float">
            <text:p>88.37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993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45" table:number-columns-repeated="4"/>
          <table:table-cell table:style-name="ce106"/>
          <table:table-cell table:style-name="ce45"/>
          <table:table-cell table:style-name="ce106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5">
          <table:table-cell table:style-name="Default" table:number-columns-repeated="2"/>
          <table:table-cell table:style-name="ce45" table:number-columns-repeated="4"/>
          <table:table-cell table:style-name="ce107"/>
          <table:table-cell table:style-name="ce45"/>
          <table:table-cell table:style-name="ce107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 table:number-rows-repeated="16">
          <table:table-cell table:style-name="Default" table:number-columns-repeated="2"/>
          <table:table-cell table:style-name="ce45" table:number-columns-repeated="4"/>
          <table:table-cell table:style-name="ce107"/>
          <table:table-cell table:style-name="ce45"/>
          <table:table-cell table:style-name="ce107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45" table:number-columns-repeated="4"/>
          <table:table-cell table:style-name="ce106"/>
          <table:table-cell table:style-name="ce45"/>
          <table:table-cell table:style-name="ce106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 table:number-rows-repeated="9">
          <table:table-cell table:style-name="Default" table:number-columns-repeated="2"/>
          <table:table-cell table:style-name="ce45" table:number-columns-repeated="4"/>
          <table:table-cell table:style-name="ce107"/>
          <table:table-cell table:style-name="ce45"/>
          <table:table-cell table:style-name="ce107"/>
          <table:table-cell table:style-name="ce45"/>
          <table:table-cell table:style-name="Default" table:number-columns-repeated="994"/>
          <table:table-cell table:number-columns-repeated="2"/>
        </table:table-row>
        <table:table-row table:style-name="ro2" table:number-rows-repeated="9">
          <table:table-cell table:number-columns-repeated="1006"/>
        </table:table-row>
        <table:table-row table:style-name="ro2">
          <table:table-cell table:style-name="ce1" office:value-type="string" calcext:value-type="string">
            <text:p>AIDS</text:p>
          </table:table-cell>
          <table:table-cell table:style-name="ce1" office:value-type="float" office:value="2" calcext:value-type="float">
            <text:p>2</text:p>
          </table:table-cell>
          <table:table-cell table:style-name="ce50" office:value-type="float" office:value="0.5" calcext:value-type="float">
            <text:p>0.50</text:p>
          </table:table-cell>
          <table:table-cell table:style-name="ce50" office:value-type="float" office:value="0.05" calcext:value-type="float">
            <text:p>0.05</text:p>
          </table:table-cell>
          <table:table-cell table:style-name="ce50" office:value-type="float" office:value="2" calcext:value-type="float">
            <text:p>2.00</text:p>
          </table:table-cell>
          <table:table-cell table:style-name="ce50" office:value-type="float" office:value="0.3" calcext:value-type="float">
            <text:p>0.30</text:p>
          </table:table-cell>
          <table:table-cell table:style-name="ce109" office:value-type="float" office:value="0.2" calcext:value-type="float">
            <text:p>0.2</text:p>
          </table:table-cell>
          <table:table-cell table:style-name="ce50" office:value-type="string" calcext:value-type="string">
            <text:p>False</text:p>
          </table:table-cell>
          <table:table-cell table:style-name="ce109" office:value-type="float" office:value="0.3" calcext:value-type="float">
            <text:p>0.3</text:p>
          </table:table-cell>
          <table:table-cell table:style-name="ce50" office:value-type="string" calcext:value-type="string">
            <text:p>1 - 201</text:p>
          </table:table-cell>
          <table:table-cell table:style-name="ce1"/>
          <table:table-cell table:style-name="ce39" table:number-columns-repeated="993"/>
          <table:table-cell table:number-columns-repeated="2"/>
        </table:table-row>
        <table:table-row table:style-name="ro2" table:number-rows-repeated="1048398">
          <table:table-cell table:number-columns-repeated="1006"/>
        </table:table-row>
        <table:table-row table:style-name="ro2">
          <table:table-cell table:number-columns-repeated="1006"/>
        </table:table-row>
      </table:table>
      <table:named-expressions/>
      <table:database-ranges>
        <table:database-range table:name="__Anonymous_Sheet_DB__0" table:target-range-address="'bs.05-lr1-pp&gt;0.1'.B1:'bs.05-lr1-pp&gt;0.1'.AA38" table:display-filter-buttons="true"/>
        <table:database-range table:name="__Anonymous_Sheet_DB__1" table:target-range-address="Cleaned0.L1:Cleaned0.X1048576" table:display-filter-buttons="true"/>
        <table:database-range table:name="__Anonymous_Sheet_DB__2" table:target-range-address="Cleaned1.A1:Cleaned1.P56" table:display-filter-buttons="true"/>
        <table:database-range table:name="__Anonymous_Sheet_DB__3" table:target-range-address="MaxSVM.A1:MaxSVM.P17" table:display-filter-buttons="true"/>
        <table:database-range table:name="__Anonymous_Sheet_DB__5" table:target-range-address="Cleaned1_2.A1:Cleaned1_2.K13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8">00/00/0000</text:date>, <text:time style:data-style-name="N2" text:time-value="23:05:53.345508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8T21:52:10.759910227</dc:date>
    <meta:editing-duration>P3DT5H33M33S</meta:editing-duration>
    <meta:editing-cycles>51</meta:editing-cycles>
    <meta:generator>LibreOffice/6.0.7.3$Linux_X86_64 LibreOffice_project/00m0$Build-3</meta:generator>
    <meta:document-statistic meta:table-count="6" meta:cell-count="108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>
      <style:graphic-properties draw:stroke="solid" svg:stroke-color="#b3b3b3" draw:fill="none" draw:fill-color="#e6e6e6"/>
    </style:style>
    <style:style style:name="ch29" style:family="chart">
      <style:graphic-properties svg:stroke-color="#b3b3b3" draw:fill-color="#cccccc"/>
    </style:style>
  </office:automatic-styles>
  <office:body>
    <office:chart>
      <chart:chart svg:width="17.036cm" svg:height="11.752cm" xlink:href=".." xlink:type="simple" chart:class="chart:line" chart:style-name="ch1">
        <chart:legend chart:legend-position="end" svg:x="13.152cm" svg:y="0.348cm" style:legend-expansion="high" chart:style-name="ch2"/>
        <chart:plot-area chart:style-name="ch3" table:cell-range-address="WLLTStats.B1:WLLTStats.F4 WLLTStats.A1:WLLTStats.A4 WLLTStats.A6:WLLTStats.F24" chart:data-source-has-labels="both" svg:x="0.34cm" svg:y="0.235cm" svg:width="12.472cm" svg:height="11.282cm">
          <chartooo:coordinate-region svg:x="1.702cm" svg:y="0.434cm" svg:width="10.539cm" svg:height="10.436cm"/>
          <chart:axis chart:dimension="x" chart:name="primary-x" chart:style-name="ch4" chartooo:axis-type="auto">
            <chartooo:date-scale/>
            <chart:categories table:cell-range-address="WLLTStats.B1:WLLTStats.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LLTStats.B2:WLLTStats.F2" chart:label-cell-address="WLLTStats.A2:WLLTStats.A2" chart:class="chart:line">
            <chart:data-point chart:repeated="5"/>
          </chart:series>
          <chart:series chart:style-name="ch7" chart:values-cell-range-address="WLLTStats.B3:WLLTStats.F3" chart:label-cell-address="WLLTStats.A3:WLLTStats.A3" chart:class="chart:line">
            <chart:data-point chart:repeated="5"/>
          </chart:series>
          <chart:series chart:style-name="ch8" chart:values-cell-range-address="WLLTStats.B4:WLLTStats.F4" chart:label-cell-address="WLLTStats.A4:WLLTStats.A4" chart:class="chart:line">
            <chart:data-point chart:repeated="5"/>
          </chart:series>
          <chart:series chart:style-name="ch9" chart:values-cell-range-address="WLLTStats.B6:WLLTStats.F6" chart:label-cell-address="WLLTStats.A6:WLLTStats.A6" chart:class="chart:line">
            <chart:data-point chart:repeated="5"/>
          </chart:series>
          <chart:series chart:style-name="ch10" chart:values-cell-range-address="WLLTStats.B7:WLLTStats.F7" chart:label-cell-address="WLLTStats.A7:WLLTStats.A7" chart:class="chart:line">
            <chart:data-point chart:repeated="5"/>
          </chart:series>
          <chart:series chart:style-name="ch11" chart:values-cell-range-address="WLLTStats.B8:WLLTStats.F8" chart:label-cell-address="WLLTStats.A8:WLLTStats.A8" chart:class="chart:line">
            <chart:data-point chart:repeated="5"/>
          </chart:series>
          <chart:series chart:style-name="ch12" chart:values-cell-range-address="WLLTStats.B9:WLLTStats.F9" chart:label-cell-address="WLLTStats.A9:WLLTStats.A9" chart:class="chart:line">
            <chart:data-point chart:repeated="5"/>
          </chart:series>
          <chart:series chart:style-name="ch13" chart:values-cell-range-address="WLLTStats.B10:WLLTStats.F10" chart:label-cell-address="WLLTStats.A10:WLLTStats.A10" chart:class="chart:line">
            <chart:data-point chart:repeated="5"/>
          </chart:series>
          <chart:series chart:style-name="ch14" chart:values-cell-range-address="WLLTStats.B11:WLLTStats.F11" chart:label-cell-address="WLLTStats.A11:WLLTStats.A11" chart:class="chart:line">
            <chart:data-point chart:repeated="5"/>
          </chart:series>
          <chart:series chart:style-name="ch15" chart:values-cell-range-address="WLLTStats.B12:WLLTStats.F12" chart:label-cell-address="WLLTStats.A12:WLLTStats.A12" chart:class="chart:line">
            <chart:data-point chart:repeated="5"/>
          </chart:series>
          <chart:series chart:style-name="ch16" chart:values-cell-range-address="WLLTStats.B13:WLLTStats.F13" chart:label-cell-address="WLLTStats.A13:WLLTStats.A13" chart:class="chart:line">
            <chart:data-point chart:repeated="5"/>
          </chart:series>
          <chart:series chart:style-name="ch17" chart:values-cell-range-address="WLLTStats.B14:WLLTStats.F14" chart:label-cell-address="WLLTStats.A14:WLLTStats.A14" chart:class="chart:line">
            <chart:data-point chart:repeated="5"/>
          </chart:series>
          <chart:series chart:style-name="ch18" chart:values-cell-range-address="WLLTStats.B15:WLLTStats.F15" chart:label-cell-address="WLLTStats.A15:WLLTStats.A15" chart:class="chart:line">
            <chart:data-point chart:repeated="5"/>
          </chart:series>
          <chart:series chart:style-name="ch19" chart:values-cell-range-address="WLLTStats.B16:WLLTStats.F16" chart:label-cell-address="WLLTStats.A16:WLLTStats.A16" chart:class="chart:line">
            <chart:data-point chart:repeated="5"/>
          </chart:series>
          <chart:series chart:style-name="ch20" chart:values-cell-range-address="WLLTStats.B17:WLLTStats.F17" chart:label-cell-address="WLLTStats.A17:WLLTStats.A17" chart:class="chart:line">
            <chart:data-point chart:repeated="5"/>
          </chart:series>
          <chart:series chart:style-name="ch21" chart:values-cell-range-address="WLLTStats.B18:WLLTStats.F18" chart:label-cell-address="WLLTStats.A18:WLLTStats.A18" chart:class="chart:line">
            <chart:data-point chart:repeated="5"/>
          </chart:series>
          <chart:series chart:style-name="ch22" chart:values-cell-range-address="WLLTStats.B19:WLLTStats.F19" chart:label-cell-address="WLLTStats.A19:WLLTStats.A19" chart:class="chart:line">
            <chart:data-point chart:repeated="5"/>
          </chart:series>
          <chart:series chart:style-name="ch23" chart:values-cell-range-address="WLLTStats.B20:WLLTStats.F20" chart:label-cell-address="WLLTStats.A20:WLLTStats.A20" chart:class="chart:line">
            <chart:data-point chart:repeated="5"/>
          </chart:series>
          <chart:series chart:style-name="ch24" chart:values-cell-range-address="WLLTStats.B21:WLLTStats.F21" chart:label-cell-address="WLLTStats.A21:WLLTStats.A21" chart:class="chart:line">
            <chart:data-point chart:repeated="5"/>
          </chart:series>
          <chart:series chart:style-name="ch25" chart:values-cell-range-address="WLLTStats.B22:WLLTStats.F22" chart:label-cell-address="WLLTStats.A22:WLLTStats.A22" chart:class="chart:line">
            <chart:data-point chart:repeated="5"/>
          </chart:series>
          <chart:series chart:style-name="ch26" chart:values-cell-range-address="WLLTStats.B23:WLLTStats.F23" chart:label-cell-address="WLLTStats.A23:WLLTStats.A23" chart:class="chart:line">
            <chart:data-point chart:repeated="5"/>
          </chart:series>
          <chart:series chart:style-name="ch27" chart:values-cell-range-address="WLLTStats.B24:WLLTStats.F24" chart:label-cell-address="WLLTStats.A24:WLLTStats.A24" chart:class="chart:line">
            <chart:data-point chart:repeated="5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 0</text:p>
                <draw:g>
                  <svg:desc>WLLTStats.B1:WLLTStats.F1</svg:desc>
                </draw:g>
              </table:table-cell>
              <table:table-cell office:value-type="string">
                <text:p>Layer 1</text:p>
              </table:table-cell>
              <table:table-cell office:value-type="string">
                <text:p>Layer 2</text:p>
              </table:table-cell>
              <table:table-cell office:value-type="string">
                <text:p>Layer 3</text:p>
              </table:table-cell>
              <table:table-cell office:value-type="string">
                <text:p>Layer 4</text:p>
              </table:table-cell>
            </table:table-row>
          </table:table-header-rows>
          <table:table-rows>
            <table:table-row>
              <table:table-cell office:value-type="string">
                <text:p>AIDS</text:p>
                <draw:g>
                  <svg:desc>WLLTStats.A2:WLLTStats.A2</svg:desc>
                </draw:g>
              </table:table-cell>
              <table:table-cell office:value-type="float" office:value="38">
                <text:p>38</text:p>
                <draw:g>
                  <svg:desc>WLLTStats.B2:WLLTStats.F2</svg:desc>
                </draw:g>
              </table:table-cell>
              <table:table-cell office:value-type="float" office:value="367">
                <text:p>367</text:p>
              </table:table-cell>
              <table:table-cell office:value-type="float" office:value="3297">
                <text:p>3297</text:p>
              </table:table-cell>
              <table:table-cell office:value-type="float" office:value="10298">
                <text:p>10298</text:p>
              </table:table-cell>
              <table:table-cell office:value-type="float" office:value="15030">
                <text:p>15030</text:p>
              </table:table-cell>
            </table:table-row>
            <table:table-row>
              <table:table-cell office:value-type="string">
                <text:p>AIDS_c</text:p>
                <draw:g>
                  <svg:desc>WLLTStats.A3:WLLTStats.A3</svg:desc>
                </draw:g>
              </table:table-cell>
              <table:table-cell office:value-type="float" office:value="31">
                <text:p>31</text:p>
                <draw:g>
                  <svg:desc>WLLTStats.B3:WLLTStats.F3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2419">
                <text:p>2419</text:p>
              </table:table-cell>
              <table:table-cell office:value-type="float" office:value="7028">
                <text:p>7028</text:p>
              </table:table-cell>
              <table:table-cell office:value-type="float" office:value="9893">
                <text:p>9893</text:p>
              </table:table-cell>
            </table:table-row>
            <table:table-row>
              <table:table-cell office:value-type="string">
                <text:p>AIDS_perfect</text:p>
                <draw:g>
                  <svg:desc>WLLTStats.A4:WLLTStats.A4</svg:desc>
                </draw:g>
              </table:table-cell>
              <table:table-cell office:value-type="float" office:value="61">
                <text:p>61</text:p>
                <draw:g>
                  <svg:desc>WLLTStats.B4:WLLTStats.F4</svg:desc>
                </draw:g>
              </table:table-cell>
              <table:table-cell office:value-type="float" office:value="538">
                <text:p>538</text:p>
              </table:table-cell>
              <table:table-cell office:value-type="float" office:value="4522">
                <text:p>4522</text:p>
              </table:table-cell>
              <table:table-cell office:value-type="float" office:value="12310">
                <text:p>12310</text:p>
              </table:table-cell>
              <table:table-cell office:value-type="float" office:value="16865">
                <text:p>16865</text:p>
              </table:table-cell>
            </table:table-row>
            <table:table-row>
              <table:table-cell office:value-type="string">
                <text:p>ENZYMES</text:p>
                <draw:g>
                  <svg:desc>WLLTStats.A6:WLLTStats.A6</svg:desc>
                </draw:g>
              </table:table-cell>
              <table:table-cell office:value-type="float" office:value="4">
                <text:p>4</text:p>
                <draw:g>
                  <svg:desc>WLLTStats.B6:WLLTStats.F6</svg:desc>
                </draw:g>
              </table:table-cell>
              <table:table-cell office:value-type="float" office:value="231">
                <text:p>231</text:p>
              </table:table-cell>
              <table:table-cell office:value-type="float" office:value="10416">
                <text:p>10416</text:p>
              </table:table-cell>
              <table:table-cell office:value-type="float" office:value="15208">
                <text:p>15208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string">
                <text:p>ENZYMES_c</text:p>
                <draw:g>
                  <svg:desc>WLLTStats.A7:WLLTStats.A7</svg:desc>
                </draw:g>
              </table:table-cell>
              <table:table-cell office:value-type="float" office:value="4">
                <text:p>4</text:p>
                <draw:g>
                  <svg:desc>WLLTStats.B7:WLLTStats.F7</svg:desc>
                </draw:g>
              </table:table-cell>
              <table:table-cell office:value-type="float" office:value="229">
                <text:p>229</text:p>
              </table:table-cell>
              <table:table-cell office:value-type="float" office:value="10414">
                <text:p>10414</text:p>
              </table:table-cell>
              <table:table-cell office:value-type="float" office:value="15206">
                <text:p>15206</text:p>
              </table:table-cell>
              <table:table-cell office:value-type="float" office:value="16027">
                <text:p>16027</text:p>
              </table:table-cell>
            </table:table-row>
            <table:table-row>
              <table:table-cell office:value-type="string">
                <text:p>MSRC_9</text:p>
                <draw:g>
                  <svg:desc>WLLTStats.A8:WLLTStats.A8</svg:desc>
                </draw:g>
              </table:table-cell>
              <table:table-cell office:value-type="float" office:value="11">
                <text:p>11</text:p>
                <draw:g>
                  <svg:desc>WLLTStats.B8:WLLTStats.F8</svg:desc>
                </draw:g>
              </table:table-cell>
              <table:table-cell office:value-type="float" office:value="2053">
                <text:p>2053</text:p>
              </table:table-cell>
              <table:table-cell office:value-type="float" office:value="8632">
                <text:p>8632</text:p>
              </table:table-cell>
              <table:table-cell office:value-type="float" office:value="8929">
                <text:p>8929</text:p>
              </table:table-cell>
              <table:table-cell office:value-type="float" office:value="8929">
                <text:p>8929</text:p>
              </table:table-cell>
            </table:table-row>
            <table:table-row>
              <table:table-cell office:value-type="string">
                <text:p>MSRC_21</text:p>
                <draw:g>
                  <svg:desc>WLLTStats.A9:WLLTStats.A9</svg:desc>
                </draw:g>
              </table:table-cell>
              <table:table-cell office:value-type="float" office:value="23">
                <text:p>23</text:p>
                <draw:g>
                  <svg:desc>WLLTStats.B9:WLLTStats.F9</svg:desc>
                </draw:g>
              </table:table-cell>
              <table:table-cell office:value-type="float" office:value="7736">
                <text:p>7736</text:p>
              </table:table-cell>
              <table:table-cell office:value-type="float" office:value="40547">
                <text:p>40547</text:p>
              </table:table-cell>
              <table:table-cell office:value-type="float" office:value="43470">
                <text:p>43470</text:p>
              </table:table-cell>
              <table:table-cell office:value-type="float" office:value="43489">
                <text:p>43489</text:p>
              </table:table-cell>
            </table:table-row>
            <table:table-row>
              <table:table-cell office:value-type="string">
                <text:p>MSRC_21C</text:p>
                <draw:g>
                  <svg:desc>WLLTStats.A10:WLLTStats.A10</svg:desc>
                </draw:g>
              </table:table-cell>
              <table:table-cell office:value-type="float" office:value="22">
                <text:p>22</text:p>
                <draw:g>
                  <svg:desc>WLLTStats.B10:WLLTStats.F10</svg:desc>
                </draw:g>
              </table:table-cell>
              <table:table-cell office:value-type="float" office:value="3551">
                <text:p>3551</text:p>
              </table:table-cell>
              <table:table-cell office:value-type="float" office:value="8312">
                <text:p>8312</text:p>
              </table:table-cell>
              <table:table-cell office:value-type="float" office:value="8382">
                <text:p>8382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string">
                <text:p>MUTAG</text:p>
                <draw:g>
                  <svg:desc>WLLTStats.A11:WLLTStats.A11</svg:desc>
                </draw:g>
              </table:table-cell>
              <table:table-cell office:value-type="float" office:value="7">
                <text:p>7</text:p>
                <draw:g>
                  <svg:desc>WLLTStats.B11:WLLTStats.F11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174">
                <text:p>174</text:p>
              </table:table-cell>
              <table:table-cell office:value-type="float" office:value="572">
                <text:p>572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NCI1</text:p>
                <draw:g>
                  <svg:desc>WLLTStats.A12:WLLTStats.A12</svg:desc>
                </draw:g>
              </table:table-cell>
              <table:table-cell office:value-type="float" office:value="38">
                <text:p>38</text:p>
                <draw:g>
                  <svg:desc>WLLTStats.B12:WLLTStats.F12</svg:desc>
                </draw:g>
              </table:table-cell>
              <table:table-cell office:value-type="float" office:value="292">
                <text:p>292</text:p>
              </table:table-cell>
              <table:table-cell office:value-type="float" office:value="4058">
                <text:p>4058</text:p>
              </table:table-cell>
              <table:table-cell office:value-type="float" office:value="22948">
                <text:p>22948</text:p>
              </table:table-cell>
              <table:table-cell office:value-type="float" office:value="44508">
                <text:p>44508</text:p>
              </table:table-cell>
            </table:table-row>
            <table:table-row>
              <table:table-cell office:value-type="string">
                <text:p>ogbg-molbace</text:p>
                <draw:g>
                  <svg:desc>WLLTStats.A13:WLLTStats.A13</svg:desc>
                </draw:g>
              </table:table-cell>
              <table:table-cell office:value-type="float" office:value="74">
                <text:p>74</text:p>
                <draw:g>
                  <svg:desc>WLLTStats.B13:WLLTStats.F13</svg:desc>
                </draw:g>
              </table:table-cell>
              <table:table-cell office:value-type="float" office:value="1425">
                <text:p>1425</text:p>
              </table:table-cell>
              <table:table-cell office:value-type="float" office:value="5588">
                <text:p>5588</text:p>
              </table:table-cell>
              <table:table-cell office:value-type="float" office:value="10540">
                <text:p>10540</text:p>
              </table:table-cell>
              <table:table-cell office:value-type="float" office:value="15228">
                <text:p>15228</text:p>
              </table:table-cell>
            </table:table-row>
            <table:table-row>
              <table:table-cell office:value-type="string">
                <text:p>ogbg-molbbbp</text:p>
                <draw:g>
                  <svg:desc>WLLTStats.A14:WLLTStats.A14</svg:desc>
                </draw:g>
              </table:table-cell>
              <table:table-cell office:value-type="float" office:value="95">
                <text:p>95</text:p>
                <draw:g>
                  <svg:desc>WLLTStats.B14:WLLTStats.F14</svg:desc>
                </draw:g>
              </table:table-cell>
              <table:table-cell office:value-type="float" office:value="4221">
                <text:p>4221</text:p>
              </table:table-cell>
              <table:table-cell office:value-type="float" office:value="15373">
                <text:p>15373</text:p>
              </table:table-cell>
              <table:table-cell office:value-type="float" office:value="24581">
                <text:p>24581</text:p>
              </table:table-cell>
              <table:table-cell office:value-type="float" office:value="30407">
                <text:p>30407</text:p>
              </table:table-cell>
            </table:table-row>
            <table:table-row>
              <table:table-cell office:value-type="string">
                <text:p>ogbg-molclintox</text:p>
                <draw:g>
                  <svg:desc>WLLTStats.A15:WLLTStats.A15</svg:desc>
                </draw:g>
              </table:table-cell>
              <table:table-cell office:value-type="float" office:value="117">
                <text:p>117</text:p>
                <draw:g>
                  <svg:desc>WLLTStats.B15:WLLTStats.F15</svg:desc>
                </draw:g>
              </table:table-cell>
              <table:table-cell office:value-type="float" office:value="3317">
                <text:p>3317</text:p>
              </table:table-cell>
              <table:table-cell office:value-type="float" office:value="12719">
                <text:p>12719</text:p>
              </table:table-cell>
              <table:table-cell office:value-type="float" office:value="20309">
                <text:p>20309</text:p>
              </table:table-cell>
              <table:table-cell office:value-type="float" office:value="24707">
                <text:p>24707</text:p>
              </table:table-cell>
            </table:table-row>
            <table:table-row>
              <table:table-cell office:value-type="string">
                <text:p>ogbg-molhiv</text:p>
                <draw:g>
                  <svg:desc>WLLTStats.A16:WLLTStats.A16</svg:desc>
                </draw:g>
              </table:table-cell>
              <table:table-cell office:value-type="float" office:value="369">
                <text:p>369</text:p>
                <draw:g>
                  <svg:desc>WLLTStats.B16:WLLTStats.F16</svg:desc>
                </draw:g>
              </table:table-cell>
              <table:table-cell office:value-type="float" office:value="14674">
                <text:p>14674</text:p>
              </table:table-cell>
              <table:table-cell office:value-type="float" office:value="118151">
                <text:p>118151</text:p>
              </table:table-cell>
              <table:table-cell office:value-type="float" office:value="272334">
                <text:p>272334</text:p>
              </table:table-cell>
              <table:table-cell office:value-type="float" office:value="409619">
                <text:p>409619</text:p>
              </table:table-cell>
            </table:table-row>
            <table:table-row>
              <table:table-cell office:value-type="string">
                <text:p>ogbg-molmuv</text:p>
                <draw:g>
                  <svg:desc>WLLTStats.A17:WLLTStats.A17</svg:desc>
                </draw:g>
              </table:table-cell>
              <table:table-cell office:value-type="float" office:value="66">
                <text:p>66</text:p>
                <draw:g>
                  <svg:desc>WLLTStats.B17:WLLTStats.F17</svg:desc>
                </draw:g>
              </table:table-cell>
              <table:table-cell office:value-type="float" office:value="4935">
                <text:p>4935</text:p>
              </table:table-cell>
              <table:table-cell office:value-type="float" office:value="63850">
                <text:p>63850</text:p>
              </table:table-cell>
              <table:table-cell office:value-type="float" office:value="228593">
                <text:p>228593</text:p>
              </table:table-cell>
              <table:table-cell office:value-type="float" office:value="484263">
                <text:p>484263</text:p>
              </table:table-cell>
            </table:table-row>
            <table:table-row>
              <table:table-cell office:value-type="string">
                <text:p>ogbg-molsider</text:p>
                <draw:g>
                  <svg:desc>WLLTStats.A18:WLLTStats.A18</svg:desc>
                </draw:g>
              </table:table-cell>
              <table:table-cell office:value-type="float" office:value="106">
                <text:p>106</text:p>
                <draw:g>
                  <svg:desc>WLLTStats.B18:WLLTStats.F18</svg:desc>
                </draw:g>
              </table:table-cell>
              <table:table-cell office:value-type="float" office:value="3294">
                <text:p>3294</text:p>
              </table:table-cell>
              <table:table-cell office:value-type="float" office:value="13096">
                <text:p>13096</text:p>
              </table:table-cell>
              <table:table-cell office:value-type="float" office:value="21741">
                <text:p>21741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ogbg-moltox21</text:p>
                <draw:g>
                  <svg:desc>WLLTStats.A19:WLLTStats.A19</svg:desc>
                </draw:g>
              </table:table-cell>
              <table:table-cell office:value-type="float" office:value="164">
                <text:p>164</text:p>
                <draw:g>
                  <svg:desc>WLLTStats.B19:WLLTStats.F19</svg:desc>
                </draw:g>
              </table:table-cell>
              <table:table-cell office:value-type="float" office:value="5760">
                <text:p>5760</text:p>
              </table:table-cell>
              <table:table-cell office:value-type="float" office:value="30268">
                <text:p>30268</text:p>
              </table:table-cell>
              <table:table-cell office:value-type="float" office:value="58720">
                <text:p>58720</text:p>
              </table:table-cell>
              <table:table-cell office:value-type="float" office:value="79012">
                <text:p>79012</text:p>
              </table:table-cell>
            </table:table-row>
            <table:table-row>
              <table:table-cell office:value-type="string">
                <text:p>ogbg-moltoxcast</text:p>
                <draw:g>
                  <svg:desc>WLLTStats.A20:WLLTStats.A20</svg:desc>
                </draw:g>
              </table:table-cell>
              <table:table-cell office:value-type="float" office:value="209">
                <text:p>209</text:p>
                <draw:g>
                  <svg:desc>WLLTStats.B20:WLLTStats.F20</svg:desc>
                </draw:g>
              </table:table-cell>
              <table:table-cell office:value-type="float" office:value="11188">
                <text:p>11188</text:p>
              </table:table-cell>
              <table:table-cell office:value-type="float" office:value="43414">
                <text:p>43414</text:p>
              </table:table-cell>
              <table:table-cell office:value-type="float" office:value="73531">
                <text:p>73531</text:p>
              </table:table-cell>
              <table:table-cell office:value-type="float" office:value="93858">
                <text:p>93858</text:p>
              </table:table-cell>
            </table:table-row>
            <table:table-row>
              <table:table-cell office:value-type="string">
                <text:p>PROTEINS</text:p>
                <draw:g>
                  <svg:desc>WLLTStats.A21:WLLTStats.A21</svg:desc>
                </draw:g>
              </table:table-cell>
              <table:table-cell office:value-type="float" office:value="4">
                <text:p>4</text:p>
                <draw:g>
                  <svg:desc>WLLTStats.B21:WLLTStats.F21</svg:desc>
                </draw:g>
              </table:table-cell>
              <table:table-cell office:value-type="float" office:value="297">
                <text:p>297</text:p>
              </table:table-cell>
              <table:table-cell office:value-type="float" office:value="20962">
                <text:p>20962</text:p>
              </table:table-cell>
              <table:table-cell office:value-type="float" office:value="35676">
                <text:p>35676</text:p>
              </table:table-cell>
              <table:table-cell office:value-type="float" office:value="37940">
                <text:p>37940</text:p>
              </table:table-cell>
            </table:table-row>
            <table:table-row>
              <table:table-cell office:value-type="string">
                <text:p>PROTEINS_c</text:p>
                <draw:g>
                  <svg:desc>WLLTStats.A22:WLLTStats.A22</svg:desc>
                </draw:g>
              </table:table-cell>
              <table:table-cell office:value-type="float" office:value="4">
                <text:p>4</text:p>
                <draw:g>
                  <svg:desc>WLLTStats.B22:WLLTStats.F22</svg:desc>
                </draw:g>
              </table:table-cell>
              <table:table-cell office:value-type="float" office:value="296">
                <text:p>296</text:p>
              </table:table-cell>
              <table:table-cell office:value-type="float" office:value="20764">
                <text:p>20764</text:p>
              </table:table-cell>
              <table:table-cell office:value-type="float" office:value="35176">
                <text:p>35176</text:p>
              </table:table-cell>
              <table:table-cell office:value-type="float" office:value="37369">
                <text:p>37369</text:p>
              </table:table-cell>
            </table:table-row>
            <table:table-row>
              <table:table-cell office:value-type="string">
                <text:p>PTC_MR</text:p>
                <draw:g>
                  <svg:desc>WLLTStats.A23:WLLTStats.A23</svg:desc>
                </draw:g>
              </table:table-cell>
              <table:table-cell office:value-type="float" office:value="19">
                <text:p>19</text:p>
                <draw:g>
                  <svg:desc>WLLTStats.B23:WLLTStats.F23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780">
                <text:p>780</text:p>
              </table:table-cell>
              <table:table-cell office:value-type="float" office:value="1987">
                <text:p>1987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Tox21_AHR</text:p>
                <draw:g>
                  <svg:desc>WLLTStats.A24:WLLTStats.A24</svg:desc>
                </draw:g>
              </table:table-cell>
              <table:table-cell office:value-type="float" office:value="50">
                <text:p>50</text:p>
                <draw:g>
                  <svg:desc>WLLTStats.B24:WLLTStats.F24</svg:desc>
                </draw:g>
              </table:table-cell>
              <table:table-cell office:value-type="float" office:value="432">
                <text:p>432</text:p>
              </table:table-cell>
              <table:table-cell office:value-type="float" office:value="4325">
                <text:p>4325</text:p>
              </table:table-cell>
              <table:table-cell office:value-type="float" office:value="22012">
                <text:p>22012</text:p>
              </table:table-cell>
              <table:table-cell office:value-type="float" office:value="43112">
                <text:p>43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line" chart:style-name="ch1">
        <chart:legend chart:legend-position="end" svg:x="12.517cm" svg:y="0.964cm" style:legend-expansion="high" chart:style-name="ch2"/>
        <chart:plot-area chart:style-name="ch3" table:cell-range-address="WLLTStats.A35:WLLTStats.G49" chart:data-source-has-labels="both" svg:x="0.32cm" svg:y="0.18cm" svg:width="11.877cm" svg:height="8.64cm">
          <chartooo:coordinate-region svg:x="1.497cm" svg:y="0.379cm" svg:width="10.156cm" svg:height="7.794cm"/>
          <chart:axis chart:dimension="x" chart:name="primary-x" chart:style-name="ch4" chartooo:axis-type="auto">
            <chartooo:date-scale/>
            <chart:categories table:cell-range-address="WLLTStats.B35:WLLTStats.G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LLTStats.B36:WLLTStats.G36" chart:label-cell-address="WLLTStats.A36:WLLTStats.A36" chart:class="chart:line">
            <chart:data-point chart:repeated="6"/>
          </chart:series>
          <chart:series chart:style-name="ch7" chart:values-cell-range-address="WLLTStats.B37:WLLTStats.G37" chart:label-cell-address="WLLTStats.A37:WLLTStats.A37" chart:class="chart:line">
            <chart:data-point chart:repeated="6"/>
          </chart:series>
          <chart:series chart:style-name="ch8" chart:values-cell-range-address="WLLTStats.B38:WLLTStats.G38" chart:label-cell-address="WLLTStats.A38:WLLTStats.A38" chart:class="chart:line">
            <chart:data-point chart:repeated="6"/>
          </chart:series>
          <chart:series chart:style-name="ch9" chart:values-cell-range-address="WLLTStats.B39:WLLTStats.G39" chart:label-cell-address="WLLTStats.A39:WLLTStats.A39" chart:class="chart:line">
            <chart:data-point chart:repeated="6"/>
          </chart:series>
          <chart:series chart:style-name="ch10" chart:values-cell-range-address="WLLTStats.B40:WLLTStats.G40" chart:label-cell-address="WLLTStats.A40:WLLTStats.A40" chart:class="chart:line">
            <chart:data-point chart:repeated="6"/>
          </chart:series>
          <chart:series chart:style-name="ch11" chart:values-cell-range-address="WLLTStats.B41:WLLTStats.G41" chart:label-cell-address="WLLTStats.A41:WLLTStats.A41" chart:class="chart:line">
            <chart:data-point chart:repeated="6"/>
          </chart:series>
          <chart:series chart:style-name="ch12" chart:values-cell-range-address="WLLTStats.B42:WLLTStats.G42" chart:label-cell-address="WLLTStats.A42:WLLTStats.A42" chart:class="chart:line">
            <chart:data-point chart:repeated="6"/>
          </chart:series>
          <chart:series chart:style-name="ch13" chart:values-cell-range-address="WLLTStats.B43:WLLTStats.G43" chart:label-cell-address="WLLTStats.A43:WLLTStats.A43" chart:class="chart:line">
            <chart:data-point chart:repeated="6"/>
          </chart:series>
          <chart:series chart:style-name="ch14" chart:values-cell-range-address="WLLTStats.B44:WLLTStats.G44" chart:label-cell-address="WLLTStats.A44:WLLTStats.A44" chart:class="chart:line">
            <chart:data-point chart:repeated="6"/>
          </chart:series>
          <chart:series chart:style-name="ch15" chart:values-cell-range-address="WLLTStats.B45:WLLTStats.G45" chart:label-cell-address="WLLTStats.A45:WLLTStats.A45" chart:class="chart:line">
            <chart:data-point chart:repeated="6"/>
          </chart:series>
          <chart:series chart:style-name="ch16" chart:values-cell-range-address="WLLTStats.B46:WLLTStats.G46" chart:label-cell-address="WLLTStats.A46:WLLTStats.A46" chart:class="chart:line">
            <chart:data-point chart:repeated="6"/>
          </chart:series>
          <chart:series chart:style-name="ch17" chart:values-cell-range-address="WLLTStats.B47:WLLTStats.G47" chart:label-cell-address="WLLTStats.A47:WLLTStats.A47" chart:class="chart:line">
            <chart:data-point chart:repeated="6"/>
          </chart:series>
          <chart:series chart:style-name="ch18" chart:values-cell-range-address="WLLTStats.B48:WLLTStats.G48" chart:label-cell-address="WLLTStats.A48:WLLTStats.A48" chart:class="chart:line">
            <chart:data-point chart:repeated="6"/>
          </chart:series>
          <chart:series chart:style-name="ch19" chart:values-cell-range-address="WLLTStats.B49:WLLTStats.G49" chart:label-cell-address="WLLTStats.A49:WLLTStats.A49" chart:class="chart:line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 0</text:p>
                <draw:g>
                  <svg:desc>WLLTStats.B35:WLLTStats.G35</svg:desc>
                </draw:g>
              </table:table-cell>
              <table:table-cell office:value-type="string">
                <text:p>Layer 1</text:p>
              </table:table-cell>
              <table:table-cell office:value-type="string">
                <text:p>Layer 2</text:p>
              </table:table-cell>
              <table:table-cell office:value-type="string">
                <text:p>Layer 3</text:p>
              </table:table-cell>
              <table:table-cell office:value-type="string">
                <text:p>Layer 4</text:p>
              </table:table-cell>
              <table:table-cell office:value-type="string">
                <text:p>Sum</text:p>
              </table:table-cell>
            </table:table-row>
          </table:table-header-rows>
          <table:table-rows>
            <table:table-row>
              <table:table-cell office:value-type="string">
                <text:p>AIDS</text:p>
                <draw:g>
                  <svg:desc>WLLTStats.A36:WLLTStats.A36</svg:desc>
                </draw:g>
              </table:table-cell>
              <table:table-cell office:value-type="float" office:value="38">
                <text:p>38</text:p>
                <draw:g>
                  <svg:desc>WLLTStats.B36:WLLTStats.G36</svg:desc>
                </draw:g>
              </table:table-cell>
              <table:table-cell office:value-type="float" office:value="367">
                <text:p>367</text:p>
              </table:table-cell>
              <table:table-cell office:value-type="float" office:value="3297">
                <text:p>3297</text:p>
              </table:table-cell>
              <table:table-cell office:value-type="float" office:value="10298">
                <text:p>10298</text:p>
              </table:table-cell>
              <table:table-cell office:value-type="float" office:value="15030">
                <text:p>15030</text:p>
              </table:table-cell>
              <table:table-cell office:value-type="float" office:value="29030">
                <text:p>29030</text:p>
              </table:table-cell>
            </table:table-row>
            <table:table-row>
              <table:table-cell office:value-type="string">
                <text:p>AIDS_c</text:p>
                <draw:g>
                  <svg:desc>WLLTStats.A37:WLLTStats.A37</svg:desc>
                </draw:g>
              </table:table-cell>
              <table:table-cell office:value-type="float" office:value="31">
                <text:p>31</text:p>
                <draw:g>
                  <svg:desc>WLLTStats.B37:WLLTStats.G37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2419">
                <text:p>2419</text:p>
              </table:table-cell>
              <table:table-cell office:value-type="float" office:value="7028">
                <text:p>7028</text:p>
              </table:table-cell>
              <table:table-cell office:value-type="float" office:value="9893">
                <text:p>9893</text:p>
              </table:table-cell>
              <table:table-cell office:value-type="float" office:value="19634">
                <text:p>19634</text:p>
              </table:table-cell>
            </table:table-row>
            <table:table-row>
              <table:table-cell office:value-type="string">
                <text:p>AIDS_perfect</text:p>
                <draw:g>
                  <svg:desc>WLLTStats.A38:WLLTStats.A38</svg:desc>
                </draw:g>
              </table:table-cell>
              <table:table-cell office:value-type="float" office:value="61">
                <text:p>61</text:p>
                <draw:g>
                  <svg:desc>WLLTStats.B38:WLLTStats.G38</svg:desc>
                </draw:g>
              </table:table-cell>
              <table:table-cell office:value-type="float" office:value="538">
                <text:p>538</text:p>
              </table:table-cell>
              <table:table-cell office:value-type="float" office:value="4522">
                <text:p>4522</text:p>
              </table:table-cell>
              <table:table-cell office:value-type="float" office:value="12310">
                <text:p>12310</text:p>
              </table:table-cell>
              <table:table-cell office:value-type="float" office:value="16865">
                <text:p>16865</text:p>
              </table:table-cell>
              <table:table-cell office:value-type="float" office:value="34296">
                <text:p>34296</text:p>
              </table:table-cell>
            </table:table-row>
            <table:table-row>
              <table:table-cell office:value-type="string">
                <text:p>ENZYMES</text:p>
                <draw:g>
                  <svg:desc>WLLTStats.A39:WLLTStats.A39</svg:desc>
                </draw:g>
              </table:table-cell>
              <table:table-cell office:value-type="float" office:value="4">
                <text:p>4</text:p>
                <draw:g>
                  <svg:desc>WLLTStats.B39:WLLTStats.G39</svg:desc>
                </draw:g>
              </table:table-cell>
              <table:table-cell office:value-type="float" office:value="231">
                <text:p>231</text:p>
              </table:table-cell>
              <table:table-cell office:value-type="float" office:value="10416">
                <text:p>10416</text:p>
              </table:table-cell>
              <table:table-cell office:value-type="float" office:value="15208">
                <text:p>15208</text:p>
              </table:table-cell>
              <table:table-cell office:value-type="float" office:value="16029">
                <text:p>16029</text:p>
              </table:table-cell>
              <table:table-cell office:value-type="float" office:value="41888">
                <text:p>41888</text:p>
              </table:table-cell>
            </table:table-row>
            <table:table-row>
              <table:table-cell office:value-type="string">
                <text:p>ENZYMES_c</text:p>
                <draw:g>
                  <svg:desc>WLLTStats.A40:WLLTStats.A40</svg:desc>
                </draw:g>
              </table:table-cell>
              <table:table-cell office:value-type="float" office:value="4">
                <text:p>4</text:p>
                <draw:g>
                  <svg:desc>WLLTStats.B40:WLLTStats.G40</svg:desc>
                </draw:g>
              </table:table-cell>
              <table:table-cell office:value-type="float" office:value="229">
                <text:p>229</text:p>
              </table:table-cell>
              <table:table-cell office:value-type="float" office:value="10414">
                <text:p>10414</text:p>
              </table:table-cell>
              <table:table-cell office:value-type="float" office:value="15206">
                <text:p>15206</text:p>
              </table:table-cell>
              <table:table-cell office:value-type="float" office:value="16027">
                <text:p>16027</text:p>
              </table:table-cell>
              <table:table-cell office:value-type="float" office:value="41880">
                <text:p>41880</text:p>
              </table:table-cell>
            </table:table-row>
            <table:table-row>
              <table:table-cell office:value-type="string">
                <text:p>MSRC_9</text:p>
                <draw:g>
                  <svg:desc>WLLTStats.A41:WLLTStats.A41</svg:desc>
                </draw:g>
              </table:table-cell>
              <table:table-cell office:value-type="float" office:value="11">
                <text:p>11</text:p>
                <draw:g>
                  <svg:desc>WLLTStats.B41:WLLTStats.G41</svg:desc>
                </draw:g>
              </table:table-cell>
              <table:table-cell office:value-type="float" office:value="2053">
                <text:p>2053</text:p>
              </table:table-cell>
              <table:table-cell office:value-type="float" office:value="8632">
                <text:p>8632</text:p>
              </table:table-cell>
              <table:table-cell office:value-type="float" office:value="8929">
                <text:p>8929</text:p>
              </table:table-cell>
              <table:table-cell office:value-type="float" office:value="8929">
                <text:p>8929</text:p>
              </table:table-cell>
              <table:table-cell office:value-type="float" office:value="28554">
                <text:p>28554</text:p>
              </table:table-cell>
            </table:table-row>
            <table:table-row>
              <table:table-cell office:value-type="string">
                <text:p>MSRC_21</text:p>
                <draw:g>
                  <svg:desc>WLLTStats.A42:WLLTStats.A42</svg:desc>
                </draw:g>
              </table:table-cell>
              <table:table-cell office:value-type="float" office:value="23">
                <text:p>23</text:p>
                <draw:g>
                  <svg:desc>WLLTStats.B42:WLLTStats.G42</svg:desc>
                </draw:g>
              </table:table-cell>
              <table:table-cell office:value-type="float" office:value="7736">
                <text:p>7736</text:p>
              </table:table-cell>
              <table:table-cell office:value-type="float" office:value="40547">
                <text:p>40547</text:p>
              </table:table-cell>
              <table:table-cell office:value-type="float" office:value="43470">
                <text:p>43470</text:p>
              </table:table-cell>
              <table:table-cell office:value-type="float" office:value="43489">
                <text:p>43489</text:p>
              </table:table-cell>
              <table:table-cell office:value-type="float" office:value="135265">
                <text:p>135265</text:p>
              </table:table-cell>
            </table:table-row>
            <table:table-row>
              <table:table-cell office:value-type="string">
                <text:p>MSRC_21C</text:p>
                <draw:g>
                  <svg:desc>WLLTStats.A43:WLLTStats.A43</svg:desc>
                </draw:g>
              </table:table-cell>
              <table:table-cell office:value-type="float" office:value="22">
                <text:p>22</text:p>
                <draw:g>
                  <svg:desc>WLLTStats.B43:WLLTStats.G43</svg:desc>
                </draw:g>
              </table:table-cell>
              <table:table-cell office:value-type="float" office:value="3551">
                <text:p>3551</text:p>
              </table:table-cell>
              <table:table-cell office:value-type="float" office:value="8312">
                <text:p>8312</text:p>
              </table:table-cell>
              <table:table-cell office:value-type="float" office:value="8382">
                <text:p>8382</text:p>
              </table:table-cell>
              <table:table-cell office:value-type="float" office:value="8382">
                <text:p>8382</text:p>
              </table:table-cell>
              <table:table-cell office:value-type="float" office:value="28649">
                <text:p>28649</text:p>
              </table:table-cell>
            </table:table-row>
            <table:table-row>
              <table:table-cell office:value-type="string">
                <text:p>MUTAG</text:p>
                <draw:g>
                  <svg:desc>WLLTStats.A44:WLLTStats.A44</svg:desc>
                </draw:g>
              </table:table-cell>
              <table:table-cell office:value-type="float" office:value="7">
                <text:p>7</text:p>
                <draw:g>
                  <svg:desc>WLLTStats.B44:WLLTStats.G44</svg:desc>
                </draw:g>
              </table:table-cell>
              <table:table-cell office:value-type="float" office:value="33">
                <text:p>33</text:p>
              </table:table-cell>
              <table:table-cell office:value-type="float" office:value="174">
                <text:p>174</text:p>
              </table:table-cell>
              <table:table-cell office:value-type="float" office:value="572">
                <text:p>572</text:p>
              </table:table-cell>
              <table:table-cell office:value-type="float" office:value="1197">
                <text:p>1197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NCI1</text:p>
                <draw:g>
                  <svg:desc>WLLTStats.A45:WLLTStats.A45</svg:desc>
                </draw:g>
              </table:table-cell>
              <table:table-cell office:value-type="float" office:value="38">
                <text:p>38</text:p>
                <draw:g>
                  <svg:desc>WLLTStats.B45:WLLTStats.G45</svg:desc>
                </draw:g>
              </table:table-cell>
              <table:table-cell office:value-type="float" office:value="292">
                <text:p>292</text:p>
              </table:table-cell>
              <table:table-cell office:value-type="float" office:value="4058">
                <text:p>4058</text:p>
              </table:table-cell>
              <table:table-cell office:value-type="float" office:value="22948">
                <text:p>22948</text:p>
              </table:table-cell>
              <table:table-cell office:value-type="float" office:value="44508">
                <text:p>44508</text:p>
              </table:table-cell>
              <table:table-cell office:value-type="float" office:value="71844">
                <text:p>71844</text:p>
              </table:table-cell>
            </table:table-row>
            <table:table-row>
              <table:table-cell office:value-type="string">
                <text:p>PROTEINS</text:p>
                <draw:g>
                  <svg:desc>WLLTStats.A46:WLLTStats.A46</svg:desc>
                </draw:g>
              </table:table-cell>
              <table:table-cell office:value-type="float" office:value="4">
                <text:p>4</text:p>
                <draw:g>
                  <svg:desc>WLLTStats.B46:WLLTStats.G46</svg:desc>
                </draw:g>
              </table:table-cell>
              <table:table-cell office:value-type="float" office:value="297">
                <text:p>297</text:p>
              </table:table-cell>
              <table:table-cell office:value-type="float" office:value="20962">
                <text:p>20962</text:p>
              </table:table-cell>
              <table:table-cell office:value-type="float" office:value="35676">
                <text:p>35676</text:p>
              </table:table-cell>
              <table:table-cell office:value-type="float" office:value="37940">
                <text:p>37940</text:p>
              </table:table-cell>
              <table:table-cell office:value-type="float" office:value="94879">
                <text:p>94879</text:p>
              </table:table-cell>
            </table:table-row>
            <table:table-row>
              <table:table-cell office:value-type="string">
                <text:p>PROTEINS_c</text:p>
                <draw:g>
                  <svg:desc>WLLTStats.A47:WLLTStats.A47</svg:desc>
                </draw:g>
              </table:table-cell>
              <table:table-cell office:value-type="float" office:value="4">
                <text:p>4</text:p>
                <draw:g>
                  <svg:desc>WLLTStats.B47:WLLTStats.G47</svg:desc>
                </draw:g>
              </table:table-cell>
              <table:table-cell office:value-type="float" office:value="296">
                <text:p>296</text:p>
              </table:table-cell>
              <table:table-cell office:value-type="float" office:value="20764">
                <text:p>20764</text:p>
              </table:table-cell>
              <table:table-cell office:value-type="float" office:value="35176">
                <text:p>35176</text:p>
              </table:table-cell>
              <table:table-cell office:value-type="float" office:value="37369">
                <text:p>37369</text:p>
              </table:table-cell>
              <table:table-cell office:value-type="float" office:value="93609">
                <text:p>93609</text:p>
              </table:table-cell>
            </table:table-row>
            <table:table-row>
              <table:table-cell office:value-type="string">
                <text:p>PTC_MR</text:p>
                <draw:g>
                  <svg:desc>WLLTStats.A48:WLLTStats.A48</svg:desc>
                </draw:g>
              </table:table-cell>
              <table:table-cell office:value-type="float" office:value="19">
                <text:p>19</text:p>
                <draw:g>
                  <svg:desc>WLLTStats.B48:WLLTStats.G48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780">
                <text:p>780</text:p>
              </table:table-cell>
              <table:table-cell office:value-type="float" office:value="1987">
                <text:p>1987</text:p>
              </table:table-cell>
              <table:table-cell office:value-type="float" office:value="2803">
                <text:p>2803</text:p>
              </table:table-cell>
              <table:table-cell office:value-type="float" office:value="5719">
                <text:p>5719</text:p>
              </table:table-cell>
            </table:table-row>
            <table:table-row>
              <table:table-cell office:value-type="string">
                <text:p>Tox21_AHR</text:p>
                <draw:g>
                  <svg:desc>WLLTStats.A49:WLLTStats.A49</svg:desc>
                </draw:g>
              </table:table-cell>
              <table:table-cell office:value-type="float" office:value="50">
                <text:p>50</text:p>
                <draw:g>
                  <svg:desc>WLLTStats.B49:WLLTStats.G49</svg:desc>
                </draw:g>
              </table:table-cell>
              <table:table-cell office:value-type="float" office:value="432">
                <text:p>432</text:p>
              </table:table-cell>
              <table:table-cell office:value-type="float" office:value="4325">
                <text:p>4325</text:p>
              </table:table-cell>
              <table:table-cell office:value-type="float" office:value="22012">
                <text:p>22012</text:p>
              </table:table-cell>
              <table:table-cell office:value-type="float" office:value="43112">
                <text:p>43112</text:p>
              </table:table-cell>
              <table:table-cell office:value-type="float" office:value="69931">
                <text:p>69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line" chart:style-name="ch1">
        <chart:legend chart:legend-position="end" svg:x="12.12cm" svg:y="2.956cm" style:legend-expansion="high" chart:style-name="ch2"/>
        <chart:plot-area chart:style-name="ch3" table:cell-range-address="WLLTStats.A53:WLLTStats.F59" chart:data-source-has-labels="both" svg:x="0.32cm" svg:y="0.18cm" svg:width="11.48cm" svg:height="8.64cm">
          <chartooo:coordinate-region svg:x="1.497cm" svg:y="0.379cm" svg:width="9.547cm" svg:height="7.794cm"/>
          <chart:axis chart:dimension="x" chart:name="primary-x" chart:style-name="ch4" chartooo:axis-type="auto">
            <chartooo:date-scale/>
            <chart:categories table:cell-range-address="WLLTStats.B53:WLLTStats.F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LLTStats.B54:WLLTStats.F54" chart:label-cell-address="WLLTStats.A54:WLLTStats.A54" chart:class="chart:line">
            <chart:data-point chart:repeated="5"/>
          </chart:series>
          <chart:series chart:style-name="ch7" chart:values-cell-range-address="WLLTStats.B55:WLLTStats.F55" chart:label-cell-address="WLLTStats.A55:WLLTStats.A55" chart:class="chart:line">
            <chart:data-point chart:repeated="5"/>
          </chart:series>
          <chart:series chart:style-name="ch8" chart:values-cell-range-address="WLLTStats.B56:WLLTStats.F56" chart:label-cell-address="WLLTStats.A56:WLLTStats.A56" chart:class="chart:line">
            <chart:data-point chart:repeated="5"/>
          </chart:series>
          <chart:series chart:style-name="ch9" chart:values-cell-range-address="WLLTStats.B57:WLLTStats.F57" chart:label-cell-address="WLLTStats.A57:WLLTStats.A57" chart:class="chart:line">
            <chart:data-point chart:repeated="5"/>
          </chart:series>
          <chart:series chart:style-name="ch10" chart:values-cell-range-address="WLLTStats.B58:WLLTStats.F58" chart:label-cell-address="WLLTStats.A58:WLLTStats.A58" chart:class="chart:line">
            <chart:data-point chart:repeated="5"/>
          </chart:series>
          <chart:series chart:style-name="ch11" chart:values-cell-range-address="WLLTStats.B59:WLLTStats.F59" chart:label-cell-address="WLLTStats.A59:WLLTStats.A59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 0</text:p>
                <draw:g>
                  <svg:desc>WLLTStats.B53:WLLTStats.F53</svg:desc>
                </draw:g>
              </table:table-cell>
              <table:table-cell office:value-type="string">
                <text:p>Layer 1</text:p>
              </table:table-cell>
              <table:table-cell office:value-type="string">
                <text:p>Layer 2</text:p>
              </table:table-cell>
              <table:table-cell office:value-type="string">
                <text:p>Layer 3</text:p>
              </table:table-cell>
              <table:table-cell office:value-type="string">
                <text:p>Layer 4</text:p>
              </table:table-cell>
            </table:table-row>
          </table:table-header-rows>
          <table:table-rows>
            <table:table-row>
              <table:table-cell office:value-type="string">
                <text:p>ogbg-molbace</text:p>
                <draw:g>
                  <svg:desc>WLLTStats.A54:WLLTStats.A54</svg:desc>
                </draw:g>
              </table:table-cell>
              <table:table-cell office:value-type="float" office:value="74">
                <text:p>74</text:p>
                <draw:g>
                  <svg:desc>WLLTStats.B54:WLLTStats.F54</svg:desc>
                </draw:g>
              </table:table-cell>
              <table:table-cell office:value-type="float" office:value="1425">
                <text:p>1425</text:p>
              </table:table-cell>
              <table:table-cell office:value-type="float" office:value="5588">
                <text:p>5588</text:p>
              </table:table-cell>
              <table:table-cell office:value-type="float" office:value="10540">
                <text:p>10540</text:p>
              </table:table-cell>
              <table:table-cell office:value-type="float" office:value="15228">
                <text:p>15228</text:p>
              </table:table-cell>
            </table:table-row>
            <table:table-row>
              <table:table-cell office:value-type="string">
                <text:p>ogbg-molbbbp</text:p>
                <draw:g>
                  <svg:desc>WLLTStats.A55:WLLTStats.A55</svg:desc>
                </draw:g>
              </table:table-cell>
              <table:table-cell office:value-type="float" office:value="95">
                <text:p>95</text:p>
                <draw:g>
                  <svg:desc>WLLTStats.B55:WLLTStats.F55</svg:desc>
                </draw:g>
              </table:table-cell>
              <table:table-cell office:value-type="float" office:value="4221">
                <text:p>4221</text:p>
              </table:table-cell>
              <table:table-cell office:value-type="float" office:value="15373">
                <text:p>15373</text:p>
              </table:table-cell>
              <table:table-cell office:value-type="float" office:value="24581">
                <text:p>24581</text:p>
              </table:table-cell>
              <table:table-cell office:value-type="float" office:value="30407">
                <text:p>30407</text:p>
              </table:table-cell>
            </table:table-row>
            <table:table-row>
              <table:table-cell office:value-type="string">
                <text:p>ogbg-molclintox</text:p>
                <draw:g>
                  <svg:desc>WLLTStats.A56:WLLTStats.A56</svg:desc>
                </draw:g>
              </table:table-cell>
              <table:table-cell office:value-type="float" office:value="117">
                <text:p>117</text:p>
                <draw:g>
                  <svg:desc>WLLTStats.B56:WLLTStats.F56</svg:desc>
                </draw:g>
              </table:table-cell>
              <table:table-cell office:value-type="float" office:value="3317">
                <text:p>3317</text:p>
              </table:table-cell>
              <table:table-cell office:value-type="float" office:value="12719">
                <text:p>12719</text:p>
              </table:table-cell>
              <table:table-cell office:value-type="float" office:value="20309">
                <text:p>20309</text:p>
              </table:table-cell>
              <table:table-cell office:value-type="float" office:value="24707">
                <text:p>24707</text:p>
              </table:table-cell>
            </table:table-row>
            <table:table-row>
              <table:table-cell office:value-type="string">
                <text:p>ogbg-molsider</text:p>
                <draw:g>
                  <svg:desc>WLLTStats.A57:WLLTStats.A57</svg:desc>
                </draw:g>
              </table:table-cell>
              <table:table-cell office:value-type="float" office:value="106">
                <text:p>106</text:p>
                <draw:g>
                  <svg:desc>WLLTStats.B57:WLLTStats.F57</svg:desc>
                </draw:g>
              </table:table-cell>
              <table:table-cell office:value-type="float" office:value="3294">
                <text:p>3294</text:p>
              </table:table-cell>
              <table:table-cell office:value-type="float" office:value="13096">
                <text:p>13096</text:p>
              </table:table-cell>
              <table:table-cell office:value-type="float" office:value="21741">
                <text:p>21741</text:p>
              </table:table-cell>
              <table:table-cell office:value-type="float" office:value="27509">
                <text:p>27509</text:p>
              </table:table-cell>
            </table:table-row>
            <table:table-row>
              <table:table-cell office:value-type="string">
                <text:p>ogbg-moltox21</text:p>
                <draw:g>
                  <svg:desc>WLLTStats.A58:WLLTStats.A58</svg:desc>
                </draw:g>
              </table:table-cell>
              <table:table-cell office:value-type="float" office:value="164">
                <text:p>164</text:p>
                <draw:g>
                  <svg:desc>WLLTStats.B58:WLLTStats.F58</svg:desc>
                </draw:g>
              </table:table-cell>
              <table:table-cell office:value-type="float" office:value="5760">
                <text:p>5760</text:p>
              </table:table-cell>
              <table:table-cell office:value-type="float" office:value="30268">
                <text:p>30268</text:p>
              </table:table-cell>
              <table:table-cell office:value-type="float" office:value="58720">
                <text:p>58720</text:p>
              </table:table-cell>
              <table:table-cell office:value-type="float" office:value="79012">
                <text:p>79012</text:p>
              </table:table-cell>
            </table:table-row>
            <table:table-row>
              <table:table-cell office:value-type="string">
                <text:p>ogbg-moltoxcast</text:p>
                <draw:g>
                  <svg:desc>WLLTStats.A59:WLLTStats.A59</svg:desc>
                </draw:g>
              </table:table-cell>
              <table:table-cell office:value-type="float" office:value="209">
                <text:p>209</text:p>
                <draw:g>
                  <svg:desc>WLLTStats.B59:WLLTStats.F59</svg:desc>
                </draw:g>
              </table:table-cell>
              <table:table-cell office:value-type="float" office:value="11188">
                <text:p>11188</text:p>
              </table:table-cell>
              <table:table-cell office:value-type="float" office:value="43414">
                <text:p>43414</text:p>
              </table:table-cell>
              <table:table-cell office:value-type="float" office:value="73531">
                <text:p>73531</text:p>
              </table:table-cell>
              <table:table-cell office:value-type="float" office:value="93858">
                <text:p>938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line" chart:style-name="ch1">
        <chart:legend chart:legend-position="end" svg:x="12.596cm" svg:y="3.703cm" style:legend-expansion="high" chart:style-name="ch2"/>
        <chart:plot-area chart:style-name="ch3" table:cell-range-address="WLLTStats.A63:WLLTStats.F66" chart:data-source-has-labels="both" svg:x="0.32cm" svg:y="0.18cm" svg:width="11.956cm" svg:height="8.64cm">
          <chartooo:coordinate-region svg:x="1.682cm" svg:y="0.379cm" svg:width="9.839cm" svg:height="7.794cm"/>
          <chart:axis chart:dimension="x" chart:name="primary-x" chart:style-name="ch4" chartooo:axis-type="auto">
            <chartooo:date-scale/>
            <chart:categories table:cell-range-address="WLLTStats.B63:WLLTStats.F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WLLTStats.B64:WLLTStats.F64" chart:label-cell-address="WLLTStats.A64:WLLTStats.A64" chart:class="chart:line">
            <chart:data-point chart:repeated="5"/>
          </chart:series>
          <chart:series chart:style-name="ch7" chart:values-cell-range-address="WLLTStats.B65:WLLTStats.F65" chart:label-cell-address="WLLTStats.A65:WLLTStats.A65" chart:class="chart:line">
            <chart:data-point chart:repeated="5"/>
          </chart:series>
          <chart:series chart:style-name="ch8" chart:values-cell-range-address="WLLTStats.B66:WLLTStats.F66" chart:label-cell-address="WLLTStats.A66:WLLTStats.A6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yer 0</text:p>
                <draw:g>
                  <svg:desc>WLLTStats.B63:WLLTStats.F63</svg:desc>
                </draw:g>
              </table:table-cell>
              <table:table-cell office:value-type="string">
                <text:p>Layer 1</text:p>
              </table:table-cell>
              <table:table-cell office:value-type="string">
                <text:p>Layer 2</text:p>
              </table:table-cell>
              <table:table-cell office:value-type="string">
                <text:p>Layer 3</text:p>
              </table:table-cell>
              <table:table-cell office:value-type="string">
                <text:p>Layer 4</text:p>
              </table:table-cell>
            </table:table-row>
          </table:table-header-rows>
          <table:table-rows>
            <table:table-row>
              <table:table-cell office:value-type="string">
                <text:p>DD</text:p>
                <draw:g>
                  <svg:desc>WLLTStats.A64:WLLTStats.A64</svg:desc>
                </draw:g>
              </table:table-cell>
              <table:table-cell office:value-type="float" office:value="82">
                <text:p>82</text:p>
                <draw:g>
                  <svg:desc>WLLTStats.B64:WLLTStats.F64</svg:desc>
                </draw:g>
              </table:table-cell>
              <table:table-cell office:value-type="float" office:value="253149">
                <text:p>253149</text:p>
              </table:table-cell>
              <table:table-cell office:value-type="float" office:value="333017">
                <text:p>333017</text:p>
              </table:table-cell>
              <table:table-cell office:value-type="float" office:value="334090">
                <text:p>334090</text:p>
              </table:table-cell>
              <table:table-cell office:value-type="float" office:value="920338">
                <text:p>920338</text:p>
              </table:table-cell>
            </table:table-row>
            <table:table-row>
              <table:table-cell office:value-type="string">
                <text:p>ogbg-molhiv</text:p>
                <draw:g>
                  <svg:desc>WLLTStats.A65:WLLTStats.A65</svg:desc>
                </draw:g>
              </table:table-cell>
              <table:table-cell office:value-type="float" office:value="369">
                <text:p>369</text:p>
                <draw:g>
                  <svg:desc>WLLTStats.B65:WLLTStats.F65</svg:desc>
                </draw:g>
              </table:table-cell>
              <table:table-cell office:value-type="float" office:value="14674">
                <text:p>14674</text:p>
              </table:table-cell>
              <table:table-cell office:value-type="float" office:value="118151">
                <text:p>118151</text:p>
              </table:table-cell>
              <table:table-cell office:value-type="float" office:value="272334">
                <text:p>272334</text:p>
              </table:table-cell>
              <table:table-cell office:value-type="float" office:value="409619">
                <text:p>409619</text:p>
              </table:table-cell>
            </table:table-row>
            <table:table-row>
              <table:table-cell office:value-type="string">
                <text:p>ogbg-molmuv</text:p>
                <draw:g>
                  <svg:desc>WLLTStats.A66:WLLTStats.A66</svg:desc>
                </draw:g>
              </table:table-cell>
              <table:table-cell office:value-type="float" office:value="66">
                <text:p>66</text:p>
                <draw:g>
                  <svg:desc>WLLTStats.B66:WLLTStats.F66</svg:desc>
                </draw:g>
              </table:table-cell>
              <table:table-cell office:value-type="float" office:value="4935">
                <text:p>4935</text:p>
              </table:table-cell>
              <table:table-cell office:value-type="float" office:value="63850">
                <text:p>63850</text:p>
              </table:table-cell>
              <table:table-cell office:value-type="float" office:value="228593">
                <text:p>228593</text:p>
              </table:table-cell>
              <table:table-cell office:value-type="float" office:value="484263">
                <text:p>484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